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1" svg:font-family="Verdana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4mm"/>
    </style:style>
    <style:style style:name="co2" style:family="table-column">
      <style:table-column-properties fo:break-before="auto" style:column-width="74.44mm"/>
    </style:style>
    <style:style style:name="co3" style:family="table-column">
      <style:table-column-properties fo:break-before="auto" style:column-width="39.93mm"/>
    </style:style>
    <style:style style:name="co4" style:family="table-column">
      <style:table-column-properties fo:break-before="auto" style:column-width="40.83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22.37mm"/>
    </style:style>
    <style:style style:name="co7" style:family="table-column">
      <style:table-column-properties fo:break-before="auto" style:column-width="57.79mm"/>
    </style:style>
    <style:style style:name="co8" style:family="table-column">
      <style:table-column-properties fo:break-before="auto" style:column-width="60.2mm"/>
    </style:style>
    <style:style style:name="co9" style:family="table-column">
      <style:table-column-properties fo:break-before="auto" style:column-width="49.92mm"/>
    </style:style>
    <style:style style:name="co10" style:family="table-column">
      <style:table-column-properties fo:break-before="auto" style:column-width="65.05mm"/>
    </style:style>
    <style:style style:name="co11" style:family="table-column">
      <style:table-column-properties fo:break-before="auto" style:column-width="46.9mm"/>
    </style:style>
    <style:style style:name="co13" style:family="table-column">
      <style:table-column-properties fo:break-before="auto" style:column-width="30.74mm"/>
    </style:style>
    <style:style style:name="co12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4.55mm"/>
    </style:style>
    <style:style style:name="co15" style:family="table-column">
      <style:table-column-properties fo:break-before="auto" style:column-width="56.59mm"/>
    </style:style>
    <style:style style:name="co16" style:family="table-column">
      <style:table-column-properties fo:break-before="auto" style:column-width="32.37mm"/>
    </style:style>
    <style:style style:name="co17" style:family="table-column">
      <style:table-column-properties fo:break-before="auto" style:column-width="34.48mm"/>
    </style:style>
    <style:style style:name="co19" style:family="table-column">
      <style:table-column-properties fo:break-before="auto" style:column-width="35.4mm"/>
    </style:style>
    <style:style style:name="co20" style:family="table-column">
      <style:table-column-properties fo:break-before="auto" style:column-width="36.6mm"/>
    </style:style>
    <style:style style:name="ro1" style:family="table-row">
      <style:table-row-properties style:row-height="17.25mm" fo:break-before="auto" style:use-optimal-row-height="false"/>
    </style:style>
    <style:style style:name="ro2" style:family="table-row">
      <style:table-row-properties style:row-height="5.59mm" fo:break-before="auto" style:use-optimal-row-height="false"/>
    </style:style>
    <style:style style:name="ro3" style:family="table-row">
      <style:table-row-properties style:row-height="13.53mm" fo:break-before="auto" style:use-optimal-row-height="false"/>
    </style:style>
    <style:style style:name="ro4" style:family="table-row">
      <style:table-row-properties style:row-height="7mm" fo:break-before="auto" style:use-optimal-row-height="false"/>
    </style:style>
    <style:style style:name="ro5" style:family="table-row">
      <style:table-row-properties style:row-height="6.1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ta1" style:family="table" style:master-page-name="PageStyle_5f_Ressourc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Liberation Sans" fo:font-size="15pt" fo:font-style="normal" fo:text-shadow="none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6pt solid #000000" fo:background-color="#eeeee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6pt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text-position="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ext-properties style:use-window-font-color="true" style:text-position="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108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108">
      <style:table-cell-properties style:glyph-orientation-vertical="0" fo:border-bottom="0.06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Arial2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Verdan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16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Arial2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5" style:family="table-cell" style:parent-style-name="Default" style:data-style-name="N16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Verdan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166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7" style:family="table-cell" style:parent-style-name="Default" style:data-style-name="N16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8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text-position="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 style:data-style-name="N108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 style:data-style-name="N108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108">
      <style:table-cell-properties style:glyph-orientation-vertical="0" style:text-align-source="fix" style:repeat-content="false" fo:wrap-option="wrap" style:direction="ltr" style:rotation-angle="0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position="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 style:data-style-name="N179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text-position="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text-position="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style:font-name="Liberation Sans"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8">
      <style:table-cell-properties style:glyph-orientation-vertical="0" fo:border-bottom="0.06pt solid #000000" fo:background-color="#eeeee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1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fo:color="#0000ff" style:text-outline="false" style:text-line-through-style="none" style:text-line-through-type="none" style:text-position="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ext-properties style:use-window-font-color="true" style:text-outline="false" style:text-line-through-style="none" style:text-line-through-type="none" style:text-position="" style:font-name="Liberation Sans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Verdan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58" style:family="table-cell" style:parent-style-name="Default"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ackground-color="transparent"/>
      <style:text-properties style:text-position=""/>
    </style:style>
    <style:style style:name="ce61" style:family="table-cell" style:parent-style-name="Default">
      <style:text-properties style:use-window-font-color="true" style:text-outline="false" style:text-line-through-style="none" style:text-line-through-type="none" style:text-position="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ext-properties style:text-position=""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Verdan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text-position="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Table_20_du_20_pilote_20_-_20_Champ">
      <style:table-cell-properties fo:border-bottom="0.99pt solid #000000" fo:border-left="2.01pt solid #000000" fo:border-right="0.99pt solid #000000" fo:border-top="2.01pt solid #000000"/>
      <style:text-properties style:text-position=""/>
    </style:style>
    <style:style style:name="ce69" style:family="table-cell" style:parent-style-name="Table_20_du_20_pilote_20_-_20_Catégorie" style:data-style-name="N0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70" style:family="table-cell" style:parent-style-name="Table_20_du_20_pilote_20_-_20_Catégorie" style:data-style-name="N0">
      <style:table-cell-properties fo:border-bottom="0.99pt solid #000000" fo:border-left="2.01pt solid #000000" fo:border-right="0.99pt solid #000000" fo:border-top="none"/>
      <style:text-properties style:text-position=""/>
    </style:style>
    <style:style style:name="ce71" style:family="table-cell" style:parent-style-name="Table_20_du_20_pilote_20_-_20_Titre" style:data-style-name="N0">
      <style:table-cell-properties fo:border-bottom="0.99pt solid #000000" fo:border-left="2.01pt solid #000000" fo:border-right="none" fo:border-top="0.99pt solid #000000"/>
      <style:text-properties style:text-position=""/>
    </style:style>
    <style:style style:name="ce72" style:family="table-cell" style:parent-style-name="Table_20_du_20_pilote_20_-_20_Titre" style:data-style-name="N0">
      <style:table-cell-properties fo:border-bottom="2.01pt solid #000000" fo:border-left="2.01pt solid #000000" fo:border-right="none" fo:border-top="0.99pt solid #000000"/>
      <style:text-properties style:text-position=""/>
    </style:style>
    <style:style style:name="ce73" style:family="table-cell" style:parent-style-name="Table_20_du_20_pilote_20_-_20_Catégorie" style:data-style-name="N0">
      <style:table-cell-properties fo:border-bottom="none" fo:border-left="2.01pt solid #000000" fo:border-right="0.99pt solid #000000" fo:border-top="none"/>
      <style:text-properties style:text-position=""/>
    </style:style>
    <style:style style:name="ce74" style:family="table-cell" style:parent-style-name="Table_20_du_20_pilote_20_-_20_Champ">
      <style:table-cell-properties fo:border-bottom="0.99pt solid #000000" fo:border-left="0.99pt solid #000000" fo:border-right="0.99pt solid #000000" fo:border-top="2.01pt solid #000000"/>
      <style:text-properties style:text-position=""/>
    </style:style>
    <style:style style:name="ce75" style:family="table-cell" style:parent-style-name="Table_20_du_20_pilote_20_-_20_Catégorie" style:data-style-name="N0">
      <style:table-cell-properties fo:border-bottom="none" fo:border-left="0.99pt solid #000000" fo:border-right="0.99pt solid #000000" fo:border-top="0.99pt solid #000000"/>
      <style:text-properties style:text-position=""/>
    </style:style>
    <style:style style:name="ce76" style:family="table-cell" style:parent-style-name="Table_20_du_20_pilote_20_-_20_Catégorie" style:data-style-name="N0">
      <style:table-cell-properties fo:border-bottom="0.99pt solid #000000" fo:border-left="0.99pt solid #000000" fo:border-right="0.99pt solid #000000" fo:border-top="none"/>
      <style:text-properties style:text-position=""/>
    </style:style>
    <style:style style:name="ce77" style:family="table-cell" style:parent-style-name="Table_20_du_20_pilote_20_-_20_Titre" style:data-style-name="N0">
      <style:table-cell-properties fo:border-bottom="0.99pt solid #000000" fo:border-left="none" fo:border-right="0.99pt solid #000000" fo:border-top="0.99pt solid #000000"/>
      <style:text-properties style:text-position=""/>
    </style:style>
    <style:style style:name="ce78" style:family="table-cell" style:parent-style-name="Table_20_du_20_pilote_20_-_20_Titre" style:data-style-name="N0">
      <style:table-cell-properties fo:border-bottom="2.01pt solid #000000" fo:border-left="none" fo:border-right="0.99pt solid #000000" fo:border-top="0.99pt solid #000000"/>
      <style:text-properties style:text-position=""/>
    </style:style>
    <style:style style:name="ce79" style:family="table-cell" style:parent-style-name="Table_20_du_20_pilote_20_-_20_Catégorie" style:data-style-name="N0">
      <style:table-cell-properties fo:border-bottom="none" fo:border-left="0.99pt solid #000000" fo:border-right="0.99pt solid #000000" fo:border-top="none"/>
      <style:text-properties style:text-position=""/>
    </style:style>
    <style:style style:name="ce80" style:family="table-cell" style:parent-style-name="Table_20_du_20_pilote_20_-_20_Coin">
      <style:table-cell-properties fo:border-bottom="0.99pt solid #000000" fo:border-left="0.99pt solid #000000" fo:border-right="2.01pt solid #000000" fo:border-top="2.01pt solid #000000"/>
      <style:text-properties style:text-position=""/>
    </style:style>
    <style:style style:name="ce81" style:family="table-cell" style:parent-style-name="Table_20_du_20_pilote_20_-_20_Valeur" style:data-style-name="N179">
      <style:table-cell-properties fo:border-bottom="none" fo:border-left="0.99pt solid #000000" fo:border-right="2.01pt solid #000000" fo:border-top="0.99pt solid #000000"/>
      <style:text-properties style:text-position=""/>
    </style:style>
    <style:style style:name="ce82" style:family="table-cell" style:parent-style-name="Table_20_du_20_pilote_20_-_20_Valeur" style:data-style-name="N108">
      <style:table-cell-properties fo:border-bottom="0.99pt solid #000000" fo:border-left="0.99pt solid #000000" fo:border-right="2.01pt solid #000000" fo:border-top="none"/>
      <style:text-properties style:text-position=""/>
    </style:style>
    <style:style style:name="ce83" style:family="table-cell" style:parent-style-name="Table_20_du_20_pilote_20_-_20_Valeur">
      <style:table-cell-properties fo:border-bottom="0.99pt solid #000000" fo:border-left="0.99pt solid #000000" fo:border-right="2.01pt solid #000000" fo:border-top="none"/>
      <style:text-properties style:text-position=""/>
    </style:style>
    <style:style style:name="ce84" style:family="table-cell" style:parent-style-name="Table_20_du_20_pilote_20_-_20_Résultat" style:data-style-name="N179">
      <style:table-cell-properties fo:border-bottom="0.99pt solid #000000" fo:border-left="0.99pt solid #000000" fo:border-right="2.01pt solid #000000" fo:border-top="0.99pt solid #000000"/>
      <style:text-properties style:text-position=""/>
    </style:style>
    <style:style style:name="ce85" style:family="table-cell" style:parent-style-name="Table_20_du_20_pilote_20_-_20_Résultat" style:data-style-name="N108">
      <style:table-cell-properties fo:border-bottom="2.01pt solid #000000" fo:border-left="0.99pt solid #000000" fo:border-right="2.01pt solid #000000" fo:border-top="0.99pt solid #000000"/>
      <style:text-properties style:text-position=""/>
    </style:style>
    <style:style style:name="ce86" style:family="table-cell" style:parent-style-name="Table_20_du_20_pilote_20_-_20_Valeur" style:data-style-name="N3">
      <style:table-cell-properties fo:border-bottom="none" fo:border-left="0.99pt solid #000000" fo:border-right="2.01pt solid #000000" fo:border-top="0.99pt solid #000000"/>
      <style:text-properties style:text-position=""/>
    </style:style>
    <style:style style:name="ce87" style:family="table-cell" style:parent-style-name="Table_20_du_20_pilote_20_-_20_Valeur" style:data-style-name="N3">
      <style:table-cell-properties fo:border-bottom="none" fo:border-left="0.99pt solid #000000" fo:border-right="2.01pt solid #000000" fo:border-top="none"/>
      <style:text-properties style:text-position=""/>
    </style:style>
    <style:style style:name="ce88" style:family="table-cell" style:parent-style-name="Table_20_du_20_pilote_20_-_20_Valeur" style:data-style-name="N1">
      <style:table-cell-properties fo:border-bottom="none" fo:border-left="0.99pt solid #000000" fo:border-right="2.01pt solid #000000" fo:border-top="none"/>
      <style:text-properties style:text-position=""/>
    </style:style>
    <style:style style:name="ce89" style:family="table-cell" style:parent-style-name="Table_20_du_20_pilote_20_-_20_Valeur" style:data-style-name="N0">
      <style:table-cell-properties fo:border-bottom="none" fo:border-left="0.99pt solid #000000" fo:border-right="2.01pt solid #000000" fo:border-top="none"/>
      <style:text-properties style:text-position=""/>
    </style:style>
    <style:style style:name="ce90" style:family="table-cell" style:parent-style-name="Table_20_du_20_pilote_20_-_20_Valeur" style:data-style-name="N0">
      <style:table-cell-properties fo:border-bottom="0.99pt solid #000000" fo:border-left="0.99pt solid #000000" fo:border-right="2.01pt solid #000000" fo:border-top="none"/>
      <style:text-properties style:text-position=""/>
    </style:style>
    <style:style style:name="ce91" style:family="table-cell" style:parent-style-name="Table_20_du_20_pilote_20_-_20_Valeur">
      <style:table-cell-properties fo:border-bottom="none" fo:border-left="0.99pt solid #000000" fo:border-right="2.01pt solid #000000" fo:border-top="none"/>
      <style:text-properties style:text-position=""/>
    </style:style>
    <style:style style:name="ce92" style:family="table-cell" style:parent-style-name="Table_20_du_20_pilote_20_-_20_Valeur">
      <style:table-cell-properties fo:border-bottom="none" fo:border-left="0.99pt solid #000000" fo:border-right="2.01pt solid #000000" fo:border-top="0.99pt solid #000000"/>
      <style:text-properties style:text-position=""/>
    </style:style>
    <style:style style:name="ce93" style:family="table-cell" style:parent-style-name="Table_20_du_20_pilote_20_-_20_Résultat" style:data-style-name="N3">
      <style:table-cell-properties fo:border-bottom="0.99pt solid #000000" fo:border-left="0.99pt solid #000000" fo:border-right="2.01pt solid #000000" fo:border-top="0.99pt solid #000000"/>
      <style:text-properties style:text-position=""/>
    </style:style>
    <style:style style:name="ce94" style:family="table-cell" style:parent-style-name="Table_20_du_20_pilote_20_-_20_Résultat" style:data-style-name="N1">
      <style:table-cell-properties fo:border-bottom="0.99pt solid #000000" fo:border-left="0.99pt solid #000000" fo:border-right="2.01pt solid #000000" fo:border-top="0.99pt solid #000000"/>
      <style:text-properties style:text-position=""/>
    </style:style>
    <style:style style:name="ce95" style:family="table-cell" style:parent-style-name="Table_20_du_20_pilote_20_-_20_Résultat" style:data-style-name="N0">
      <style:table-cell-properties fo:border-bottom="0.99pt solid #000000" fo:border-left="0.99pt solid #000000" fo:border-right="2.01pt solid #000000" fo:border-top="0.99pt solid #000000"/>
      <style:text-properties style:text-position=""/>
    </style:style>
    <style:style style:name="ce96" style:family="table-cell" style:parent-style-name="Table_20_du_20_pilote_20_-_20_Résultat" style:data-style-name="N0">
      <style:table-cell-properties fo:border-bottom="2.01pt solid #000000" fo:border-left="0.99pt solid #000000" fo:border-right="2.01pt solid #000000" fo:border-top="0.99pt solid #000000"/>
      <style:text-properties style:text-position=""/>
    </style:style>
    <style:style style:name="ce97" style:family="table-cell" style:parent-style-name="Default" style:data-style-name="N0">
      <style:text-properties style:text-position=""/>
    </style:style>
    <style:style style:name="ce100" style:family="table-cell" style:parent-style-name="Table_20_du_20_pilote_20_-_20_Valeur" style:data-style-name="N179">
      <style:table-cell-properties fo:border-bottom="none" fo:border-left="0.99pt solid #000000" fo:border-right="2.01pt solid #000000" fo:border-top="none"/>
      <style:text-properties style:text-position=""/>
    </style:style>
    <style:style style:name="ce101" style:family="table-cell" style:parent-style-name="Table_20_du_20_pilote_20_-_20_Résultat" style:data-style-name="N108">
      <style:table-cell-properties fo:border-bottom="0.99pt solid #000000" fo:border-left="0.99pt solid #000000" fo:border-right="2.01pt solid #000000" fo:border-top="0.99pt solid #000000"/>
      <style:text-properties style:text-position=""/>
    </style:style>
    <style:style style:name="ce98" style:family="table-cell" style:parent-style-name="Table_20_du_20_pilote_20_-_20_Valeur" style:data-style-name="N108">
      <style:table-cell-properties fo:border-bottom="none" fo:border-left="0.99pt solid #000000" fo:border-right="2.01pt solid #000000" fo:border-top="0.99pt solid #000000"/>
      <style:text-properties style:text-position=""/>
    </style:style>
    <style:style style:name="ce99" style:family="table-cell" style:parent-style-name="Table_20_du_20_pilote_20_-_20_Valeur" style:data-style-name="N108">
      <style:table-cell-properties fo:border-bottom="none" fo:border-left="0.99pt solid #000000" fo:border-right="2.01pt solid #000000" fo:border-top="none"/>
      <style:text-properties style:text-position="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ext-properties style:use-window-font-color="true" style:text-outline="false" style:text-line-through-style="none" style:text-line-through-typ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Liberation Sans" fo:font-size="15pt" fo:font-style="normal" fo:text-shadow="none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glyph-orientation-vertical="0" fo:border-bottom="0.06pt solid #000000" fo:background-color="#eeeee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3" style:family="table-cell" style:parent-style-name="Default">
      <style:text-properties style:use-window-font-color="true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8" style:family="table-cell" style:parent-style-name="Default" style:data-style-name="N108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0" style:family="table-cell" style:parent-style-name="Default" style:data-style-name="N108">
      <style:table-cell-properties style:glyph-orientation-vertical="0" fo:border-bottom="0.06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4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Default" style:data-style-name="N16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46" style:family="table-cell" style:parent-style-name="Default" style:data-style-name="N16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 style:data-style-name="N166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48" style:family="table-cell" style:parent-style-name="Default" style:data-style-name="N16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9" style:family="table-cell" style:parent-style-name="Default" style:data-style-name="N108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0" style:family="table-cell" style:parent-style-name="Default" style:data-style-name="N108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1" style:family="table-cell" style:parent-style-name="Default" style:data-style-name="N108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 style:data-style-name="N108">
      <style:table-cell-properties style:glyph-orientation-vertical="0" style:text-align-source="fix" style:repeat-content="false" fo:wrap-option="wrap" style:direction="ltr" style:rotation-angle="0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5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Default" style:data-style-name="N179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5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8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 style:data-style-name="N108">
      <style:table-cell-properties style:glyph-orientation-vertical="0" fo:border-bottom="0.06pt solid #000000" fo:background-color="#eeeee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3" style:family="table-cell" style:parent-style-name="Default" style:data-style-name="N1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4" style:family="table-cell" style:parent-style-name="Default" style:data-style-name="N1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5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fo:color="#0000ff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Verdan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69" style:family="table-cell" style:parent-style-name="Default"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7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1" style:family="table-cell" style:parent-style-name="Default">
      <style:table-cell-properties fo:background-color="transparent"/>
    </style:style>
    <style:style style:name="ce172" style:family="table-cell" style:parent-style-name="Default"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Verdan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9" style:family="table-cell" style:parent-style-name="Table_20_du_20_pilote_20_-_20_Champ">
      <style:table-cell-properties fo:border-bottom="0.99pt solid #000000" fo:border-left="2.01pt solid #000000" fo:border-right="0.99pt solid #000000" fo:border-top="2.01pt solid #000000"/>
    </style:style>
    <style:style style:name="ce180" style:family="table-cell" style:parent-style-name="Table_20_du_20_pilote_20_-_20_Catégorie" style:data-style-name="N0">
      <style:table-cell-properties fo:border-bottom="none" fo:border-left="2.01pt solid #000000" fo:border-right="0.99pt solid #000000" fo:border-top="0.99pt solid #000000"/>
    </style:style>
    <style:style style:name="ce181" style:family="table-cell" style:parent-style-name="Table_20_du_20_pilote_20_-_20_Catégorie" style:data-style-name="N0">
      <style:table-cell-properties fo:border-bottom="0.99pt solid #000000" fo:border-left="2.01pt solid #000000" fo:border-right="0.99pt solid #000000" fo:border-top="none"/>
    </style:style>
    <style:style style:name="ce182" style:family="table-cell" style:parent-style-name="Table_20_du_20_pilote_20_-_20_Titre" style:data-style-name="N0">
      <style:table-cell-properties fo:border-bottom="0.99pt solid #000000" fo:border-left="2.01pt solid #000000" fo:border-right="none" fo:border-top="0.99pt solid #000000"/>
    </style:style>
    <style:style style:name="ce183" style:family="table-cell" style:parent-style-name="Table_20_du_20_pilote_20_-_20_Titre" style:data-style-name="N0">
      <style:table-cell-properties fo:border-bottom="2.01pt solid #000000" fo:border-left="2.01pt solid #000000" fo:border-right="none" fo:border-top="0.99pt solid #000000"/>
    </style:style>
    <style:style style:name="ce184" style:family="table-cell" style:parent-style-name="Table_20_du_20_pilote_20_-_20_Catégorie" style:data-style-name="N0">
      <style:table-cell-properties fo:border-bottom="none" fo:border-left="2.01pt solid #000000" fo:border-right="0.99pt solid #000000" fo:border-top="none"/>
    </style:style>
    <style:style style:name="ce185" style:family="table-cell" style:parent-style-name="Table_20_du_20_pilote_20_-_20_Champ">
      <style:table-cell-properties fo:border-bottom="0.99pt solid #000000" fo:border-left="0.99pt solid #000000" fo:border-right="0.99pt solid #000000" fo:border-top="2.01pt solid #000000"/>
    </style:style>
    <style:style style:name="ce186" style:family="table-cell" style:parent-style-name="Table_20_du_20_pilote_20_-_20_Catégorie" style:data-style-name="N0">
      <style:table-cell-properties fo:border-bottom="none" fo:border-left="0.99pt solid #000000" fo:border-right="0.99pt solid #000000" fo:border-top="0.99pt solid #000000"/>
    </style:style>
    <style:style style:name="ce187" style:family="table-cell" style:parent-style-name="Table_20_du_20_pilote_20_-_20_Catégorie" style:data-style-name="N0">
      <style:table-cell-properties fo:border-bottom="0.99pt solid #000000" fo:border-left="0.99pt solid #000000" fo:border-right="0.99pt solid #000000" fo:border-top="none"/>
    </style:style>
    <style:style style:name="ce188" style:family="table-cell" style:parent-style-name="Table_20_du_20_pilote_20_-_20_Titre" style:data-style-name="N0">
      <style:table-cell-properties fo:border-bottom="0.99pt solid #000000" fo:border-left="none" fo:border-right="0.99pt solid #000000" fo:border-top="0.99pt solid #000000"/>
    </style:style>
    <style:style style:name="ce189" style:family="table-cell" style:parent-style-name="Table_20_du_20_pilote_20_-_20_Titre" style:data-style-name="N0">
      <style:table-cell-properties fo:border-bottom="2.01pt solid #000000" fo:border-left="none" fo:border-right="0.99pt solid #000000" fo:border-top="0.99pt solid #000000"/>
    </style:style>
    <style:style style:name="ce190" style:family="table-cell" style:parent-style-name="Table_20_du_20_pilote_20_-_20_Catégorie" style:data-style-name="N0">
      <style:table-cell-properties fo:border-bottom="none" fo:border-left="0.99pt solid #000000" fo:border-right="0.99pt solid #000000" fo:border-top="none"/>
    </style:style>
    <style:style style:name="ce191" style:family="table-cell" style:parent-style-name="Table_20_du_20_pilote_20_-_20_Coin">
      <style:table-cell-properties fo:border-bottom="0.99pt solid #000000" fo:border-left="0.99pt solid #000000" fo:border-right="2.01pt solid #000000" fo:border-top="2.01pt solid #000000"/>
    </style:style>
    <style:style style:name="ce192" style:family="table-cell" style:parent-style-name="Table_20_du_20_pilote_20_-_20_Valeur" style:data-style-name="N179">
      <style:table-cell-properties fo:border-bottom="none" fo:border-left="0.99pt solid #000000" fo:border-right="2.01pt solid #000000" fo:border-top="0.99pt solid #000000"/>
    </style:style>
    <style:style style:name="ce193" style:family="table-cell" style:parent-style-name="Table_20_du_20_pilote_20_-_20_Valeur" style:data-style-name="N108">
      <style:table-cell-properties fo:border-bottom="0.99pt solid #000000" fo:border-left="0.99pt solid #000000" fo:border-right="2.01pt solid #000000" fo:border-top="none"/>
    </style:style>
    <style:style style:name="ce194" style:family="table-cell" style:parent-style-name="Table_20_du_20_pilote_20_-_20_Valeur">
      <style:table-cell-properties fo:border-bottom="0.99pt solid #000000" fo:border-left="0.99pt solid #000000" fo:border-right="2.01pt solid #000000" fo:border-top="none"/>
    </style:style>
    <style:style style:name="ce195" style:family="table-cell" style:parent-style-name="Table_20_du_20_pilote_20_-_20_Résultat" style:data-style-name="N179">
      <style:table-cell-properties fo:border-bottom="0.99pt solid #000000" fo:border-left="0.99pt solid #000000" fo:border-right="2.01pt solid #000000" fo:border-top="0.99pt solid #000000"/>
    </style:style>
    <style:style style:name="ce196" style:family="table-cell" style:parent-style-name="Table_20_du_20_pilote_20_-_20_Résultat" style:data-style-name="N108">
      <style:table-cell-properties fo:border-bottom="2.01pt solid #000000" fo:border-left="0.99pt solid #000000" fo:border-right="2.01pt solid #000000" fo:border-top="0.99pt solid #000000"/>
    </style:style>
    <style:style style:name="ce197" style:family="table-cell" style:parent-style-name="Table_20_du_20_pilote_20_-_20_Valeur" style:data-style-name="N3">
      <style:table-cell-properties fo:border-bottom="none" fo:border-left="0.99pt solid #000000" fo:border-right="2.01pt solid #000000" fo:border-top="0.99pt solid #000000"/>
    </style:style>
    <style:style style:name="ce198" style:family="table-cell" style:parent-style-name="Table_20_du_20_pilote_20_-_20_Valeur" style:data-style-name="N3">
      <style:table-cell-properties fo:border-bottom="none" fo:border-left="0.99pt solid #000000" fo:border-right="2.01pt solid #000000" fo:border-top="none"/>
    </style:style>
    <style:style style:name="ce199" style:family="table-cell" style:parent-style-name="Table_20_du_20_pilote_20_-_20_Valeur" style:data-style-name="N1">
      <style:table-cell-properties fo:border-bottom="none" fo:border-left="0.99pt solid #000000" fo:border-right="2.01pt solid #000000" fo:border-top="none"/>
    </style:style>
    <style:style style:name="ce200" style:family="table-cell" style:parent-style-name="Table_20_du_20_pilote_20_-_20_Valeur" style:data-style-name="N0">
      <style:table-cell-properties fo:border-bottom="none" fo:border-left="0.99pt solid #000000" fo:border-right="2.01pt solid #000000" fo:border-top="none"/>
    </style:style>
    <style:style style:name="ce201" style:family="table-cell" style:parent-style-name="Table_20_du_20_pilote_20_-_20_Valeur" style:data-style-name="N0">
      <style:table-cell-properties fo:border-bottom="0.99pt solid #000000" fo:border-left="0.99pt solid #000000" fo:border-right="2.01pt solid #000000" fo:border-top="none"/>
    </style:style>
    <style:style style:name="ce202" style:family="table-cell" style:parent-style-name="Table_20_du_20_pilote_20_-_20_Valeur">
      <style:table-cell-properties fo:border-bottom="none" fo:border-left="0.99pt solid #000000" fo:border-right="2.01pt solid #000000" fo:border-top="none"/>
    </style:style>
    <style:style style:name="ce203" style:family="table-cell" style:parent-style-name="Table_20_du_20_pilote_20_-_20_Valeur">
      <style:table-cell-properties fo:border-bottom="none" fo:border-left="0.99pt solid #000000" fo:border-right="2.01pt solid #000000" fo:border-top="0.99pt solid #000000"/>
    </style:style>
    <style:style style:name="ce204" style:family="table-cell" style:parent-style-name="Table_20_du_20_pilote_20_-_20_Résultat" style:data-style-name="N3">
      <style:table-cell-properties fo:border-bottom="0.99pt solid #000000" fo:border-left="0.99pt solid #000000" fo:border-right="2.01pt solid #000000" fo:border-top="0.99pt solid #000000"/>
    </style:style>
    <style:style style:name="ce205" style:family="table-cell" style:parent-style-name="Table_20_du_20_pilote_20_-_20_Résultat" style:data-style-name="N1">
      <style:table-cell-properties fo:border-bottom="0.99pt solid #000000" fo:border-left="0.99pt solid #000000" fo:border-right="2.01pt solid #000000" fo:border-top="0.99pt solid #000000"/>
    </style:style>
    <style:style style:name="ce206" style:family="table-cell" style:parent-style-name="Table_20_du_20_pilote_20_-_20_Résultat" style:data-style-name="N0">
      <style:table-cell-properties fo:border-bottom="0.99pt solid #000000" fo:border-left="0.99pt solid #000000" fo:border-right="2.01pt solid #000000" fo:border-top="0.99pt solid #000000"/>
    </style:style>
    <style:style style:name="ce207" style:family="table-cell" style:parent-style-name="Table_20_du_20_pilote_20_-_20_Résultat" style:data-style-name="N0">
      <style:table-cell-properties fo:border-bottom="2.01pt solid #000000" fo:border-left="0.99pt solid #000000" fo:border-right="2.01pt solid #000000" fo:border-top="0.99pt solid #000000"/>
    </style:style>
    <style:style style:name="ce208" style:family="table-cell" style:parent-style-name="Default" style:data-style-name="N0"/>
    <style:style style:name="ce209" style:family="table-cell" style:parent-style-name="Table_20_du_20_pilote_20_-_20_Valeur" style:data-style-name="N108">
      <style:table-cell-properties fo:border-bottom="none" fo:border-left="0.99pt solid #000000" fo:border-right="2.01pt solid #000000" fo:border-top="0.99pt solid #000000"/>
    </style:style>
    <style:style style:name="ce210" style:family="table-cell" style:parent-style-name="Table_20_du_20_pilote_20_-_20_Valeur" style:data-style-name="N108">
      <style:table-cell-properties fo:border-bottom="none" fo:border-left="0.99pt solid #000000" fo:border-right="2.01pt solid #000000" fo:border-top="none"/>
    </style:style>
    <style:style style:name="ce211" style:family="table-cell" style:parent-style-name="Table_20_du_20_pilote_20_-_20_Valeur" style:data-style-name="N179">
      <style:table-cell-properties fo:border-bottom="none" fo:border-left="0.99pt solid #000000" fo:border-right="2.01pt solid #000000" fo:border-top="none"/>
    </style:style>
    <style:style style:name="ce212" style:family="table-cell" style:parent-style-name="Table_20_du_20_pilote_20_-_20_Résultat" style:data-style-name="N108">
      <style:table-cell-properties fo:border-bottom="0.99pt solid #000000" fo:border-left="0.99pt solid #000000" fo:border-right="2.01pt solid #000000" fo:border-top="0.99pt solid #000000"/>
    </style:style>
    <style:style style:name="ce2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Table_20_du_20_pilote_20_-_20_Titre" style:data-style-name="N0">
      <style:table-cell-properties fo:border-bottom="2.01pt solid #000000" fo:border-left="2.01pt solid #000000" fo:border-right="0.99pt solid #000000" fo:border-top="0.99pt solid #000000"/>
    </style:style>
    <style:style style:name="ce216" style:family="table-cell" style:parent-style-name="Default" style:data-style-name="N108"/>
    <style:style style:name="ce217" style:family="table-cell" style:parent-style-name="Table_20_du_20_pilote_20_-_20_Valeur" style:data-style-name="N185">
      <style:table-cell-properties fo:border-bottom="none" fo:border-left="0.99pt solid #000000" fo:border-right="2.01pt solid #000000" fo:border-top="0.99pt solid #000000"/>
    </style:style>
    <style:style style:name="ce218" style:family="table-cell" style:parent-style-name="Table_20_du_20_pilote_20_-_20_Valeur" style:data-style-name="N185">
      <style:table-cell-properties fo:border-bottom="none" fo:border-left="0.99pt solid #000000" fo:border-right="2.01pt solid #000000" fo:border-top="none"/>
    </style:style>
    <style:style style:name="ce219" style:family="table-cell" style:parent-style-name="Table_20_du_20_pilote_20_-_20_Valeur" style:data-style-name="N185">
      <style:table-cell-properties fo:border-bottom="0.99pt solid #000000" fo:border-left="0.99pt solid #000000" fo:border-right="2.01pt solid #000000" fo:border-top="none"/>
    </style:style>
    <style:style style:name="ce220" style:family="table-cell" style:parent-style-name="Table_20_du_20_pilote_20_-_20_Résultat" style:data-style-name="N179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text-position="0% 100%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Verdana" fo:font-size="7pt" fo:font-weight="normal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essources" table:style-name="ta1" table:print-ranges="Ressources.A4:Ressources.I54">
        <office:forms form:automatic-focus="false" form:apply-design-mode="false"/>
        <table:table-column table:style-name="co1" table:default-cell-style-name="ce5"/>
        <table:table-column table:style-name="co2" table:default-cell-style-name="ce18"/>
        <table:table-column table:style-name="co3" table:default-cell-style-name="Default"/>
        <table:table-column table:style-name="co4" table:number-columns-repeated="4" table:default-cell-style-name="ce31"/>
        <table:table-column table:style-name="co4" table:default-cell-style-name="ce42"/>
        <table:table-column table:style-name="co4" table:default-cell-style-name="ce30"/>
        <table:table-column table:style-name="co4" table:default-cell-style-name="ce54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0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épenses d'abonnement de la bibliothèque Clermont Université (en € TTC)</text:p>
          </table:table-cell>
          <table:covered-table-cell table:style-name="ce12"/>
          <table:covered-table-cell table:style-name="ce20"/>
          <table:table-cell table:style-name="ce24"/>
          <table:table-cell table:style-name="ce32"/>
          <table:table-cell table:style-name="ce34"/>
          <table:table-cell table:style-name="ce38" table:number-columns-repeated="2"/>
          <table:table-cell table:style-name="ce43"/>
          <table:table-cell table:style-name="ce48"/>
          <table:table-cell table:style-name="ce55"/>
          <table:table-cell table:number-columns-repeated="3"/>
          <table:table-cell table:style-name="ce55" table:number-columns-repeated="996"/>
          <table:table-cell table:number-columns-repeated="14"/>
        </table:table-row>
        <table:table-row table:style-name="ro2">
          <table:table-cell table:style-name="ce2"/>
          <table:table-cell table:style-name="ce12"/>
          <table:table-cell table:style-name="ce20"/>
          <table:table-cell table:style-name="ce24"/>
          <table:table-cell table:style-name="ce32"/>
          <table:table-cell table:style-name="ce34"/>
          <table:table-cell table:style-name="ce38" table:number-columns-repeated="2"/>
          <table:table-cell table:style-name="ce43"/>
          <table:table-cell table:style-name="ce49"/>
          <table:table-cell table:style-name="ce55"/>
          <table:table-cell table:number-columns-repeated="3"/>
          <table:table-cell table:style-name="ce55" table:number-columns-repeated="996"/>
          <table:table-cell table:number-columns-repeated="14"/>
        </table:table-row>
        <table:table-row table:style-name="ro2">
          <table:table-cell table:style-name="ce2"/>
          <table:table-cell table:style-name="ce12"/>
          <table:table-cell table:style-name="ce20"/>
          <table:table-cell table:style-name="ce24"/>
          <table:table-cell table:style-name="ce32"/>
          <table:table-cell table:style-name="ce34"/>
          <table:table-cell table:style-name="ce38" table:number-columns-repeated="2"/>
          <table:table-cell table:style-name="ce43"/>
          <table:table-cell table:style-name="ce48"/>
          <table:table-cell table:style-name="ce55"/>
          <table:table-cell table:number-columns-repeated="3"/>
          <table:table-cell table:style-name="ce55" table:number-columns-repeated="996"/>
          <table:table-cell table:number-columns-repeated="14"/>
        </table:table-row>
        <table:table-row table:style-name="ro3">
          <table:table-cell table:style-name="ce3" office:value-type="string" calcext:value-type="string">
            <text:p>Editeur</text:p>
          </table:table-cell>
          <table:table-cell table:style-name="ce3" office:value-type="string" calcext:value-type="string">
            <text:p>Ressource</text:p>
          </table:table-cell>
          <table:table-cell table:style-name="ce3" office:value-type="string" calcext:value-type="string">
            <text:p>Type</text:p>
          </table:table-cell>
          <table:table-cell table:style-name="ce25" office:value-type="float" office:value="2009" calcext:value-type="float">
            <text:p>2009</text:p>
          </table:table-cell>
          <table:table-cell table:style-name="ce25" office:value-type="float" office:value="2010" calcext:value-type="float">
            <text:p>2010</text:p>
          </table:table-cell>
          <table:table-cell table:style-name="ce25" office:value-type="float" office:value="2011" calcext:value-type="float">
            <text:p>2011</text:p>
          </table:table-cell>
          <table:table-cell table:style-name="ce25" office:value-type="float" office:value="2012" calcext:value-type="float">
            <text:p>201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office:value-type="float" office:value="2015" calcext:value-type="float">
            <text:p>2015</text:p>
          </table:table-cell>
          <table:table-cell table:style-name="ce56"/>
          <table:table-cell table:style-name="ce62" table:number-columns-repeated="3"/>
          <table:table-cell table:style-name="ce63" table:number-columns-repeated="996"/>
          <table:table-cell table:style-name="ce62" table:number-columns-repeated="13"/>
          <table:table-cell/>
        </table:table-row>
        <table:table-row table:style-name="ro4">
          <table:table-cell table:style-name="ce4" office:value-type="string" calcext:value-type="string">
            <text:p>American Chemical Society</text:p>
          </table:table-cell>
          <table:table-cell table:style-name="ce13" office:value-type="string" calcext:value-type="string">
            <text:p>ACS journals</text:p>
          </table:table-cell>
          <table:table-cell table:style-name="ce13" office:value-type="string" calcext:value-type="string">
            <text:p>Bouquet de revues</text:p>
          </table:table-cell>
          <table:table-cell table:style-name="ce26" office:value-type="currency" office:currency="EUR" office:value="17222" calcext:value-type="currency">
            <text:p>17 222,00 €</text:p>
          </table:table-cell>
          <table:table-cell table:style-name="ce28" office:value-type="currency" office:currency="EUR" office:value="16625.18" calcext:value-type="currency">
            <text:p>16 625,18 €</text:p>
          </table:table-cell>
          <table:table-cell table:style-name="ce28" office:value-type="currency" office:currency="EUR" office:value="19040.54" calcext:value-type="currency">
            <text:p>19 040,54 €</text:p>
          </table:table-cell>
          <table:table-cell table:style-name="ce28" office:value-type="currency" office:currency="EUR" office:value="21976.51" calcext:value-type="currency">
            <text:p>21 976,51 €</text:p>
          </table:table-cell>
          <table:table-cell table:style-name="ce28" office:value-type="currency" office:currency="EUR" office:value="21563.19" calcext:value-type="currency">
            <text:p>21 563,19 €</text:p>
          </table:table-cell>
          <table:table-cell table:style-name="ce44" office:value-type="currency" office:currency="EUR" office:value="21306.57" calcext:value-type="currency">
            <text:p>21 306,57 €</text:p>
          </table:table-cell>
          <table:table-cell table:style-name="ce28" office:value-type="currency" office:currency="EUR" office:value="22330.65" calcext:value-type="currency">
            <text:p>22 330,65 €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4">
          <table:table-cell office:value-type="string" calcext:value-type="string">
            <text:p>American Chemical Society</text:p>
          </table:table-cell>
          <table:table-cell table:style-name="ce13" office:value-type="string" calcext:value-type="string">
            <text:p>Scifinder (Chemical Abstracts)</text:p>
          </table:table-cell>
          <table:table-cell table:style-name="ce13" office:value-type="string" calcext:value-type="string">
            <text:p>Base de données</text:p>
          </table:table-cell>
          <table:table-cell table:style-name="ce26" office:value-type="currency" office:currency="EUR" office:value="31473" calcext:value-type="currency">
            <text:p>31 473,00 €</text:p>
          </table:table-cell>
          <table:table-cell table:style-name="ce28" office:value-type="currency" office:currency="EUR" office:value="36150.03" calcext:value-type="currency">
            <text:p>36 150,03 €</text:p>
          </table:table-cell>
          <table:table-cell table:style-name="ce28" office:value-type="currency" office:currency="EUR" office:value="35158.02" calcext:value-type="currency">
            <text:p>35 158,02 €</text:p>
          </table:table-cell>
          <table:table-cell table:style-name="ce28" office:value-type="currency" office:currency="EUR" office:value="36132.5" calcext:value-type="currency">
            <text:p>36 132,50 €</text:p>
          </table:table-cell>
          <table:table-cell table:style-name="ce28" office:value-type="currency" office:currency="EUR" office:value="38848.07" calcext:value-type="currency">
            <text:p>38 848,07 €</text:p>
          </table:table-cell>
          <table:table-cell table:style-name="ce44" office:value-type="currency" office:currency="EUR" office:value="37026.5" calcext:value-type="currency">
            <text:p>37 026,50 €</text:p>
          </table:table-cell>
          <table:table-cell table:style-name="ce28" office:value-type="currency" office:currency="EUR" office:value="43654.18" calcext:value-type="currency">
            <text:p>43 654,18 €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4">
          <table:table-cell table:style-name="ce4" office:value-type="string" calcext:value-type="string">
            <text:p>American Institute of Physics</text:p>
          </table:table-cell>
          <table:table-cell table:style-name="ce13" office:value-type="string" calcext:value-type="string">
            <text:p>AIP journals</text:p>
          </table:table-cell>
          <table:table-cell table:style-name="ce13" office:value-type="string" calcext:value-type="string">
            <text:p>Bouquet de revues</text:p>
          </table:table-cell>
          <table:table-cell table:style-name="ce26" office:value-type="currency" office:currency="EUR" office:value="23242" calcext:value-type="currency">
            <text:p>23 242,00 €</text:p>
          </table:table-cell>
          <table:table-cell table:number-columns-repeated="2" table:style-name="ce27" office:value-type="string" calcext:value-type="string">
            <text:p>pas d'abonnement</text:p>
          </table:table-cell>
          <table:table-cell table:style-name="ce28" office:value-type="currency" office:currency="EUR" office:value="2400.86" calcext:value-type="currency">
            <text:p>2 400,86 €</text:p>
          </table:table-cell>
          <table:table-cell table:style-name="ce28" office:value-type="currency" office:currency="EUR" office:value="2369.29" calcext:value-type="currency">
            <text:p>2 369,29 €</text:p>
          </table:table-cell>
          <table:table-cell table:style-name="ce45" office:value-type="currency" office:currency="EUR" office:value="3314.75" calcext:value-type="currency">
            <text:p>3 314,75 €</text:p>
          </table:table-cell>
          <table:table-cell table:style-name="ce28" office:value-type="currency" office:currency="EUR" office:value="3436.96" calcext:value-type="currency">
            <text:p>3 436,96 €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4">
          <table:table-cell office:value-type="string" calcext:value-type="string">
            <text:p>American Mathematical Society</text:p>
          </table:table-cell>
          <table:table-cell table:style-name="ce14" office:value-type="string" calcext:value-type="string">
            <text:p>Mathscinet</text:p>
          </table:table-cell>
          <table:table-cell table:style-name="ce14" office:value-type="string" calcext:value-type="string">
            <text:p>Base de données</text:p>
          </table:table-cell>
          <table:table-cell table:number-columns-repeated="3" table:style-name="ce27" office:value-type="string" calcext:value-type="string">
            <text:p>pas d'abonnement</text:p>
          </table:table-cell>
          <table:table-cell table:style-name="ce28" office:value-type="currency" office:currency="EUR" office:value="7707.92" calcext:value-type="currency">
            <text:p>7 707,92 €</text:p>
          </table:table-cell>
          <table:table-cell table:style-name="ce28" office:value-type="currency" office:currency="EUR" office:value="7891.46" calcext:value-type="currency">
            <text:p>7 891,46 €</text:p>
          </table:table-cell>
          <table:table-cell table:style-name="ce44" office:value-type="currency" office:currency="EUR" office:value="8315.23" calcext:value-type="currency">
            <text:p>8 315,23 €</text:p>
          </table:table-cell>
          <table:table-cell table:style-name="ce28" office:value-type="currency" office:currency="EUR" office:value="10515.53" calcext:value-type="currency">
            <text:p>10 515,53 €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4">
          <table:table-cell table:style-name="ce6" office:value-type="string" calcext:value-type="string">
            <text:p>American Medical Association</text:p>
          </table:table-cell>
          <table:table-cell table:style-name="ce14" office:value-type="string" calcext:value-type="string">
            <text:p>JAMA</text:p>
          </table:table-cell>
          <table:table-cell table:style-name="ce13" office:value-type="string" calcext:value-type="string">
            <text:p>Bouquet de revues</text:p>
          </table:table-cell>
          <table:table-cell table:style-name="ce28" office:value-type="currency" office:currency="EUR" office:value="5401" calcext:value-type="currency">
            <text:p>5 401,00 €</text:p>
          </table:table-cell>
          <table:table-cell table:style-name="ce28" office:value-type="currency" office:currency="EUR" office:value="4151.66" calcext:value-type="currency">
            <text:p>4 151,66 €</text:p>
          </table:table-cell>
          <table:table-cell table:style-name="ce28" office:value-type="currency" office:currency="EUR" office:value="9846.87" calcext:value-type="currency">
            <text:p>9 846,87 €</text:p>
          </table:table-cell>
          <table:table-cell table:style-name="ce28" office:value-type="currency" office:currency="EUR" office:value="10815.56" calcext:value-type="currency">
            <text:p>10 815,56 €</text:p>
          </table:table-cell>
          <table:table-cell table:style-name="ce28" office:value-type="currency" office:currency="EUR" office:value="11049" calcext:value-type="currency">
            <text:p>11 049,00 €</text:p>
          </table:table-cell>
          <table:table-cell table:style-name="ce44" office:value-type="currency" office:currency="EUR" office:value="11343.64" calcext:value-type="currency">
            <text:p>11 343,64 €</text:p>
          </table:table-cell>
          <table:table-cell table:style-name="ce28" office:value-type="currency" office:currency="EUR" office:value="14695.17" calcext:value-type="currency">
            <text:p>14 695,17 €</text:p>
          </table:table-cell>
          <table:table-cell table:style-name="ce58"/>
          <table:table-cell table:number-columns-repeated="5"/>
          <table:table-cell table:style-name="ce64" table:number-columns-repeated="994"/>
          <table:table-cell table:number-columns-repeated="14"/>
        </table:table-row>
        <table:table-row table:style-name="ro4">
          <table:table-cell table:style-name="ce4" office:value-type="string" calcext:value-type="string">
            <text:p>American Physical Society</text:p>
          </table:table-cell>
          <table:table-cell table:style-name="ce13" office:value-type="string" calcext:value-type="string">
            <text:p>APS journals</text:p>
          </table:table-cell>
          <table:table-cell table:style-name="ce13" office:value-type="string" calcext:value-type="string">
            <text:p>Bouquet de revues</text:p>
          </table:table-cell>
          <table:table-cell table:number-columns-repeated="3" table:style-name="ce27" office:value-type="string" calcext:value-type="string">
            <text:p>pas d'abonnement</text:p>
          </table:table-cell>
          <table:table-cell table:style-name="ce28" office:value-type="currency" office:currency="EUR" office:value="1619.1" calcext:value-type="currency">
            <text:p>1 619,10 €</text:p>
          </table:table-cell>
          <table:table-cell table:style-name="ce28" office:value-type="currency" office:currency="EUR" office:value="1821.05" calcext:value-type="currency">
            <text:p>1 821,05 €</text:p>
          </table:table-cell>
          <table:table-cell table:style-name="ce44" office:value-type="currency" office:currency="EUR" office:value="2117.5" calcext:value-type="currency">
            <text:p>2 117,50 €</text:p>
          </table:table-cell>
          <table:table-cell table:style-name="ce28" office:value-type="currency" office:currency="EUR" office:value="2840" calcext:value-type="currency">
            <text:p>2 840,00 €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4">
          <table:table-cell office:value-type="string" calcext:value-type="string">
            <text:p>American Physical Society</text:p>
          </table:table-cell>
          <table:table-cell table:style-name="ce4" office:value-type="string" calcext:value-type="string">
            <text:p>PROLA (Physical Review online Archive)</text:p>
          </table:table-cell>
          <table:table-cell table:style-name="ce13" office:value-type="string" calcext:value-type="string">
            <text:p>Bouquet de revues</text:p>
          </table:table-cell>
          <table:table-cell table:style-name="ce27" office:value-type="string" calcext:value-type="string">
            <text:p>pas d'abonnement</text:p>
          </table:table-cell>
          <table:table-cell table:number-columns-repeated="2" table:style-name="ce28" office:value-type="currency" office:currency="EUR" office:value="1866.81" calcext:value-type="currency">
            <text:p>1 866,81 €</text:p>
          </table:table-cell>
          <table:table-cell table:number-columns-repeated="4" table:style-name="ce27" office:value-type="string" calcext:value-type="string">
            <text:p>pas d'abonnement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4">
          <table:table-cell table:style-name="ce7" office:value-type="string" calcext:value-type="string">
            <text:p>Brepolis Medieval bibliographies</text:p>
          </table:table-cell>
          <table:table-cell table:style-name="ce15" office:value-type="string" calcext:value-type="string">
            <text:p>IMB, BCM</text:p>
          </table:table-cell>
          <table:table-cell table:style-name="ce13" office:value-type="string" calcext:value-type="string">
            <text:p>Base de données</text:p>
          </table:table-cell>
          <table:table-cell table:style-name="ce26" office:value-type="currency" office:currency="EUR" office:value="1503" calcext:value-type="currency">
            <text:p>1 503,00 €</text:p>
          </table:table-cell>
          <table:table-cell table:style-name="ce28" office:value-type="currency" office:currency="EUR" office:value="1503.6" calcext:value-type="currency">
            <text:p>1 503,60 €</text:p>
          </table:table-cell>
          <table:table-cell table:style-name="ce28" office:value-type="currency" office:currency="EUR" office:value="1630.61" calcext:value-type="currency">
            <text:p>1 630,61 €</text:p>
          </table:table-cell>
          <table:table-cell table:style-name="ce28" office:value-type="currency" office:currency="EUR" office:value="1596" calcext:value-type="currency">
            <text:p>1 596,00 €</text:p>
          </table:table-cell>
          <table:table-cell table:style-name="ce28" office:value-type="currency" office:currency="EUR" office:value="579.2" calcext:value-type="currency">
            <text:p>579,20 €</text:p>
          </table:table-cell>
          <table:table-cell table:style-name="ce44" office:value-type="currency" office:currency="EUR" office:value="1214.4" calcext:value-type="currency">
            <text:p>1 214,40 €</text:p>
          </table:table-cell>
          <table:table-cell table:style-name="ce28" office:value-type="currency" office:currency="EUR" office:value="1342.18" calcext:value-type="currency">
            <text:p>1 342,18 €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4">
          <table:table-cell table:style-name="ce7" office:value-type="string" calcext:value-type="string">
            <text:p>British Medical Journal</text:p>
          </table:table-cell>
          <table:table-cell table:style-name="ce15" office:value-type="string" calcext:value-type="string">
            <text:p>BMJ Journals</text:p>
          </table:table-cell>
          <table:table-cell table:style-name="ce13" office:value-type="string" calcext:value-type="string">
            <text:p>Bouquet de revues</text:p>
          </table:table-cell>
          <table:table-cell table:style-name="ce26" office:value-type="currency" office:currency="EUR" office:value="4953" calcext:value-type="currency">
            <text:p>4 953,00 €</text:p>
          </table:table-cell>
          <table:table-cell table:style-name="ce28" office:value-type="currency" office:currency="EUR" office:value="459.44" calcext:value-type="currency">
            <text:p>459,44 €</text:p>
          </table:table-cell>
          <table:table-cell table:style-name="ce28" office:value-type="currency" office:currency="EUR" office:value="12429.83" calcext:value-type="currency">
            <text:p>12 429,83 €</text:p>
          </table:table-cell>
          <table:table-cell table:style-name="ce28" office:value-type="currency" office:currency="EUR" office:value="12074.17" calcext:value-type="currency">
            <text:p>12 074,17 €</text:p>
          </table:table-cell>
          <table:table-cell table:style-name="ce28" office:value-type="currency" office:currency="EUR" office:value="9547.96" calcext:value-type="currency">
            <text:p>9 547,96 €</text:p>
          </table:table-cell>
          <table:table-cell table:style-name="ce44" office:value-type="currency" office:currency="EUR" office:value="9643.44" calcext:value-type="currency">
            <text:p>9 643,44 €</text:p>
          </table:table-cell>
          <table:table-cell table:style-name="ce28" office:value-type="currency" office:currency="EUR" office:value="12041" calcext:value-type="currency">
            <text:p>12 041,00 €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4">
          <table:table-cell table:style-name="ce7" office:value-type="string" calcext:value-type="string">
            <text:p>Cairn</text:p>
          </table:table-cell>
          <table:table-cell table:style-name="ce15" office:value-type="string" calcext:value-type="string">
            <text:p>Cairn revues</text:p>
          </table:table-cell>
          <table:table-cell table:style-name="ce13" office:value-type="string" calcext:value-type="string">
            <text:p>Bouquet de revues</text:p>
          </table:table-cell>
          <table:table-cell table:number-columns-repeated="4" table:style-name="ce27" office:value-type="string" calcext:value-type="string">
            <text:p>pas d'abonnement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44" office:value-type="currency" office:currency="EUR" office:value="27169.38" calcext:value-type="currency">
            <text:p>27 169,38 €</text:p>
          </table:table-cell>
          <table:table-cell table:style-name="ce28" office:value-type="currency" office:currency="EUR" office:value="31884.27" calcext:value-type="currency">
            <text:p>31 884,27 €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4">
          <table:table-cell office:value-type="string" calcext:value-type="string">
            <text:p>CEDROM-SNI</text:p>
          </table:table-cell>
          <table:table-cell table:style-name="ce14" office:value-type="string" calcext:value-type="string">
            <text:p>Europresse</text:p>
          </table:table-cell>
          <table:table-cell table:style-name="ce13" office:value-type="string" calcext:value-type="string">
            <text:p>Bouquet de revues</text:p>
          </table:table-cell>
          <table:table-cell table:number-columns-repeated="5" table:style-name="ce27" office:value-type="string" calcext:value-type="string">
            <text:p>pas d'abonnement</text:p>
          </table:table-cell>
          <table:table-cell table:style-name="ce44" office:value-type="currency" office:currency="EUR" office:value="28842.01" calcext:value-type="currency">
            <text:p>28 842,01 €</text:p>
          </table:table-cell>
          <table:table-cell table:style-name="ce28" office:value-type="currency" office:currency="EUR" office:value="29405.04" calcext:value-type="currency">
            <text:p>29 405,04 €</text:p>
          </table:table-cell>
          <table:table-cell table:style-name="ce58"/>
          <table:table-cell table:number-columns-repeated="5"/>
          <table:table-cell table:style-name="ce64" table:number-columns-repeated="994"/>
          <table:table-cell table:number-columns-repeated="14"/>
        </table:table-row>
        <table:table-row table:style-name="ro4">
          <table:table-cell office:value-type="string" calcext:value-type="string">
            <text:p>CNRS</text:p>
          </table:table-cell>
          <table:table-cell table:style-name="ce14" office:value-type="string" calcext:value-type="string">
            <text:p>Frantext</text:p>
          </table:table-cell>
          <table:table-cell table:style-name="ce14" office:value-type="string" calcext:value-type="string">
            <text:p>Base de données</text:p>
          </table:table-cell>
          <table:table-cell table:style-name="ce28" office:value-type="currency" office:currency="EUR" office:value="418.6" calcext:value-type="currency">
            <text:p>418,60 €</text:p>
          </table:table-cell>
          <table:table-cell table:style-name="ce27" office:value-type="string" calcext:value-type="string">
            <text:p>pas d'abonnement</text:p>
          </table:table-cell>
          <table:table-cell table:number-columns-repeated="3" table:style-name="ce28" office:value-type="currency" office:currency="EUR" office:value="418.6" calcext:value-type="currency">
            <text:p>418,60 €</text:p>
          </table:table-cell>
          <table:table-cell table:style-name="ce44" office:value-type="currency" office:currency="EUR" office:value="420" calcext:value-type="currency">
            <text:p>420,00 €</text:p>
          </table:table-cell>
          <table:table-cell table:style-name="ce28" office:value-type="currency" office:currency="EUR" office:value="420.32" calcext:value-type="currency">
            <text:p>420,32 €</text:p>
          </table:table-cell>
          <table:table-cell table:style-name="ce58"/>
          <table:table-cell table:number-columns-repeated="5"/>
          <table:table-cell table:style-name="ce64" table:number-columns-repeated="994"/>
          <table:table-cell table:number-columns-repeated="14"/>
        </table:table-row>
        <table:table-row table:style-name="ro4">
          <table:table-cell office:value-type="string" calcext:value-type="string">
            <text:p>CNRS (INIST)</text:p>
          </table:table-cell>
          <table:table-cell table:style-name="ce13" office:value-type="string" calcext:value-type="string">
            <text:p>Pack INIST : <text:span text:style-name="T1">Pascal, Francis, Eric, Medline</text:span></text:p>
          </table:table-cell>
          <table:table-cell table:style-name="ce13" office:value-type="string" calcext:value-type="string">
            <text:p>Base de données</text:p>
          </table:table-cell>
          <table:table-cell table:style-name="ce26" office:value-type="currency" office:currency="EUR" office:value="7887" calcext:value-type="currency">
            <text:p>7 887,00 €</text:p>
          </table:table-cell>
          <table:table-cell table:style-name="ce28" office:value-type="currency" office:currency="EUR" office:value="7887.62" calcext:value-type="currency">
            <text:p>7 887,62 €</text:p>
          </table:table-cell>
          <table:table-cell table:style-name="ce28" office:value-type="currency" office:currency="EUR" office:value="6994.63" calcext:value-type="currency">
            <text:p>6 994,63 €</text:p>
          </table:table-cell>
          <table:table-cell table:style-name="ce28" office:value-type="currency" office:currency="EUR" office:value="4030.65" calcext:value-type="currency">
            <text:p>4 030,65 €</text:p>
          </table:table-cell>
          <table:table-cell table:style-name="ce28" office:value-type="currency" office:currency="EUR" office:value="4259.96" calcext:value-type="currency">
            <text:p>4 259,96 €</text:p>
          </table:table-cell>
          <table:table-cell table:style-name="ce44" office:value-type="currency" office:currency="EUR" office:value="4389.83" calcext:value-type="currency">
            <text:p>4 389,83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58"/>
          <table:table-cell table:number-columns-repeated="5"/>
          <table:table-cell table:style-name="ce64" table:number-columns-repeated="994"/>
          <table:table-cell table:number-columns-repeated="14"/>
        </table:table-row>
        <table:table-row table:style-name="ro4">
          <table:table-cell table:style-name="ce4" office:value-type="string" calcext:value-type="string">
            <text:p>Cyberlibris</text:p>
          </table:table-cell>
          <table:table-cell table:style-name="ce13" office:value-type="string" calcext:value-type="string">
            <text:p>Cyberlibris e-biblio Eco-gestion</text:p>
          </table:table-cell>
          <table:table-cell table:style-name="ce13" office:value-type="string" calcext:value-type="string">
            <text:p>Livres électroniques</text:p>
          </table:table-cell>
          <table:table-cell table:style-name="ce27" office:value-type="string" calcext:value-type="string">
            <text:p>pas d'abonnement</text:p>
          </table:table-cell>
          <table:table-cell table:style-name="ce28" office:value-type="currency" office:currency="EUR" office:value="6578" calcext:value-type="currency">
            <text:p>6 578,00 €</text:p>
          </table:table-cell>
          <table:table-cell table:style-name="ce28" office:value-type="currency" office:currency="EUR" office:value="7534.8" calcext:value-type="currency">
            <text:p>7 534,80 €</text:p>
          </table:table-cell>
          <table:table-cell table:style-name="ce28" office:value-type="currency" office:currency="EUR" office:value="5651.1" calcext:value-type="currency">
            <text:p>5 651,10 €</text:p>
          </table:table-cell>
          <table:table-cell table:style-name="ce28" office:value-type="currency" office:currency="EUR" office:value="6999" calcext:value-type="currency">
            <text:p>6 999,00 €</text:p>
          </table:table-cell>
          <table:table-cell table:style-name="ce44" office:value-type="currency" office:currency="EUR" office:value="11060.85" calcext:value-type="currency">
            <text:p>11 060,85 €</text:p>
          </table:table-cell>
          <table:table-cell table:style-name="ce28" office:value-type="currency" office:currency="EUR" office:value="11351.93" calcext:value-type="currency">
            <text:p>11 351,93 €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4">
          <table:table-cell table:style-name="ce4" office:value-type="string" calcext:value-type="string">
            <text:p>Cyberlibris</text:p>
          </table:table-cell>
          <table:table-cell table:style-name="ce13" office:value-type="string" calcext:value-type="string">
            <text:p>Cyberlibris e-biblio Sciences</text:p>
          </table:table-cell>
          <table:table-cell table:style-name="ce13" office:value-type="string" calcext:value-type="string">
            <text:p>Livres électroniques</text:p>
          </table:table-cell>
          <table:table-cell table:number-columns-repeated="5" table:style-name="ce27" office:value-type="string" calcext:value-type="string">
            <text:p>pas d'abonnement</text:p>
          </table:table-cell>
          <table:table-cell table:style-name="ce44" office:value-type="currency" office:currency="EUR" office:value="18551.36" calcext:value-type="currency">
            <text:p>18 551,36 €</text:p>
          </table:table-cell>
          <table:table-cell table:style-name="ce28" office:value-type="currency" office:currency="EUR" office:value="19039.56" calcext:value-type="currency">
            <text:p>19 039,56 €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4">
          <table:table-cell table:style-name="ce4" office:value-type="string" calcext:value-type="string">
            <text:p>Dalloz</text:p>
          </table:table-cell>
          <table:table-cell table:style-name="ce13" office:value-type="string" calcext:value-type="string">
            <text:p>bibliothèque numérique Dalloz</text:p>
          </table:table-cell>
          <table:table-cell table:style-name="ce13" office:value-type="string" calcext:value-type="string">
            <text:p>LIvres électroniques</text:p>
          </table:table-cell>
          <table:table-cell table:number-columns-repeated="3" table:style-name="ce27" office:value-type="string" calcext:value-type="string">
            <text:p>pas d'abonnement</text:p>
          </table:table-cell>
          <table:table-cell table:style-name="ce28" office:value-type="currency" office:currency="EUR" office:value="3516.24" calcext:value-type="currency">
            <text:p>3 516,24 €</text:p>
          </table:table-cell>
          <table:table-cell table:style-name="ce28" office:value-type="currency" office:currency="EUR" office:value="4427.12" calcext:value-type="currency">
            <text:p>4 427,12 €</text:p>
          </table:table-cell>
          <table:table-cell table:style-name="ce44" office:value-type="currency" office:currency="EUR" office:value="13218.68" calcext:value-type="currency">
            <text:p>13 218,68 €</text:p>
          </table:table-cell>
          <table:table-cell table:style-name="ce28" office:value-type="currency" office:currency="EUR" office:value="12706.81" calcext:value-type="currency">
            <text:p>12 706,81 €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4">
          <table:table-cell table:style-name="ce4" office:value-type="string" calcext:value-type="string">
            <text:p>Dalloz</text:p>
          </table:table-cell>
          <table:table-cell table:style-name="ce13" office:value-type="string" calcext:value-type="string">
            <text:p>Dalloz base</text:p>
          </table:table-cell>
          <table:table-cell table:style-name="ce13" office:value-type="string" calcext:value-type="string">
            <text:p>Base de données</text:p>
          </table:table-cell>
          <table:table-cell table:style-name="ce26" office:value-type="currency" office:currency="EUR" office:value="4784" calcext:value-type="currency">
            <text:p>4 784,00 €</text:p>
          </table:table-cell>
          <table:table-cell table:number-columns-repeated="3" table:style-name="ce28" office:value-type="currency" office:currency="EUR" office:value="5920.92" calcext:value-type="currency">
            <text:p>5 920,92 €</text:p>
          </table:table-cell>
          <table:table-cell table:style-name="ce28" office:value-type="currency" office:currency="EUR" office:value="12345.4" calcext:value-type="currency">
            <text:p>12 345,40 €</text:p>
          </table:table-cell>
          <table:table-cell table:style-name="ce44" office:value-type="currency" office:currency="EUR" office:value="12655.49" calcext:value-type="currency">
            <text:p>12 655,49 €</text:p>
          </table:table-cell>
          <table:table-cell table:style-name="ce28" office:value-type="currency" office:currency="EUR" office:value="12047.55" calcext:value-type="currency">
            <text:p>12 047,55 €</text:p>
          </table:table-cell>
          <table:table-cell table:style-name="ce58"/>
          <table:table-cell table:number-columns-repeated="5"/>
          <table:table-cell table:style-name="ce64" table:number-columns-repeated="994"/>
          <table:table-cell table:number-columns-repeated="14"/>
        </table:table-row>
        <table:table-row table:style-name="ro4">
          <table:table-cell table:style-name="ce4" office:value-type="string" calcext:value-type="string">
            <text:p>EBSCO</text:p>
          </table:table-cell>
          <table:table-cell table:style-name="ce13" office:value-type="string" calcext:value-type="string">
            <text:p>America History and Life + Historical Abstracts</text:p>
          </table:table-cell>
          <table:table-cell table:style-name="ce13" office:value-type="string" calcext:value-type="string">
            <text:p>Base de données</text:p>
          </table:table-cell>
          <table:table-cell table:style-name="ce28" office:value-type="currency" office:currency="EUR" office:value="12000" calcext:value-type="currency">
            <office:annotation draw:style-name="gr1" draw:text-style-name="P2" svg:width="28.99mm" svg:height="17.81mm" svg:x="248.04mm" svg:y="146mm" draw:caption-point-x="-6.1mm" draw:caption-point-y="15.1mm">
              <dc:date>2016-07-05T00:00:00</dc:date>
              <text:p text:style-name="P1">Chiffre restitué (les chiffres 2009 et 2011 ont seuls été conservés)</text:p>
            </office:annotation>
            <text:p>12 000,00 €</text:p>
          </table:table-cell>
          <table:table-cell table:style-name="ce28" office:value-type="currency" office:currency="EUR" office:value="13096.81" calcext:value-type="currency">
            <text:p>13 096,81 €</text:p>
          </table:table-cell>
          <table:table-cell table:style-name="ce28" office:value-type="currency" office:currency="EUR" office:value="14087.5" calcext:value-type="currency">
            <text:p>14 087,50 €</text:p>
          </table:table-cell>
          <table:table-cell table:style-name="ce28" office:value-type="currency" office:currency="EUR" office:value="15447.05" calcext:value-type="currency">
            <text:p>15 447,05 €</text:p>
          </table:table-cell>
          <table:table-cell table:style-name="ce28" office:value-type="currency" office:currency="EUR" office:value="14963.36" calcext:value-type="currency">
            <text:p>14 963,36 €</text:p>
          </table:table-cell>
          <table:table-cell table:number-columns-repeated="2" table:style-name="ce27" office:value-type="string" calcext:value-type="string">
            <text:p>pas d'abonnement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4">
          <table:table-cell table:style-name="ce4" office:value-type="string" calcext:value-type="string">
            <text:p>EBSCO</text:p>
          </table:table-cell>
          <table:table-cell table:style-name="ce4" office:value-type="string" calcext:value-type="string">
            <text:p>BHA (bibliography of the history of Art)</text:p>
          </table:table-cell>
          <table:table-cell table:style-name="ce13" office:value-type="string" calcext:value-type="string">
            <text:p>Base de données</text:p>
          </table:table-cell>
          <table:table-cell table:style-name="ce28" office:value-type="currency" office:currency="EUR" office:value="3844" calcext:value-type="currency">
            <text:p>3 844,00 €</text:p>
          </table:table-cell>
          <table:table-cell table:number-columns-repeated="6" table:style-name="ce27" office:value-type="string" calcext:value-type="string">
            <text:p>pas d'abonnement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4">
          <table:table-cell office:value-type="string" calcext:value-type="string">
            <text:p>EBSCO</text:p>
          </table:table-cell>
          <table:table-cell table:style-name="ce15" office:value-type="string" calcext:value-type="string">
            <text:p>Business Source Premier</text:p>
          </table:table-cell>
          <table:table-cell table:style-name="ce13" office:value-type="string" calcext:value-type="string">
            <text:p>Base de données</text:p>
          </table:table-cell>
          <table:table-cell table:number-columns-repeated="4" table:style-name="ce27" office:value-type="string" calcext:value-type="string">
            <text:p>pas d'abonnement</text:p>
          </table:table-cell>
          <table:table-cell table:style-name="ce28" office:value-type="currency" office:currency="EUR" office:value="3206.48" calcext:value-type="currency">
            <text:p>3 206,48 €</text:p>
          </table:table-cell>
          <table:table-cell table:style-name="ce44" office:value-type="currency" office:currency="EUR" office:value="12610.8" calcext:value-type="currency">
            <text:p>12 610,80 €</text:p>
          </table:table-cell>
          <table:table-cell table:style-name="ce28" office:value-type="currency" office:currency="EUR" office:value="11938.22" calcext:value-type="currency">
            <text:p>11 938,22 €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4">
          <table:table-cell office:value-type="string" calcext:value-type="string">
            <text:p>EBSCO</text:p>
          </table:table-cell>
          <table:table-cell table:style-name="ce14" office:value-type="string" calcext:value-type="string">
            <text:p>MLA Modern Language Association</text:p>
          </table:table-cell>
          <table:table-cell table:style-name="ce14" office:value-type="string" calcext:value-type="string">
            <text:p>Base de données</text:p>
          </table:table-cell>
          <table:table-cell table:style-name="ce28" office:value-type="currency" office:currency="EUR" office:value="4660" calcext:value-type="currency">
            <text:p>4 660,00 €</text:p>
          </table:table-cell>
          <table:table-cell table:style-name="ce28" office:value-type="currency" office:currency="EUR" office:value="4530.38" calcext:value-type="currency">
            <text:p>4 530,38 €</text:p>
          </table:table-cell>
          <table:table-cell table:style-name="ce28" office:value-type="currency" office:currency="EUR" office:value="4683.05" calcext:value-type="currency">
            <text:p>4 683,05 €</text:p>
          </table:table-cell>
          <table:table-cell table:style-name="ce28" office:value-type="currency" office:currency="EUR" office:value="5163.16" calcext:value-type="currency">
            <text:p>5 163,16 €</text:p>
          </table:table-cell>
          <table:table-cell table:style-name="ce28" office:value-type="currency" office:currency="EUR" office:value="4497.04" calcext:value-type="currency">
            <text:p>4 497,04 €</text:p>
          </table:table-cell>
          <table:table-cell table:style-name="ce44" office:value-type="currency" office:currency="EUR" office:value="4521.5" calcext:value-type="currency">
            <text:p>4 521,50 €</text:p>
          </table:table-cell>
          <table:table-cell table:style-name="ce28" office:value-type="currency" office:currency="EUR" office:value="4597.94" calcext:value-type="currency">
            <text:p>4 597,94 €</text:p>
          </table:table-cell>
          <table:table-cell table:style-name="ce58"/>
          <table:table-cell table:number-columns-repeated="5"/>
          <table:table-cell table:style-name="ce64" table:number-columns-repeated="994"/>
          <table:table-cell table:number-columns-repeated="14"/>
        </table:table-row>
        <table:table-row table:style-name="ro4">
          <table:table-cell office:value-type="string" calcext:value-type="string">
            <text:p>EBSCO</text:p>
          </table:table-cell>
          <table:table-cell table:style-name="ce13" office:value-type="string" calcext:value-type="string">
            <text:p>Psycinfo</text:p>
          </table:table-cell>
          <table:table-cell table:style-name="ce13" office:value-type="string" calcext:value-type="string">
            <text:p>Base de données</text:p>
          </table:table-cell>
          <table:table-cell table:style-name="ce26" office:value-type="currency" office:currency="EUR" office:value="7475" calcext:value-type="currency">
            <text:p>7 475,00 €</text:p>
          </table:table-cell>
          <table:table-cell table:style-name="ce28" office:value-type="currency" office:currency="EUR" office:value="7598.19" calcext:value-type="currency">
            <text:p>7 598,19 €</text:p>
          </table:table-cell>
          <table:table-cell table:style-name="ce28" office:value-type="currency" office:currency="EUR" office:value="8410.27" calcext:value-type="currency">
            <text:p>8 410,27 €</text:p>
          </table:table-cell>
          <table:table-cell table:style-name="ce28" office:value-type="currency" office:currency="EUR" office:value="9747.18" calcext:value-type="currency">
            <text:p>9 747,18 €</text:p>
          </table:table-cell>
          <table:table-cell table:style-name="ce28" office:value-type="currency" office:currency="EUR" office:value="9544.7" calcext:value-type="currency">
            <text:p>9 544,70 €</text:p>
          </table:table-cell>
          <table:table-cell table:style-name="ce44" office:value-type="currency" office:currency="EUR" office:value="9781.45" calcext:value-type="currency">
            <text:p>9 781,45 €</text:p>
          </table:table-cell>
          <table:table-cell table:style-name="ce28" office:value-type="currency" office:currency="EUR" office:value="11354.33" calcext:value-type="currency">
            <text:p>11 354,33 €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4">
          <table:table-cell table:style-name="ce6" office:value-type="string" calcext:value-type="string">
            <text:p>Editions Francis Lefebvre</text:p>
          </table:table-cell>
          <table:table-cell table:style-name="ce14" office:value-type="string" calcext:value-type="string">
            <text:p>Navis </text:p>
          </table:table-cell>
          <table:table-cell table:style-name="ce14" office:value-type="string" calcext:value-type="string">
            <text:p>Base de données</text:p>
          </table:table-cell>
          <table:table-cell table:style-name="ce28" office:value-type="currency" office:currency="EUR" office:value="9756" calcext:value-type="currency">
            <text:p>9 756,00 €</text:p>
          </table:table-cell>
          <table:table-cell table:style-name="ce28" office:value-type="currency" office:currency="EUR" office:value="10783.44" calcext:value-type="currency">
            <text:p>10 783,44 €</text:p>
          </table:table-cell>
          <table:table-cell table:style-name="ce28" office:value-type="currency" office:currency="EUR" office:value="12498.2" calcext:value-type="currency">
            <text:p>12 498,20 €</text:p>
          </table:table-cell>
          <table:table-cell table:style-name="ce28" office:value-type="currency" office:currency="EUR" office:value="12748.16" calcext:value-type="currency">
            <text:p>12 748,16 €</text:p>
          </table:table-cell>
          <table:table-cell table:style-name="ce28" office:value-type="currency" office:currency="EUR" office:value="12877.33" calcext:value-type="currency">
            <text:p>12 877,33 €</text:p>
          </table:table-cell>
          <table:table-cell table:style-name="ce44" office:value-type="currency" office:currency="EUR" office:value="15241.82" calcext:value-type="currency">
            <text:p>15 241,82 €</text:p>
          </table:table-cell>
          <table:table-cell table:style-name="ce28" office:value-type="currency" office:currency="EUR" office:value="14621.46" calcext:value-type="currency">
            <text:p>14 621,46 €</text:p>
          </table:table-cell>
          <table:table-cell table:style-name="ce58"/>
          <table:table-cell table:number-columns-repeated="5"/>
          <table:table-cell table:style-name="ce64" table:number-columns-repeated="994"/>
          <table:table-cell table:number-columns-repeated="14"/>
        </table:table-row>
        <table:table-row table:style-name="ro4">
          <table:table-cell table:style-name="ce4" office:value-type="string" calcext:value-type="string">
            <text:p>EDP Sciences</text:p>
          </table:table-cell>
          <table:table-cell table:style-name="ce13" office:value-type="string" calcext:value-type="string">
            <text:p>EDP revues</text:p>
          </table:table-cell>
          <table:table-cell table:style-name="ce13" office:value-type="string" calcext:value-type="string">
            <text:p>Bouquet de revues</text:p>
          </table:table-cell>
          <table:table-cell table:number-columns-repeated="4" table:style-name="ce27" office:value-type="string" calcext:value-type="string">
            <text:p>pas d'abonnement</text:p>
          </table:table-cell>
          <table:table-cell table:style-name="ce28" office:value-type="currency" office:currency="EUR" office:value="4168.71" calcext:value-type="currency">
            <text:p>4 168,71 €</text:p>
          </table:table-cell>
          <table:table-cell table:style-name="ce44" office:value-type="currency" office:currency="EUR" office:value="5472.11" calcext:value-type="currency">
            <text:p>5 472,11 €</text:p>
          </table:table-cell>
          <table:table-cell table:style-name="ce28" office:value-type="currency" office:currency="EUR" office:value="5149.98" calcext:value-type="currency">
            <text:p>5 149,98 €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4">
          <table:table-cell office:value-type="string" calcext:value-type="string">
            <text:p>Elsevier</text:p>
          </table:table-cell>
          <table:table-cell table:style-name="ce13" office:value-type="string" calcext:value-type="string">
            <text:p>BMF (Masson, Bibliothèque médicale française)</text:p>
          </table:table-cell>
          <table:table-cell table:style-name="ce13" office:value-type="string" calcext:value-type="string">
            <text:p>Bouquet de revues</text:p>
          </table:table-cell>
          <table:table-cell table:style-name="ce27" office:value-type="string" calcext:value-type="string">
            <text:p>pas d'abonnement</text:p>
          </table:table-cell>
          <table:table-cell table:style-name="ce28" office:value-type="currency" office:currency="EUR" office:value="12199" calcext:value-type="currency">
            <text:p>12 199,00 €</text:p>
          </table:table-cell>
          <table:table-cell table:style-name="ce28" office:value-type="currency" office:currency="EUR" office:value="12809" calcext:value-type="currency">
            <text:p>12 809,00 €</text:p>
          </table:table-cell>
          <table:table-cell table:style-name="ce28" office:value-type="currency" office:currency="EUR" office:value="13449" calcext:value-type="currency">
            <text:p>13 449,00 €</text:p>
          </table:table-cell>
          <table:table-cell table:style-name="ce28" office:value-type="currency" office:currency="EUR" office:value="13919.72" calcext:value-type="currency">
            <text:p>13 919,72 €</text:p>
          </table:table-cell>
          <table:table-cell table:style-name="ce44" office:value-type="currency" office:currency="EUR" office:value="14337.31" calcext:value-type="currency">
            <text:p>14 337,31 €</text:p>
          </table:table-cell>
          <table:table-cell table:style-name="ce28" office:value-type="currency" office:currency="EUR" office:value="16857.24" calcext:value-type="currency">
            <text:p>16 857,24 €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4">
          <table:table-cell table:style-name="ce8" office:value-type="string" calcext:value-type="string">
            <text:p>Elsevier</text:p>
          </table:table-cell>
          <table:table-cell table:style-name="ce16" office:value-type="string" calcext:value-type="string">
            <text:p>EM-Premium</text:p>
          </table:table-cell>
          <table:table-cell table:style-name="ce14" office:value-type="string" calcext:value-type="string">
            <text:p>Base de données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4041.3" calcext:value-type="currency">
            <text:p>24 041,30 €</text:p>
          </table:table-cell>
          <table:table-cell table:style-name="ce28" office:value-type="currency" office:currency="EUR" office:value="14740" calcext:value-type="currency">
            <text:p>14 740,00 €</text:p>
          </table:table-cell>
          <table:table-cell table:style-name="ce28" office:value-type="currency" office:currency="EUR" office:value="15477" calcext:value-type="currency">
            <text:p>15 477,00 €</text:p>
          </table:table-cell>
          <table:table-cell table:style-name="ce28" office:value-type="currency" office:currency="EUR" office:value="16173" calcext:value-type="currency">
            <text:p>16 173,00 €</text:p>
          </table:table-cell>
          <table:table-cell table:style-name="ce44" office:value-type="currency" office:currency="EUR" office:value="16173" calcext:value-type="currency">
            <text:p>16 173,00 €</text:p>
          </table:table-cell>
          <table:table-cell table:style-name="ce28" office:value-type="currency" office:currency="EUR" office:value="21470.4" calcext:value-type="currency">
            <text:p>21 470,40 €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4">
          <table:table-cell office:value-type="string" calcext:value-type="string">
            <text:p>Elsevier</text:p>
          </table:table-cell>
          <table:table-cell table:style-name="ce14" office:value-type="string" calcext:value-type="string">
            <text:p>Science Direct, Freedom collection</text:p>
          </table:table-cell>
          <table:table-cell table:style-name="ce13" office:value-type="string" calcext:value-type="string">
            <text:p>Bouquet de revues</text:p>
          </table:table-cell>
          <table:table-cell table:style-name="ce26" office:value-type="currency" office:currency="EUR" office:value="310000" calcext:value-type="currency">
            <text:p>310 000,00 €</text:p>
          </table:table-cell>
          <table:table-cell table:style-name="ce28" office:value-type="currency" office:currency="EUR" office:value="325000" calcext:value-type="currency">
            <text:p>325 000,00 €</text:p>
          </table:table-cell>
          <table:table-cell table:style-name="ce28" office:value-type="currency" office:currency="EUR" office:value="345573.5" calcext:value-type="currency">
            <text:p>345 573,50 €</text:p>
          </table:table-cell>
          <table:table-cell table:style-name="ce28" office:value-type="currency" office:currency="EUR" office:value="364816.04" calcext:value-type="currency">
            <text:p>364 816,04 €</text:p>
          </table:table-cell>
          <table:table-cell table:style-name="ce28" office:value-type="currency" office:currency="EUR" office:value="478710.2" calcext:value-type="currency">
            <text:p>478 710,20 €</text:p>
          </table:table-cell>
          <table:table-cell table:style-name="ce46" office:value-type="float" office:value="473411" calcext:value-type="float">
            <text:p>473 411,00</text:p>
          </table:table-cell>
          <table:table-cell table:style-name="ce28" table:formula="of:=473411+16854.24" office:value-type="currency" office:currency="EUR" office:value="490265.24" calcext:value-type="currency">
            <text:p>490 265,24 €</text:p>
          </table:table-cell>
          <table:table-cell table:style-name="ce58"/>
          <table:table-cell table:number-columns-repeated="5"/>
          <table:table-cell table:style-name="ce64" table:number-columns-repeated="994"/>
          <table:table-cell table:number-columns-repeated="14"/>
        </table:table-row>
        <table:table-row table:style-name="ro4">
          <table:table-cell table:style-name="ce6" office:value-type="string" calcext:value-type="string">
            <text:p>Elsevier (Lexis Nexis)</text:p>
          </table:table-cell>
          <table:table-cell table:style-name="ce14" office:value-type="string" calcext:value-type="string">
            <text:p>Jurisclasseurs</text:p>
          </table:table-cell>
          <table:table-cell table:style-name="ce14" office:value-type="string" calcext:value-type="string">
            <text:p>Base de données</text:p>
          </table:table-cell>
          <table:table-cell table:style-name="ce28" office:value-type="currency" office:currency="EUR" office:value="10857" calcext:value-type="currency">
            <text:p>10 857,00 €</text:p>
          </table:table-cell>
          <table:table-cell table:style-name="ce28" office:value-type="currency" office:currency="EUR" office:value="8592.01" calcext:value-type="currency">
            <text:p>8 592,01 €</text:p>
          </table:table-cell>
          <table:table-cell table:style-name="ce28" office:value-type="currency" office:currency="EUR" office:value="8861.15" calcext:value-type="currency">
            <text:p>8 861,15 €</text:p>
          </table:table-cell>
          <table:table-cell table:style-name="ce28" office:value-type="currency" office:currency="EUR" office:value="14062.41" calcext:value-type="currency">
            <text:p>14 062,41 €</text:p>
          </table:table-cell>
          <table:table-cell table:style-name="ce28" office:value-type="currency" office:currency="EUR" office:value="16044.25" calcext:value-type="currency">
            <text:p>16 044,25 €</text:p>
          </table:table-cell>
          <table:table-cell table:style-name="ce44" office:value-type="currency" office:currency="EUR" office:value="18854.48" calcext:value-type="currency">
            <text:p>18 854,48 €</text:p>
          </table:table-cell>
          <table:table-cell table:style-name="ce28" office:value-type="currency" office:currency="EUR" office:value="18794.45" calcext:value-type="currency">
            <text:p>18 794,45 €</text:p>
          </table:table-cell>
          <table:table-cell table:style-name="ce58"/>
          <table:table-cell table:number-columns-repeated="5"/>
          <table:table-cell table:style-name="ce64" table:number-columns-repeated="994"/>
          <table:table-cell table:number-columns-repeated="14"/>
        </table:table-row>
        <table:table-row table:style-name="ro4">
          <table:table-cell table:style-name="ce4" office:value-type="string" calcext:value-type="string">
            <text:p>Emerald</text:p>
          </table:table-cell>
          <table:table-cell table:style-name="ce13" office:value-type="string" calcext:value-type="string">
            <text:p>Emerald Management</text:p>
          </table:table-cell>
          <table:table-cell table:style-name="ce13" office:value-type="string" calcext:value-type="string">
            <text:p>Bouquet de revues</text:p>
          </table:table-cell>
          <table:table-cell table:number-columns-repeated="5" table:style-name="ce27" office:value-type="string" calcext:value-type="string">
            <text:p>pas d'abonnement</text:p>
          </table:table-cell>
          <table:table-cell table:style-name="ce44" office:value-type="currency" office:currency="EUR" office:value="8558" calcext:value-type="currency">
            <text:p>8 558,00 €</text:p>
          </table:table-cell>
          <table:table-cell table:style-name="ce28" office:value-type="currency" office:currency="EUR" office:value="8263.26" calcext:value-type="currency">
            <text:p>8 263,26 €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4">
          <table:table-cell table:number-columns-repeated="2" table:style-name="ce6" office:value-type="string" calcext:value-type="string">
            <text:p>Encyclopaedia Universalis</text:p>
          </table:table-cell>
          <table:table-cell table:style-name="ce14" office:value-type="string" calcext:value-type="string">
            <text:p>Livres électroniques</text:p>
          </table:table-cell>
          <table:table-cell table:style-name="ce28" office:value-type="currency" office:currency="EUR" office:value="11542" calcext:value-type="currency">
            <text:p>11 542,00 €</text:p>
          </table:table-cell>
          <table:table-cell table:style-name="ce28" office:value-type="currency" office:currency="EUR" office:value="16256.4" calcext:value-type="currency">
            <text:p>16 256,40 €</text:p>
          </table:table-cell>
          <table:table-cell table:style-name="ce28" office:value-type="currency" office:currency="EUR" office:value="11734" calcext:value-type="currency">
            <text:p>11 734,00 €</text:p>
          </table:table-cell>
          <table:table-cell table:style-name="ce28" office:value-type="currency" office:currency="EUR" office:value="12070.39" calcext:value-type="currency">
            <text:p>12 070,39 €</text:p>
          </table:table-cell>
          <table:table-cell table:style-name="ce28" office:value-type="currency" office:currency="EUR" office:value="12377.96" calcext:value-type="currency">
            <text:p>12 377,96 €</text:p>
          </table:table-cell>
          <table:table-cell table:number-columns-repeated="2" table:style-name="ce27" office:value-type="string" calcext:value-type="string">
            <text:p>pas d'abonnement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4">
          <table:table-cell table:style-name="ce6" office:value-type="string" calcext:value-type="string">
            <text:p>ENI </text:p>
          </table:table-cell>
          <table:table-cell table:style-name="ce14" office:value-type="string" calcext:value-type="string">
            <text:p>ENI bibliothèque numérique</text:p>
          </table:table-cell>
          <table:table-cell table:style-name="ce14" office:value-type="string" calcext:value-type="string">
            <text:p>LIvres électroniques</text:p>
          </table:table-cell>
          <table:table-cell table:number-columns-repeated="4" table:style-name="ce27" office:value-type="string" calcext:value-type="string">
            <text:p>pas d'abonnement</text:p>
          </table:table-cell>
          <table:table-cell table:style-name="ce28" office:value-type="currency" office:currency="EUR" office:value="6115.15" calcext:value-type="currency">
            <text:p>6 115,15 €</text:p>
          </table:table-cell>
          <table:table-cell table:style-name="ce44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5166" calcext:value-type="currency">
            <text:p>5 166,00 €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4">
          <table:table-cell office:value-type="string" calcext:value-type="string">
            <text:p>Garnier</text:p>
          </table:table-cell>
          <table:table-cell table:style-name="ce13" office:value-type="string" calcext:value-type="string">
            <text:p>Patrologie grecque</text:p>
          </table:table-cell>
          <table:table-cell table:style-name="ce13" office:value-type="string" calcext:value-type="string">
            <text:p>Livres électroniques</text:p>
          </table:table-cell>
          <table:table-cell table:style-name="ce26" office:value-type="currency" office:currency="EUR" office:value="313.95" calcext:value-type="currency">
            <text:p>313,95 €</text:p>
          </table:table-cell>
          <table:table-cell table:number-columns-repeated="4" table:style-name="ce28" office:value-type="currency" office:currency="EUR" office:value="313.95" calcext:value-type="currency">
            <text:p>313,95 €</text:p>
          </table:table-cell>
          <table:table-cell table:style-name="ce44" office:value-type="currency" office:currency="EUR" office:value="315" calcext:value-type="currency">
            <text:p>315,00 €</text:p>
          </table:table-cell>
          <table:table-cell table:style-name="ce28" office:value-type="currency" office:currency="EUR" office:value="249.92" calcext:value-type="currency">
            <text:p>249,92 €</text:p>
          </table:table-cell>
          <table:table-cell table:style-name="ce58"/>
          <table:table-cell table:number-columns-repeated="5"/>
          <table:table-cell table:style-name="ce64" table:number-columns-repeated="994"/>
          <table:table-cell table:number-columns-repeated="14"/>
        </table:table-row>
        <table:table-row table:style-name="ro4">
          <table:table-cell table:style-name="ce6" office:value-type="string" calcext:value-type="string">
            <text:p>Immatériel</text:p>
          </table:table-cell>
          <table:table-cell table:style-name="ce14" office:value-type="string" calcext:value-type="string">
            <text:p>Immatériel</text:p>
          </table:table-cell>
          <table:table-cell table:style-name="ce14" office:value-type="string" calcext:value-type="string">
            <text:p>Livres électroniques</text:p>
          </table:table-cell>
          <table:table-cell table:number-columns-repeated="3" table:style-name="ce27" office:value-type="string" calcext:value-type="string">
            <text:p>pas d'abonnement</text:p>
          </table:table-cell>
          <table:table-cell table:style-name="ce28" office:value-type="currency" office:currency="EUR" office:value="5617.5" calcext:value-type="currency">
            <text:p>5 617,50 €</text:p>
          </table:table-cell>
          <table:table-cell table:number-columns-repeated="3" table:style-name="ce27" office:value-type="string" calcext:value-type="string">
            <text:p>pas d'abonnement</text:p>
          </table:table-cell>
          <table:table-cell table:style-name="ce58"/>
          <table:table-cell table:number-columns-repeated="5"/>
          <table:table-cell table:style-name="ce64" table:number-columns-repeated="994"/>
          <table:table-cell table:number-columns-repeated="14"/>
        </table:table-row>
        <table:table-row table:style-name="ro4">
          <table:table-cell table:style-name="ce6" office:value-type="string" calcext:value-type="string">
            <text:p>Institute of Physics</text:p>
          </table:table-cell>
          <table:table-cell table:style-name="ce14" office:value-type="string" calcext:value-type="string">
            <text:p>Revues IOP</text:p>
          </table:table-cell>
          <table:table-cell table:style-name="ce13" office:value-type="string" calcext:value-type="string">
            <text:p>Bouquet de revues</text:p>
          </table:table-cell>
          <table:table-cell table:style-name="ce28" office:value-type="currency" office:currency="EUR" office:value="25000" calcext:value-type="currency">
            <text:p>25 000,00 €</text:p>
          </table:table-cell>
          <table:table-cell table:style-name="ce28" office:value-type="currency" office:currency="EUR" office:value="24491.21" calcext:value-type="currency">
            <text:p>24 491,21 €</text:p>
          </table:table-cell>
          <table:table-cell table:style-name="ce28" office:value-type="currency" office:currency="EUR" office:value="25932.57" calcext:value-type="currency">
            <text:p>25 932,57 €</text:p>
          </table:table-cell>
          <table:table-cell table:style-name="ce28" office:value-type="currency" office:currency="EUR" office:value="13768.8" calcext:value-type="currency">
            <text:p>13 768,80 €</text:p>
          </table:table-cell>
          <table:table-cell table:style-name="ce28" office:value-type="currency" office:currency="EUR" office:value="14650.98" calcext:value-type="currency">
            <text:p>14 650,98 €</text:p>
          </table:table-cell>
          <table:table-cell table:style-name="ce44" office:value-type="currency" office:currency="EUR" office:value="13029.8" calcext:value-type="currency">
            <text:p>13 029,80 €</text:p>
          </table:table-cell>
          <table:table-cell table:style-name="ce28" office:value-type="currency" office:currency="EUR" office:value="15798.92" calcext:value-type="currency">
            <text:p>15 798,92 €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4">
          <table:table-cell table:style-name="ce6" office:value-type="string" calcext:value-type="string">
            <text:p>John Libbey Eurotext</text:p>
          </table:table-cell>
          <table:table-cell table:style-name="ce14" office:value-type="string" calcext:value-type="string">
            <text:p>Revues John Libbey</text:p>
          </table:table-cell>
          <table:table-cell table:style-name="ce13" office:value-type="string" calcext:value-type="string">
            <text:p>Bouquet de revues</text:p>
          </table:table-cell>
          <table:table-cell table:number-columns-repeated="4" table:style-name="ce27" office:value-type="string" calcext:value-type="string">
            <text:p>pas d'abonnement</text:p>
          </table:table-cell>
          <table:table-cell table:style-name="ce28" office:value-type="currency" office:currency="EUR" office:value="2384.8" calcext:value-type="currency">
            <text:p>2 384,80 €</text:p>
          </table:table-cell>
          <table:table-cell table:style-name="ce44" office:value-type="currency" office:currency="EUR" office:value="2468.4" calcext:value-type="currency">
            <text:p>2 468,40 €</text:p>
          </table:table-cell>
          <table:table-cell table:style-name="ce28" office:value-type="currency" office:currency="EUR" office:value="1730.97" calcext:value-type="currency">
            <text:p>1 730,97 €</text:p>
          </table:table-cell>
          <table:table-cell table:style-name="ce58"/>
          <table:table-cell table:number-columns-repeated="5"/>
          <table:table-cell table:style-name="ce64" table:number-columns-repeated="994"/>
          <table:table-cell table:number-columns-repeated="14"/>
        </table:table-row>
        <table:table-row table:style-name="ro5">
          <table:table-cell table:style-name="ce6" office:value-type="string" calcext:value-type="string">
            <text:p>JSTOR</text:p>
          </table:table-cell>
          <table:table-cell table:style-name="ce14" office:value-type="string" calcext:value-type="string">
            <text:p>JSTOR</text:p>
          </table:table-cell>
          <table:table-cell table:style-name="ce13" office:value-type="string" calcext:value-type="string">
            <text:p>Bouquet de revues</text:p>
          </table:table-cell>
          <table:table-cell table:style-name="ce28" office:value-type="currency" office:currency="EUR" office:value="14393" calcext:value-type="currency">
            <text:p>14 393,00 €</text:p>
          </table:table-cell>
          <table:table-cell table:style-name="ce28" office:value-type="currency" office:currency="EUR" office:value="12298.85" calcext:value-type="currency">
            <text:p>12 298,85 €</text:p>
          </table:table-cell>
          <table:table-cell table:style-name="ce28" office:value-type="currency" office:currency="EUR" office:value="9847.06" calcext:value-type="currency">
            <text:p>9 847,06 €</text:p>
          </table:table-cell>
          <table:table-cell table:style-name="ce28" office:value-type="currency" office:currency="EUR" office:value="13367.05" calcext:value-type="currency">
            <text:p>13 367,05 €</text:p>
          </table:table-cell>
          <table:table-cell table:style-name="ce28" office:value-type="currency" office:currency="EUR" office:value="12913.14" calcext:value-type="currency">
            <text:p>12 913,14 €</text:p>
          </table:table-cell>
          <table:table-cell table:style-name="ce44" office:value-type="currency" office:currency="EUR" office:value="12221.24" calcext:value-type="currency">
            <text:p>12 221,24 €</text:p>
          </table:table-cell>
          <table:table-cell table:style-name="ce28" office:value-type="currency" office:currency="EUR" office:value="12133" calcext:value-type="currency">
            <text:p>12 133,00 €</text:p>
          </table:table-cell>
          <table:table-cell table:style-name="ce58"/>
          <table:table-cell table:number-columns-repeated="5"/>
          <table:table-cell table:style-name="ce64" table:number-columns-repeated="994"/>
          <table:table-cell table:number-columns-repeated="14"/>
        </table:table-row>
        <table:table-row table:style-name="ro5">
          <table:table-cell table:style-name="ce6" office:value-type="string" calcext:value-type="string">
            <text:p>Klapp</text:p>
          </table:table-cell>
          <table:table-cell table:style-name="ce14" office:value-type="string" calcext:value-type="string">
            <text:p>Klapp online</text:p>
          </table:table-cell>
          <table:table-cell table:style-name="ce14" office:value-type="string" calcext:value-type="string">
            <text:p>Base de données</text:p>
          </table:table-cell>
          <table:table-cell table:number-columns-repeated="5" table:style-name="ce27" office:value-type="string" calcext:value-type="string">
            <text:p>pas d'abonnement</text:p>
          </table:table-cell>
          <table:table-cell table:style-name="ce44" office:value-type="currency" office:currency="EUR" office:value="916" calcext:value-type="currency">
            <text:p>916,00 €</text:p>
          </table:table-cell>
          <table:table-cell table:style-name="ce28" office:value-type="currency" office:currency="EUR" office:value="900.21" calcext:value-type="currency">
            <text:p>900,21 €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5">
          <table:table-cell table:style-name="ce6" office:value-type="string" calcext:value-type="string">
            <text:p>Kompass</text:p>
          </table:table-cell>
          <table:table-cell table:style-name="ce14" office:value-type="string" calcext:value-type="string">
            <text:p>Kompass</text:p>
          </table:table-cell>
          <table:table-cell table:style-name="ce14" office:value-type="string" calcext:value-type="string">
            <text:p>Base de données</text:p>
          </table:table-cell>
          <table:table-cell table:style-name="ce28" office:value-type="currency" office:currency="EUR" office:value="7104" calcext:value-type="currency">
            <text:p>7 104,00 €</text:p>
          </table:table-cell>
          <table:table-cell table:number-columns-repeated="2" table:style-name="ce28" office:value-type="currency" office:currency="EUR" office:value="7231.02" calcext:value-type="currency">
            <text:p>7 231,02 €</text:p>
          </table:table-cell>
          <table:table-cell table:style-name="ce28" office:value-type="currency" office:currency="EUR" office:value="9209.2" calcext:value-type="currency">
            <text:p>9 209,20 €</text:p>
          </table:table-cell>
          <table:table-cell table:number-columns-repeated="3" table:style-name="ce27" office:value-type="string" calcext:value-type="string">
            <text:p>pas d'abonnement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5">
          <table:table-cell office:value-type="string" calcext:value-type="string">
            <text:p>L'Harmattan</text:p>
          </table:table-cell>
          <table:table-cell table:style-name="ce14" office:value-type="string" calcext:value-type="string">
            <text:p>L'Harmathèque</text:p>
          </table:table-cell>
          <table:table-cell table:style-name="ce14" office:value-type="string" calcext:value-type="string">
            <text:p>LIvres électroniques</text:p>
          </table:table-cell>
          <table:table-cell table:number-columns-repeated="4" table:style-name="ce27" office:value-type="string" calcext:value-type="string">
            <text:p>pas d'abonnement</text:p>
          </table:table-cell>
          <table:table-cell table:style-name="ce28" office:value-type="currency" office:currency="EUR" office:value="5083" calcext:value-type="currency">
            <text:p>5 083,00 €</text:p>
          </table:table-cell>
          <table:table-cell table:style-name="ce44" office:value-type="currency" office:currency="EUR" office:value="0" calcext:value-type="currency">
            <office:annotation draw:style-name="gr2" draw:text-style-name="P2" svg:width="28.99mm" svg:height="13.86mm" svg:x="452.21mm" svg:y="290.36mm" draw:caption-point-x="-6.1mm" draw:caption-point-y="15.1mm">
              <dc:date>2016-07-05T00:00:00</dc:date>
              <text:p text:style-name="P1">L'abonnement souscrit fin 2013 couvrait 2014</text:p>
            </office:annotation>
            <text:p>0,00 €</text:p>
          </table:table-cell>
          <table:table-cell table:style-name="ce28" office:value-type="currency" office:currency="EUR" office:value="4800" calcext:value-type="currency">
            <text:p>4 800,00 €</text:p>
          </table:table-cell>
          <table:table-cell table:style-name="ce58"/>
          <table:table-cell table:number-columns-repeated="5"/>
          <table:table-cell table:style-name="ce64" table:number-columns-repeated="994"/>
          <table:table-cell table:number-columns-repeated="14"/>
        </table:table-row>
        <table:table-row table:style-name="ro5">
          <table:table-cell table:style-name="ce6" office:value-type="string" calcext:value-type="string">
            <text:p>Lextenso</text:p>
          </table:table-cell>
          <table:table-cell table:style-name="ce14" office:value-type="string" calcext:value-type="string">
            <text:p>Lextenso</text:p>
          </table:table-cell>
          <table:table-cell table:style-name="ce14" office:value-type="string" calcext:value-type="string">
            <text:p>Base de données</text:p>
          </table:table-cell>
          <table:table-cell table:style-name="ce28" office:value-type="currency" office:currency="EUR" office:value="3381" calcext:value-type="currency">
            <text:p>3 381,00 €</text:p>
          </table:table-cell>
          <table:table-cell table:style-name="ce28" office:value-type="currency" office:currency="EUR" office:value="3528.12" calcext:value-type="currency">
            <text:p>3 528,12 €</text:p>
          </table:table-cell>
          <table:table-cell table:style-name="ce28" office:value-type="currency" office:currency="EUR" office:value="3222.81" calcext:value-type="currency">
            <text:p>3 222,81 €</text:p>
          </table:table-cell>
          <table:table-cell table:number-columns-repeated="2" table:style-name="ce28" office:value-type="currency" office:currency="EUR" office:value="2330.1" calcext:value-type="currency">
            <text:p>2 330,10 €</text:p>
          </table:table-cell>
          <table:table-cell table:style-name="ce44" office:value-type="currency" office:currency="EUR" office:value="2549" calcext:value-type="currency">
            <text:p>2 549,00 €</text:p>
          </table:table-cell>
          <table:table-cell table:style-name="ce28" office:value-type="currency" office:currency="EUR" office:value="2627.43" calcext:value-type="currency">
            <text:p>2 627,43 €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5">
          <table:table-cell table:style-name="ce6" office:value-type="string" calcext:value-type="string">
            <text:p>Maitron</text:p>
          </table:table-cell>
          <table:table-cell table:style-name="ce14" office:value-type="string" calcext:value-type="string">
            <text:p>Maitron, dictionnaire biographique</text:p>
          </table:table-cell>
          <table:table-cell table:style-name="ce14" office:value-type="string" calcext:value-type="string">
            <text:p>Base de données</text:p>
          </table:table-cell>
          <table:table-cell table:number-columns-repeated="5" table:style-name="ce27" office:value-type="string" calcext:value-type="string">
            <text:p>pas d'abonnement</text:p>
          </table:table-cell>
          <table:table-cell table:style-name="ce44" office:value-type="currency" office:currency="EUR" office:value="600" calcext:value-type="currency">
            <text:p>600,00 €</text:p>
          </table:table-cell>
          <table:table-cell table:style-name="ce28" office:value-type="currency" office:currency="EUR" office:value="2272" calcext:value-type="currency">
            <text:p>2 272,00 €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5">
          <table:table-cell table:style-name="ce6" office:value-type="string" calcext:value-type="string">
            <text:p>Mathematical Science Publisher</text:p>
          </table:table-cell>
          <table:table-cell table:style-name="ce14" office:value-type="string" calcext:value-type="string">
            <text:p>MSP Math Package </text:p>
          </table:table-cell>
          <table:table-cell table:style-name="ce14" office:value-type="string" calcext:value-type="string">
            <text:p>Base de données</text:p>
          </table:table-cell>
          <table:table-cell table:style-name="ce28" office:value-type="currency" office:currency="EUR" office:value="9828" calcext:value-type="currency">
            <text:p>9 828,00 €</text:p>
          </table:table-cell>
          <table:table-cell table:style-name="ce28" office:value-type="currency" office:currency="EUR" office:value="4349.48" calcext:value-type="currency">
            <text:p>4 349,48 €</text:p>
          </table:table-cell>
          <table:table-cell table:style-name="ce28" office:value-type="currency" office:currency="EUR" office:value="7201.55" calcext:value-type="currency">
            <text:p>7 201,55 €</text:p>
          </table:table-cell>
          <table:table-cell table:style-name="ce28" office:value-type="currency" office:currency="EUR" office:value="1205.87" calcext:value-type="currency">
            <text:p>1 205,87 €</text:p>
          </table:table-cell>
          <table:table-cell table:style-name="ce28" office:value-type="currency" office:currency="EUR" office:value="989.45" calcext:value-type="currency">
            <text:p>989,45 €</text:p>
          </table:table-cell>
          <table:table-cell table:style-name="ce44" office:value-type="currency" office:currency="EUR" office:value="1020.25" calcext:value-type="currency">
            <text:p>1 020,25 €</text:p>
          </table:table-cell>
          <table:table-cell table:style-name="ce28" office:value-type="currency" office:currency="EUR" office:value="1334.55" calcext:value-type="currency">
            <text:p>1 334,55 €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5">
          <table:table-cell table:style-name="ce6" office:value-type="string" calcext:value-type="string">
            <text:p>New England Journal of Medicine</text:p>
          </table:table-cell>
          <table:table-cell table:style-name="ce14" office:value-type="string" calcext:value-type="string">
            <text:p>NEJM New England Journal of Medicine</text:p>
          </table:table-cell>
          <table:table-cell table:style-name="ce13" office:value-type="string" calcext:value-type="string">
            <text:p>Bouquet de revues</text:p>
          </table:table-cell>
          <table:table-cell table:style-name="ce28" office:value-type="currency" office:currency="EUR" office:value="5059" calcext:value-type="currency">
            <text:p>5 059,00 €</text:p>
          </table:table-cell>
          <table:table-cell table:style-name="ce28" office:value-type="currency" office:currency="EUR" office:value="5513" calcext:value-type="currency">
            <text:p>5 513,00 €</text:p>
          </table:table-cell>
          <table:table-cell table:style-name="ce28" office:value-type="currency" office:currency="EUR" office:value="5457" calcext:value-type="currency">
            <text:p>5 457,00 €</text:p>
          </table:table-cell>
          <table:table-cell table:style-name="ce28" office:value-type="currency" office:currency="EUR" office:value="7192.15" calcext:value-type="currency">
            <text:p>7 192,15 €</text:p>
          </table:table-cell>
          <table:table-cell table:style-name="ce28" office:value-type="currency" office:currency="EUR" office:value="6764" calcext:value-type="currency">
            <text:p>6 764,00 €</text:p>
          </table:table-cell>
          <table:table-cell table:style-name="ce47" office:value-type="currency" office:currency="EUR" office:value="6720.66" calcext:value-type="currency">
            <text:p>6 720,66 €</text:p>
          </table:table-cell>
          <table:table-cell table:style-name="ce50" office:value-type="string" calcext:value-type="string">
            <text:p>8706.31 €</text:p>
          </table:table-cell>
          <table:table-cell table:style-name="ce58"/>
          <table:table-cell table:number-columns-repeated="5"/>
          <table:table-cell table:style-name="ce64" table:number-columns-repeated="994"/>
          <table:table-cell table:number-columns-repeated="14"/>
        </table:table-row>
        <table:table-row table:style-name="ro5">
          <table:table-cell table:style-name="ce6" office:value-type="string" calcext:value-type="string">
            <text:p>Numérique Premium</text:p>
          </table:table-cell>
          <table:table-cell table:style-name="ce14" office:value-type="string" calcext:value-type="string">
            <text:p>Numérique Premium</text:p>
          </table:table-cell>
          <table:table-cell table:style-name="ce14" office:value-type="string" calcext:value-type="string">
            <text:p>Livres électroniques</text:p>
          </table:table-cell>
          <table:table-cell table:number-columns-repeated="4" table:style-name="ce27" office:value-type="string" calcext:value-type="string">
            <text:p>pas d'abonnement</text:p>
          </table:table-cell>
          <table:table-cell table:style-name="ce28" office:value-type="currency" office:currency="EUR" office:value="624.91" calcext:value-type="currency">
            <text:p>624,91 €</text:p>
          </table:table-cell>
          <table:table-cell table:style-name="ce44" office:value-type="currency" office:currency="EUR" office:value="627" calcext:value-type="currency">
            <text:p>627,00 €</text:p>
          </table:table-cell>
          <table:table-cell table:style-name="ce28" office:value-type="currency" office:currency="EUR" office:value="551.24" calcext:value-type="currency">
            <text:p>551,24 €</text:p>
          </table:table-cell>
          <table:table-cell table:style-name="ce58"/>
          <table:table-cell table:number-columns-repeated="5"/>
          <table:table-cell table:style-name="ce64" table:number-columns-repeated="994"/>
          <table:table-cell table:number-columns-repeated="14"/>
        </table:table-row>
        <table:table-row table:style-name="ro5">
          <table:table-cell table:style-name="ce8" office:value-type="string" calcext:value-type="string">
            <text:p>Numilog</text:p>
          </table:table-cell>
          <table:table-cell table:style-name="ce16" office:value-type="string" calcext:value-type="string">
            <office:annotation draw:style-name="gr3" draw:text-style-name="P2" svg:width="28.99mm" svg:height="21.76mm" svg:x="167.27mm" svg:y="326.98mm" draw:caption-point-x="-6.1mm" draw:caption-point-y="15.1mm">
              <dc:date>2016-07-05T00:00:00</dc:date>
              <text:p text:style-name="P1">Les montants des ouvrages achetés n'ont pas été collectés.</text:p>
            </office:annotation>
            <text:p>Numilog (accès à la plate-forme)</text:p>
          </table:table-cell>
          <table:table-cell table:style-name="ce14" office:value-type="string" calcext:value-type="string">
            <text:p>Livres électroniques</text:p>
          </table:table-cell>
          <table:table-cell table:style-name="ce28" office:value-type="currency" office:currency="EUR" office:value="1000" calcext:value-type="currency">
            <text:p>1 000,00 €</text:p>
          </table:table-cell>
          <table:table-cell table:style-name="ce28" office:value-type="currency" office:currency="EUR" office:value="1082.48" calcext:value-type="currency">
            <text:p>1 082,48 €</text:p>
          </table:table-cell>
          <table:table-cell table:style-name="ce28" office:value-type="currency" office:currency="EUR" office:value="1453.14" calcext:value-type="currency">
            <text:p>1 453,14 €</text:p>
          </table:table-cell>
          <table:table-cell table:style-name="ce28" office:value-type="currency" office:currency="EUR" office:value="1937.52" calcext:value-type="currency">
            <text:p>1 937,52 €</text:p>
          </table:table-cell>
          <table:table-cell table:style-name="ce28" office:value-type="currency" office:currency="EUR" office:value="1076.4" calcext:value-type="currency">
            <text:p>1 076,40 €</text:p>
          </table:table-cell>
          <table:table-cell table:number-columns-repeated="2" table:style-name="ce27" office:value-type="string" calcext:value-type="string">
            <text:p>pas d'abonnement</text:p>
          </table:table-cell>
          <table:table-cell table:style-name="ce58"/>
          <table:table-cell table:number-columns-repeated="5"/>
          <table:table-cell table:style-name="ce64" table:number-columns-repeated="994"/>
          <table:table-cell table:number-columns-repeated="14"/>
        </table:table-row>
        <table:table-row table:style-name="ro5">
          <table:table-cell table:style-name="ce8" office:value-type="string" calcext:value-type="string">
            <text:p>Open Edition Freemium</text:p>
          </table:table-cell>
          <table:table-cell table:style-name="ce16" office:value-type="string" calcext:value-type="string">
            <text:p>Journals</text:p>
          </table:table-cell>
          <table:table-cell table:style-name="ce13" office:value-type="string" calcext:value-type="string">
            <text:p>Bouquet de revues</text:p>
          </table:table-cell>
          <table:table-cell table:number-columns-repeated="2" table:style-name="ce27" office:value-type="string" calcext:value-type="string">
            <text:p>pas d'abonnement</text:p>
          </table:table-cell>
          <table:table-cell table:number-columns-repeated="3" table:style-name="ce28" office:value-type="currency" office:currency="EUR" office:value="3932.25" calcext:value-type="currency">
            <text:p>3 932,25 €</text:p>
          </table:table-cell>
          <table:table-cell table:style-name="ce44" office:value-type="currency" office:currency="EUR" office:value="4410" calcext:value-type="currency">
            <text:p>4 410,00 €</text:p>
          </table:table-cell>
          <table:table-cell table:style-name="ce28" office:value-type="currency" office:currency="EUR" office:value="4174.8" calcext:value-type="currency">
            <text:p>4 174,80 €</text:p>
          </table:table-cell>
          <table:table-cell table:style-name="ce58"/>
          <table:table-cell table:number-columns-repeated="5"/>
          <table:table-cell table:style-name="ce64" table:number-columns-repeated="994"/>
          <table:table-cell table:number-columns-repeated="14"/>
        </table:table-row>
        <table:table-row table:style-name="ro5">
          <table:table-cell table:style-name="ce4" office:value-type="string" calcext:value-type="string">
            <text:p>RSC Royal Society of Chemistry</text:p>
          </table:table-cell>
          <table:table-cell table:style-name="ce13" office:value-type="string" calcext:value-type="string">
            <text:p>RSC journals</text:p>
          </table:table-cell>
          <table:table-cell table:style-name="ce13" office:value-type="string" calcext:value-type="string">
            <text:p>Bouquet de revues</text:p>
          </table:table-cell>
          <table:table-cell table:style-name="ce28" office:value-type="currency" office:currency="EUR" office:value="2665" calcext:value-type="currency">
            <text:p>2 665,00 €</text:p>
          </table:table-cell>
          <table:table-cell table:number-columns-repeated="6" table:style-name="ce27" office:value-type="string" calcext:value-type="string">
            <text:p>pas d'abonnement</text:p>
          </table:table-cell>
          <table:table-cell table:style-name="ce58"/>
          <table:table-cell table:number-columns-repeated="5"/>
          <table:table-cell table:style-name="ce64" table:number-columns-repeated="994"/>
          <table:table-cell table:number-columns-repeated="14"/>
        </table:table-row>
        <table:table-row table:style-name="ro5">
          <table:table-cell table:style-name="ce9" office:value-type="string" calcext:value-type="string">
            <text:p>Société Internationale de Bibliographie Classique</text:p>
          </table:table-cell>
          <table:table-cell table:style-name="ce13" office:value-type="string" calcext:value-type="string">
            <text:p>Année Philologique</text:p>
          </table:table-cell>
          <table:table-cell table:style-name="ce13" office:value-type="string" calcext:value-type="string">
            <text:p>Base de données</text:p>
          </table:table-cell>
          <table:table-cell table:style-name="ce26" office:value-type="currency" office:currency="EUR" office:value="717" calcext:value-type="currency">
            <text:p>717,00 €</text:p>
          </table:table-cell>
          <table:table-cell table:style-name="ce28" office:value-type="currency" office:currency="EUR" office:value="741.52" calcext:value-type="currency">
            <text:p>741,52 €</text:p>
          </table:table-cell>
          <table:table-cell table:number-columns-repeated="2" table:style-name="ce28" office:value-type="currency" office:currency="EUR" office:value="763.05" calcext:value-type="currency">
            <text:p>763,05 €</text:p>
          </table:table-cell>
          <table:table-cell table:style-name="ce28" office:value-type="currency" office:currency="EUR" office:value="444.52" calcext:value-type="currency">
            <text:p>444,52 €</text:p>
          </table:table-cell>
          <table:table-cell table:style-name="ce44" office:value-type="currency" office:currency="EUR" office:value="811.2" calcext:value-type="currency">
            <text:p>811,20 €</text:p>
          </table:table-cell>
          <table:table-cell table:style-name="ce28" office:value-type="currency" office:currency="EUR" office:value="695" calcext:value-type="currency">
            <text:p>695,00 €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5">
          <table:table-cell office:value-type="string" calcext:value-type="string">
            <text:p>Sportdiscus</text:p>
          </table:table-cell>
          <table:table-cell table:style-name="ce14" office:value-type="string" calcext:value-type="string">
            <text:p>Sportdiscus</text:p>
          </table:table-cell>
          <table:table-cell table:style-name="ce13" office:value-type="string" calcext:value-type="string">
            <text:p>Base de données</text:p>
          </table:table-cell>
          <table:table-cell table:number-columns-repeated="4" table:style-name="ce27" office:value-type="string" calcext:value-type="string">
            <text:p>pas d'abonnement</text:p>
          </table:table-cell>
          <table:table-cell table:style-name="ce28" office:value-type="currency" office:currency="EUR" office:value="5975.6" calcext:value-type="currency">
            <text:p>5 975,60 €</text:p>
          </table:table-cell>
          <table:table-cell table:style-name="ce44" office:value-type="currency" office:currency="EUR" office:value="6021.08" calcext:value-type="currency">
            <text:p>6 021,08 €</text:p>
          </table:table-cell>
          <table:table-cell table:style-name="ce28" office:value-type="currency" office:currency="EUR" office:value="7236.77" calcext:value-type="currency">
            <text:p>7 236,77 €</text:p>
          </table:table-cell>
          <table:table-cell table:style-name="ce57"/>
          <table:table-cell table:number-columns-repeated="5"/>
          <table:table-cell table:style-name="ce57" table:number-columns-repeated="994"/>
          <table:table-cell table:number-columns-repeated="14"/>
        </table:table-row>
        <table:table-row table:style-name="ro5">
          <table:table-cell office:value-type="string" calcext:value-type="string">
            <text:p>Springer</text:p>
          </table:table-cell>
          <table:table-cell table:style-name="ce13" office:value-type="string" calcext:value-type="string">
            <text:p>SpringerLink</text:p>
          </table:table-cell>
          <table:table-cell table:style-name="ce13" office:value-type="string" calcext:value-type="string">
            <text:p>Bouquet de revues</text:p>
          </table:table-cell>
          <table:table-cell table:style-name="ce26" office:value-type="currency" office:currency="EUR" office:value="57000" calcext:value-type="currency">
            <text:p>57 000,00 €</text:p>
          </table:table-cell>
          <table:table-cell table:style-name="ce28" office:value-type="currency" office:currency="EUR" office:value="63000" calcext:value-type="currency">
            <text:p>63 000,00 €</text:p>
          </table:table-cell>
          <table:table-cell table:style-name="ce28" office:value-type="currency" office:currency="EUR" office:value="69471.12" calcext:value-type="currency">
            <text:p>69 471,12 €</text:p>
          </table:table-cell>
          <table:table-cell table:style-name="ce28" office:value-type="currency" office:currency="EUR" office:value="59406.29" calcext:value-type="currency">
            <text:p>59 406,29 €</text:p>
          </table:table-cell>
          <table:table-cell table:style-name="ce28" office:value-type="currency" office:currency="EUR" office:value="61216.18" calcext:value-type="currency">
            <text:p>61 216,18 €</text:p>
          </table:table-cell>
          <table:table-cell table:style-name="ce44" office:value-type="currency" office:currency="EUR" office:value="63143.36" calcext:value-type="currency">
            <text:p>63 143,36 €</text:p>
          </table:table-cell>
          <table:table-cell table:style-name="ce28" office:value-type="currency" office:currency="EUR" office:value="71877.62" calcext:value-type="currency">
            <text:p>71 877,62 €</text:p>
          </table:table-cell>
          <table:table-cell table:style-name="ce58"/>
          <table:table-cell table:number-columns-repeated="3"/>
          <table:table-cell table:style-name="ce64" table:number-columns-repeated="996"/>
          <table:table-cell table:number-columns-repeated="14"/>
        </table:table-row>
        <table:table-row table:style-name="ro5">
          <table:table-cell table:style-name="ce7" office:value-type="string" calcext:value-type="string">
            <text:p>Techniques de l'ingénieur</text:p>
          </table:table-cell>
          <table:table-cell table:style-name="ce15" office:value-type="string" calcext:value-type="string">
            <text:p>Techniques de l'ingénieur</text:p>
          </table:table-cell>
          <table:table-cell table:style-name="ce13" office:value-type="string" calcext:value-type="string">
            <text:p>Base de données</text:p>
          </table:table-cell>
          <table:table-cell table:style-name="ce26" office:value-type="currency" office:currency="EUR" office:value="31000" calcext:value-type="currency">
            <text:p>31 000,00 €</text:p>
          </table:table-cell>
          <table:table-cell table:style-name="ce28" office:value-type="currency" office:currency="EUR" office:value="25132.98" calcext:value-type="currency">
            <text:p>25 132,98 €</text:p>
          </table:table-cell>
          <table:table-cell table:style-name="ce28" office:value-type="currency" office:currency="EUR" office:value="29000" calcext:value-type="currency">
            <text:p>29 000,00 €</text:p>
          </table:table-cell>
          <table:table-cell table:style-name="ce28" office:value-type="currency" office:currency="EUR" office:value="26655.5" calcext:value-type="currency">
            <text:p>26 655,50 €</text:p>
          </table:table-cell>
          <table:table-cell table:style-name="ce28" office:value-type="currency" office:currency="EUR" office:value="32694" calcext:value-type="currency">
            <text:p>32 694,00 €</text:p>
          </table:table-cell>
          <table:table-cell table:style-name="ce44" office:value-type="currency" office:currency="EUR" office:value="33508" calcext:value-type="currency">
            <text:p>33 508,00 €</text:p>
          </table:table-cell>
          <table:table-cell table:style-name="ce28" office:value-type="currency" office:currency="EUR" office:value="34340.61" calcext:value-type="currency">
            <text:p>34 340,61 €</text:p>
          </table:table-cell>
          <table:table-cell table:style-name="ce57"/>
          <table:table-cell table:number-columns-repeated="3"/>
          <table:table-cell table:style-name="ce57" table:number-columns-repeated="996"/>
          <table:table-cell table:number-columns-repeated="14"/>
        </table:table-row>
        <table:table-row table:style-name="ro5">
          <table:table-cell office:value-type="string" calcext:value-type="string">
            <text:p>Thomson Reuters</text:p>
          </table:table-cell>
          <table:table-cell table:style-name="ce13" office:value-type="string" calcext:value-type="string">
            <text:p>Doctrinal +</text:p>
          </table:table-cell>
          <table:table-cell table:style-name="ce13" office:value-type="string" calcext:value-type="string">
            <text:p>Base de données</text:p>
          </table:table-cell>
          <table:table-cell table:style-name="ce26" office:value-type="currency" office:currency="EUR" office:value="8564" calcext:value-type="currency">
            <text:p>8 564,00 €</text:p>
          </table:table-cell>
          <table:table-cell table:style-name="ce28" office:value-type="currency" office:currency="EUR" office:value="8732.43" calcext:value-type="currency">
            <text:p>8 732,43 €</text:p>
          </table:table-cell>
          <table:table-cell table:style-name="ce28" office:value-type="currency" office:currency="EUR" office:value="9607.71" calcext:value-type="currency">
            <text:p>9 607,71 €</text:p>
          </table:table-cell>
          <table:table-cell table:style-name="ce28" office:value-type="currency" office:currency="EUR" office:value="9796.32" calcext:value-type="currency">
            <text:p>9 796,32 €</text:p>
          </table:table-cell>
          <table:table-cell table:style-name="ce28" office:value-type="currency" office:currency="EUR" office:value="9863.65" calcext:value-type="currency">
            <text:p>9 863,65 €</text:p>
          </table:table-cell>
          <table:table-cell table:style-name="ce44" office:value-type="currency" office:currency="EUR" office:value="10881.43" calcext:value-type="currency">
            <text:p>10 881,43 €</text:p>
          </table:table-cell>
          <table:table-cell table:style-name="ce28" office:value-type="currency" office:currency="EUR" office:value="10402.17" calcext:value-type="currency">
            <text:p>10 402,17 €</text:p>
          </table:table-cell>
          <table:table-cell table:style-name="ce57"/>
          <table:table-cell table:number-columns-repeated="3"/>
          <table:table-cell table:style-name="ce57" table:number-columns-repeated="996"/>
          <table:table-cell table:number-columns-repeated="14"/>
        </table:table-row>
        <table:table-row table:style-name="ro5">
          <table:table-cell office:value-type="string" calcext:value-type="string">
            <text:p>University of California</text:p>
          </table:table-cell>
          <table:table-cell table:style-name="ce15" office:value-type="string" calcext:value-type="string">
            <text:p>Thesaurus linguae graecae</text:p>
          </table:table-cell>
          <table:table-cell table:style-name="ce13" office:value-type="string" calcext:value-type="string">
            <text:p>Livres électroniques</text:p>
          </table:table-cell>
          <table:table-cell table:number-columns-repeated="4" table:style-name="ce27" office:value-type="string" calcext:value-type="string">
            <text:p>pas d'abonnement</text:p>
          </table:table-cell>
          <table:table-cell table:style-name="ce28" office:value-type="currency" office:currency="EUR" office:value="1140" calcext:value-type="currency">
            <text:p>1 140,00 €</text:p>
          </table:table-cell>
          <table:table-cell table:style-name="ce44" office:value-type="currency" office:currency="EUR" office:value="1155" calcext:value-type="currency">
            <text:p>1 155,00 €</text:p>
          </table:table-cell>
          <table:table-cell table:style-name="ce28" office:value-type="currency" office:currency="EUR" office:value="1513" calcext:value-type="currency">
            <text:p>1 513,00 €</text:p>
          </table:table-cell>
          <table:table-cell table:style-name="ce59"/>
          <table:table-cell table:number-columns-repeated="3"/>
          <table:table-cell table:style-name="ce59" table:number-columns-repeated="996"/>
          <table:table-cell table:number-columns-repeated="14"/>
        </table:table-row>
        <table:table-row table:style-name="ro5">
          <table:table-cell office:value-type="string" calcext:value-type="string">
            <text:p>Wiley Blackwell</text:p>
          </table:table-cell>
          <table:table-cell table:style-name="ce13" office:value-type="string" calcext:value-type="string">
            <text:p>Cochrane Library</text:p>
          </table:table-cell>
          <table:table-cell table:style-name="ce13" office:value-type="string" calcext:value-type="string">
            <text:p>Base de données</text:p>
          </table:table-cell>
          <table:table-cell table:style-name="ce26" office:value-type="currency" office:currency="EUR" office:value="1606" calcext:value-type="currency">
            <text:p>1 606,00 €</text:p>
          </table:table-cell>
          <table:table-cell table:style-name="ce28" office:value-type="currency" office:currency="EUR" office:value="1453.1" calcext:value-type="currency">
            <text:p>1 453,10 €</text:p>
          </table:table-cell>
          <table:table-cell table:style-name="ce28" office:value-type="currency" office:currency="EUR" office:value="1557.8" calcext:value-type="currency">
            <text:p>1 557,80 €</text:p>
          </table:table-cell>
          <table:table-cell table:style-name="ce28" office:value-type="currency" office:currency="EUR" office:value="1689.69" calcext:value-type="currency">
            <text:p>1 689,69 €</text:p>
          </table:table-cell>
          <table:table-cell table:style-name="ce28" office:value-type="currency" office:currency="EUR" office:value="1780.39" calcext:value-type="currency">
            <text:p>1 780,39 €</text:p>
          </table:table-cell>
          <table:table-cell table:style-name="ce44" office:value-type="currency" office:currency="EUR" office:value="1780.39" calcext:value-type="currency">
            <text:p>1 780,39 €</text:p>
          </table:table-cell>
          <table:table-cell table:style-name="ce28" office:value-type="currency" office:currency="EUR" office:value="2171.85" calcext:value-type="currency">
            <text:p>2 171,85 €</text:p>
          </table:table-cell>
          <table:table-cell table:style-name="ce59"/>
          <table:table-cell table:number-columns-repeated="3"/>
          <table:table-cell table:style-name="ce59" table:number-columns-repeated="996"/>
          <table:table-cell table:number-columns-repeated="14"/>
        </table:table-row>
        <table:table-row table:style-name="ro5">
          <table:table-cell office:value-type="string" calcext:value-type="string">
            <text:p>Wiley Full Collection</text:p>
          </table:table-cell>
          <table:table-cell table:style-name="ce13" office:value-type="string" calcext:value-type="string">
            <text:p>Wiley Blackwell</text:p>
          </table:table-cell>
          <table:table-cell table:style-name="ce13" office:value-type="string" calcext:value-type="string">
            <text:p>Bouquet de revues</text:p>
          </table:table-cell>
          <table:table-cell table:style-name="ce26" office:value-type="currency" office:currency="EUR" office:value="115000" calcext:value-type="currency">
            <text:p>115 000,00 €</text:p>
          </table:table-cell>
          <table:table-cell table:style-name="ce28" office:value-type="currency" office:currency="EUR" office:value="116500" calcext:value-type="currency">
            <text:p>116 500,00 €</text:p>
          </table:table-cell>
          <table:table-cell table:style-name="ce28" office:value-type="currency" office:currency="EUR" office:value="118724.37" calcext:value-type="currency">
            <text:p>118 724,37 €</text:p>
          </table:table-cell>
          <table:table-cell table:style-name="ce28" office:value-type="currency" office:currency="EUR" office:value="131193.73" calcext:value-type="currency">
            <text:p>131 193,73 €</text:p>
          </table:table-cell>
          <table:table-cell table:style-name="ce28" office:value-type="currency" office:currency="EUR" office:value="109769.35" calcext:value-type="currency">
            <text:p>109 769,35 €</text:p>
          </table:table-cell>
          <table:table-cell table:style-name="ce44" office:value-type="currency" office:currency="EUR" office:value="126601.79" calcext:value-type="currency">
            <text:p>126 601,79 €</text:p>
          </table:table-cell>
          <table:table-cell table:style-name="ce28" office:value-type="currency" office:currency="EUR" office:value="127019.96" calcext:value-type="currency">
            <text:p>127 019,96 €</text:p>
          </table:table-cell>
          <table:table-cell table:style-name="ce59"/>
          <table:table-cell table:number-columns-repeated="3"/>
          <table:table-cell table:style-name="ce59" table:number-columns-repeated="996"/>
          <table:table-cell table:number-columns-repeated="14"/>
        </table:table-row>
        <table:table-row table:style-name="ro5">
          <table:table-cell office:value-type="string" calcext:value-type="string">
            <text:p>Wolters Kluwer</text:p>
          </table:table-cell>
          <table:table-cell table:style-name="ce14" office:value-type="string" calcext:value-type="string">
            <text:p>Lamyline</text:p>
          </table:table-cell>
          <table:table-cell table:style-name="ce14" office:value-type="string" calcext:value-type="string">
            <text:p>Base de données</text:p>
          </table:table-cell>
          <table:table-cell table:style-name="ce28" office:value-type="currency" office:currency="EUR" office:value="6011" calcext:value-type="currency">
            <text:p>6 011,00 €</text:p>
          </table:table-cell>
          <table:table-cell table:style-name="ce28" office:value-type="currency" office:currency="EUR" office:value="5852.03" calcext:value-type="currency">
            <text:p>5 852,03 €</text:p>
          </table:table-cell>
          <table:table-cell table:number-columns-repeated="3" table:style-name="ce28" office:value-type="currency" office:currency="EUR" office:value="6650" calcext:value-type="currency">
            <text:p>6 650,00 €</text:p>
          </table:table-cell>
          <table:table-cell table:style-name="ce44" office:value-type="currency" office:currency="EUR" office:value="8676.25" calcext:value-type="currency">
            <text:p>8 676,25 €</text:p>
          </table:table-cell>
          <table:table-cell table:style-name="ce28" office:value-type="currency" office:currency="EUR" office:value="8213.52" calcext:value-type="currency">
            <text:p>8 213,52 €</text:p>
          </table:table-cell>
          <table:table-cell table:style-name="ce57"/>
          <table:table-cell table:number-columns-repeated="3"/>
          <table:table-cell table:style-name="ce57" table:number-columns-repeated="996"/>
          <table:table-cell table:number-columns-repeated="14"/>
        </table:table-row>
        <table:table-row table:style-name="ro5">
          <table:table-cell office:value-type="string" calcext:value-type="string">
            <text:p>Wolters Kluwer</text:p>
          </table:table-cell>
          <table:table-cell table:style-name="ce14" office:value-type="string" calcext:value-type="string">
            <text:p>Lippincott</text:p>
          </table:table-cell>
          <table:table-cell table:style-name="ce14" office:value-type="string" calcext:value-type="string">
            <text:p>Bouquet de revues</text:p>
          </table:table-cell>
          <table:table-cell table:style-name="ce28" office:value-type="currency" office:currency="EUR" office:value="34684" calcext:value-type="currency">
            <text:p>34 684,00 €</text:p>
          </table:table-cell>
          <table:table-cell table:style-name="ce28" office:value-type="currency" office:currency="EUR" office:value="36237.63" calcext:value-type="currency">
            <text:p>36 237,63 €</text:p>
          </table:table-cell>
          <table:table-cell table:style-name="ce28" office:value-type="currency" office:currency="EUR" office:value="37823.5" calcext:value-type="currency">
            <text:p>37 823,50 €</text:p>
          </table:table-cell>
          <table:table-cell table:style-name="ce28" office:value-type="currency" office:currency="EUR" office:value="21145.53" calcext:value-type="currency">
            <text:p>21 145,53 €</text:p>
          </table:table-cell>
          <table:table-cell table:style-name="ce28" office:value-type="currency" office:currency="EUR" office:value="21799.96" calcext:value-type="currency">
            <text:p>21 799,96 €</text:p>
          </table:table-cell>
          <table:table-cell table:style-name="ce44" office:value-type="currency" office:currency="EUR" office:value="23421.6" calcext:value-type="currency">
            <text:p>23 421,60 €</text:p>
          </table:table-cell>
          <table:table-cell table:style-name="ce28" office:value-type="currency" office:currency="EUR" office:value="19894.54" calcext:value-type="currency">
            <text:p>19 894,54 €</text:p>
          </table:table-cell>
          <table:table-cell table:style-name="ce57"/>
          <table:table-cell table:number-columns-repeated="3"/>
          <table:table-cell table:style-name="ce57" table:number-columns-repeated="996"/>
          <table:table-cell table:number-columns-repeated="14"/>
        </table:table-row>
        <table:table-row table:style-name="ro5">
          <table:table-cell office:value-type="string" calcext:value-type="string">
            <text:p>Wolters Kluwer</text:p>
          </table:table-cell>
          <table:table-cell table:style-name="ce7" office:value-type="string" calcext:value-type="string">
            <text:p>Up to Date</text:p>
          </table:table-cell>
          <table:table-cell table:style-name="ce13" office:value-type="string" calcext:value-type="string">
            <text:p>Base de données</text:p>
          </table:table-cell>
          <table:table-cell table:number-columns-repeated="2" table:style-name="ce27" office:value-type="string" calcext:value-type="string">
            <text:p>pas d'abonnement</text:p>
          </table:table-cell>
          <table:table-cell table:style-name="ce28" office:value-type="currency" office:currency="EUR" office:value="15500" calcext:value-type="currency">
            <text:p>15 500,00 €</text:p>
          </table:table-cell>
          <table:table-cell table:style-name="ce28" office:value-type="currency" office:currency="EUR" office:value="12160" calcext:value-type="currency">
            <text:p>12 160,00 €</text:p>
          </table:table-cell>
          <table:table-cell table:style-name="ce28" office:value-type="currency" office:currency="EUR" office:value="15321.75" calcext:value-type="currency">
            <text:p>15 321,75 €</text:p>
          </table:table-cell>
          <table:table-cell table:style-name="ce44" office:value-type="currency" office:currency="EUR" office:value="17067.03" calcext:value-type="currency">
            <text:p>17 067,03 €</text:p>
          </table:table-cell>
          <table:table-cell table:style-name="ce28" office:value-type="currency" office:currency="EUR" office:value="22365.57" calcext:value-type="currency">
            <text:p>22 365,57 €</text:p>
          </table:table-cell>
          <table:table-cell table:style-name="ce57"/>
          <table:table-cell table:number-columns-repeated="3"/>
          <table:table-cell table:style-name="ce57" table:number-columns-repeated="996"/>
          <table:table-cell table:number-columns-repeated="14"/>
        </table:table-row>
        <table:table-row table:style-name="ro2">
          <table:table-cell table:style-name="ce10" office:value-type="string" calcext:value-type="string">
            <text:p>TOTAL</text:p>
          </table:table-cell>
          <table:table-cell table:style-name="ce17"/>
          <table:table-cell table:style-name="ce21"/>
          <table:table-cell table:style-name="ce29" table:formula="of:=SUBTOTAL(9;[.D5:.D62])" office:value-type="currency" office:currency="EUR" office:value="790343.55" calcext:value-type="currency">
            <text:p>790 343,55 €</text:p>
          </table:table-cell>
          <table:table-cell table:style-name="ce29" table:formula="of:=SUBTOTAL(9;[.E5:.E62])" office:value-type="currency" office:currency="EUR" office:value="819698.59" calcext:value-type="currency">
            <text:p>819 698,59 €</text:p>
          </table:table-cell>
          <table:table-cell table:style-name="ce29" table:formula="of:=SUBTOTAL(9;[.F5:.F62])" office:value-type="currency" office:currency="EUR" office:value="887927.2" calcext:value-type="currency">
            <text:p>887 927,20 €</text:p>
          </table:table-cell>
          <table:table-cell table:style-name="ce29" table:formula="of:=SUBTOTAL(9;[.G5:.G62])" office:value-type="currency" office:currency="EUR" office:value="905175.02" calcext:value-type="currency">
            <text:p>905 175,02 €</text:p>
          </table:table-cell>
          <table:table-cell table:style-name="ce29" table:formula="of:=SUBTOTAL(9;[.H5:.H62])" office:value-type="currency" office:currency="EUR" office:value="1032435.58" calcext:value-type="currency">
            <text:p>1 032 435,58 €</text:p>
          </table:table-cell>
          <table:table-cell table:style-name="ce29" table:formula="of:=SUBTOTAL(9;[.I5:.I62])" office:value-type="currency" office:currency="EUR" office:value="1127495.58" calcext:value-type="currency">
            <text:p>1 127 495,58 €</text:p>
          </table:table-cell>
          <table:table-cell table:style-name="ce51" table:formula="of:=SUBTOTAL(9;[.J5:.J62])" office:value-type="currency" office:currency="EUR" office:value="1188493.32" calcext:value-type="currency">
            <text:p>1 188 493,32 €</text:p>
          </table:table-cell>
          <table:table-cell table:style-name="ce60"/>
          <table:table-cell table:number-columns-repeated="3"/>
          <table:table-cell table:style-name="ce65" table:number-columns-repeated="996"/>
          <table:table-cell table:number-columns-repeated="14"/>
        </table:table-row>
        <table:table-row table:style-name="ro2">
          <table:table-cell table:number-columns-repeated="2"/>
          <table:table-cell table:style-name="ce22"/>
          <table:table-cell table:style-name="ce30"/>
          <table:table-cell table:style-name="ce33"/>
          <table:table-cell table:style-name="ce35"/>
          <table:table-cell table:style-name="ce39" table:number-columns-repeated="2"/>
          <table:table-cell table:style-name="ce19"/>
          <table:table-cell table:style-name="ce52"/>
          <table:table-cell table:style-name="ce61"/>
          <table:table-cell table:number-columns-repeated="3"/>
          <table:table-cell table:style-name="ce66" table:number-columns-repeated="996"/>
          <table:table-cell table:number-columns-repeated="14"/>
        </table:table-row>
        <table:table-row table:style-name="ro2">
          <table:table-cell table:number-columns-repeated="2"/>
          <table:table-cell table:style-name="ce22"/>
          <table:table-cell table:style-name="ce30" table:number-columns-repeated="2"/>
          <table:table-cell table:style-name="ce36"/>
          <table:table-cell table:style-name="ce39" table:number-columns-repeated="2"/>
          <table:table-cell table:style-name="ce19"/>
          <table:table-cell table:style-name="ce52"/>
          <table:table-cell table:style-name="ce61"/>
          <table:table-cell table:number-columns-repeated="3"/>
          <table:table-cell table:style-name="ce66" table:number-columns-repeated="996"/>
          <table:table-cell table:number-columns-repeated="14"/>
        </table:table-row>
        <table:table-row table:style-name="ro2" table:number-rows-repeated="2">
          <table:table-cell table:number-columns-repeated="2"/>
          <table:table-cell table:style-name="ce22"/>
          <table:table-cell table:style-name="ce30" table:number-columns-repeated="2"/>
          <table:table-cell table:style-name="ce36"/>
          <table:table-cell table:style-name="ce40" table:number-columns-repeated="2"/>
          <table:table-cell table:style-name="ce23"/>
          <table:table-cell table:style-name="ce53"/>
          <table:table-cell table:style-name="ce61"/>
          <table:table-cell table:number-columns-repeated="3"/>
          <table:table-cell table:style-name="ce66" table:number-columns-repeated="996"/>
          <table:table-cell table:number-columns-repeated="14"/>
        </table:table-row>
        <table:table-row table:style-name="ro2">
          <table:table-cell table:number-columns-repeated="2"/>
          <table:table-cell table:style-name="ce22"/>
          <table:table-cell table:style-name="ce30"/>
          <table:table-cell table:number-columns-repeated="2"/>
          <table:table-cell table:style-name="ce40" table:number-columns-repeated="2"/>
          <table:table-cell table:style-name="ce23"/>
          <table:table-cell table:style-name="ce53"/>
          <table:table-cell table:style-name="ce61"/>
          <table:table-cell table:number-columns-repeated="3"/>
          <table:table-cell table:style-name="ce66" table:number-columns-repeated="996"/>
          <table:table-cell table:number-columns-repeated="14"/>
        </table:table-row>
        <table:table-row table:style-name="ro2" table:number-rows-repeated="65475">
          <table:table-cell table:style-name="ce11"/>
          <table:table-cell table:style-name="ce19"/>
          <table:table-cell table:style-name="ce23" table:number-columns-repeated="3"/>
          <table:table-cell table:style-name="ce37"/>
          <table:table-cell table:style-name="ce40" table:number-columns-repeated="2"/>
          <table:table-cell table:style-name="ce23"/>
          <table:table-cell table:style-name="ce53"/>
          <table:table-cell table:number-columns-repeated="4"/>
          <table:table-cell table:style-name="ce67" table:number-columns-repeated="234"/>
          <table:table-cell table:number-columns-repeated="776"/>
        </table:table-row>
        <table:table-row table:style-name="ro2">
          <table:table-cell table:style-name="ce11"/>
          <table:table-cell table:style-name="ce19"/>
          <table:table-cell table:style-name="ce23" table:number-columns-repeated="3"/>
          <table:table-cell table:style-name="ce37"/>
          <table:table-cell table:style-name="ce41"/>
          <table:table-cell table:style-name="ce40"/>
          <table:table-cell table:style-name="ce23"/>
          <table:table-cell table:style-name="ce53"/>
          <table:table-cell table:number-columns-repeated="4"/>
          <table:table-cell table:style-name="ce67" table:number-columns-repeated="234"/>
          <table:table-cell table:number-columns-repeated="776"/>
        </table:table-row>
        <table:table-row table:style-name="ro6" table:number-rows-repeated="98303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ilan par type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ce97"/>
        <table:table-row table:style-name="ro6">
          <table:table-cell office:value-type="string" calcext:value-type="string">
            <text:p>Filtrer</text:p>
          </table:table-cell>
          <table:table-cell/>
          <table:table-cell table:style-name="Default"/>
        </table:table-row>
        <table:table-row table:style-name="ro6">
          <table:table-cell table:number-columns-repeated="2"/>
          <table:table-cell table:style-name="Default"/>
        </table:table-row>
        <table:table-row table:style-name="ro6">
          <table:table-cell table:style-name="ce68" office:value-type="string" calcext:value-type="string">
            <text:p>Type</text:p>
          </table:table-cell>
          <table:table-cell table:style-name="ce74" office:value-type="string" calcext:value-type="string">
            <text:p>Données</text:p>
          </table:table-cell>
          <table:table-cell table:style-name="ce80"/>
        </table:table-row>
        <table:table-row table:style-name="ro6">
          <table:table-cell table:style-name="ce69" office:value-type="string" calcext:value-type="string">
            <text:p>Base de données</text:p>
          </table:table-cell>
          <table:table-cell table:style-name="ce75" office:value-type="string" calcext:value-type="string">
            <text:p>Somme - Dépense 2014 (€ TTC)</text:p>
          </table:table-cell>
          <table:table-cell table:style-name="ce81" office:value-type="currency" office:currency="EUR" office:value="140003.66" calcext:value-type="currency">
            <text:p>140 003,66 €</text:p>
          </table:table-cell>
        </table:table-row>
        <table:table-row table:style-name="ro6">
          <table:table-cell table:style-name="ce70"/>
          <table:table-cell table:style-name="ce76" office:value-type="string" calcext:value-type="string">
            <text:p>Somme - Dépense 2015 (€ TTC)</text:p>
          </table:table-cell>
          <table:table-cell table:style-name="ce82" office:value-type="currency" office:currency="EUR" office:value="155139.26" calcext:value-type="currency">
            <text:p>155 139,26 €</text:p>
          </table:table-cell>
        </table:table-row>
        <table:table-row table:style-name="ro6">
          <table:table-cell table:style-name="ce69" office:value-type="string" calcext:value-type="string">
            <text:p>Bouquet de revues</text:p>
          </table:table-cell>
          <table:table-cell table:style-name="ce75" office:value-type="string" calcext:value-type="string">
            <text:p>Somme - Dépense 2014 (€ TTC)</text:p>
          </table:table-cell>
          <table:table-cell table:style-name="ce81" office:value-type="currency" office:currency="EUR" office:value="834732.61" calcext:value-type="currency">
            <text:p>834 732,61 €</text:p>
          </table:table-cell>
        </table:table-row>
        <table:table-row table:style-name="ro6">
          <table:table-cell table:style-name="ce70"/>
          <table:table-cell table:style-name="ce76" office:value-type="string" calcext:value-type="string">
            <text:p>Somme - Dépense 2015 (€ TTC)</text:p>
          </table:table-cell>
          <table:table-cell table:style-name="ce82" office:value-type="currency" office:currency="EUR" office:value="877318.46" calcext:value-type="currency">
            <text:p>877 318,46 €</text:p>
          </table:table-cell>
        </table:table-row>
        <table:table-row table:style-name="ro6">
          <table:table-cell table:style-name="ce69" office:value-type="string" calcext:value-type="string">
            <text:p>LIvres électroniques</text:p>
          </table:table-cell>
          <table:table-cell table:style-name="ce75" office:value-type="string" calcext:value-type="string">
            <text:p>Somme - Dépense 2014 (€ TTC)</text:p>
          </table:table-cell>
          <table:table-cell table:style-name="ce81" office:value-type="currency" office:currency="EUR" office:value="44927.89" calcext:value-type="currency">
            <text:p>44 927,89 €</text:p>
          </table:table-cell>
        </table:table-row>
        <table:table-row table:style-name="ro6">
          <table:table-cell table:style-name="ce70"/>
          <table:table-cell table:style-name="ce76" office:value-type="string" calcext:value-type="string">
            <text:p>Somme - Dépense 2015 (€ TTC)</text:p>
          </table:table-cell>
          <table:table-cell table:style-name="ce82" office:value-type="currency" office:currency="EUR" office:value="55378.46" calcext:value-type="currency">
            <text:p>55 378,46 €</text:p>
          </table:table-cell>
        </table:table-row>
        <table:table-row table:style-name="ro6">
          <table:table-cell table:style-name="ce69" office:value-type="string" calcext:value-type="string">
            <text:p>Mixte</text:p>
          </table:table-cell>
          <table:table-cell table:style-name="ce75" office:value-type="string" calcext:value-type="string">
            <text:p>Somme - Dépense 2014 (€ TTC)</text:p>
          </table:table-cell>
          <table:table-cell table:style-name="ce81" office:value-type="currency" office:currency="EUR" office:value="108453.07" calcext:value-type="currency">
            <text:p>108 453,07 €</text:p>
          </table:table-cell>
        </table:table-row>
        <table:table-row table:style-name="ro6">
          <table:table-cell table:style-name="ce70"/>
          <table:table-cell table:style-name="ce76" office:value-type="string" calcext:value-type="string">
            <text:p>Somme - Dépense 2015 (€ TTC)</text:p>
          </table:table-cell>
          <table:table-cell table:style-name="ce82" office:value-type="currency" office:currency="EUR" office:value="108071.52" calcext:value-type="currency">
            <text:p>108 071,52 €</text:p>
          </table:table-cell>
        </table:table-row>
        <table:table-row table:style-name="ro6">
          <table:table-cell table:style-name="ce69" office:value-type="string" calcext:value-type="string">
            <text:p>Professionnel</text:p>
          </table:table-cell>
          <table:table-cell table:style-name="ce75" office:value-type="string" calcext:value-type="string">
            <text:p>Somme - Dépense 2014 (€ TTC)</text:p>
          </table:table-cell>
          <table:table-cell table:style-name="ce81" office:value-type="currency" office:currency="EUR" office:value="12768" calcext:value-type="currency">
            <text:p>12 768,00 €</text:p>
          </table:table-cell>
        </table:table-row>
        <table:table-row table:style-name="ro6">
          <table:table-cell table:style-name="ce70"/>
          <table:table-cell table:style-name="ce76" office:value-type="string" calcext:value-type="string">
            <text:p>Somme - Dépense 2015 (€ TTC)</text:p>
          </table:table-cell>
          <table:table-cell table:style-name="ce83"/>
        </table:table-row>
        <table:table-row table:style-name="ro6">
          <table:table-cell table:style-name="ce71" office:value-type="string" calcext:value-type="string">
            <text:p>Total Somme - Dépense 2014 (€ TTC)</text:p>
          </table:table-cell>
          <table:table-cell table:style-name="ce77"/>
          <table:table-cell table:style-name="ce84" office:value-type="currency" office:currency="EUR" office:value="1140885.23" calcext:value-type="currency">
            <text:p>1 140 885,23 €</text:p>
          </table:table-cell>
        </table:table-row>
        <table:table-row table:style-name="ro6">
          <table:table-cell table:style-name="ce72" office:value-type="string" calcext:value-type="string">
            <text:p>Total Somme - Dépense 2015 (€ TTC)</text:p>
          </table:table-cell>
          <table:table-cell table:style-name="ce78"/>
          <table:table-cell table:style-name="ce85" office:value-type="currency" office:currency="EUR" office:value="1195907.7" calcext:value-type="currency">
            <text:p>1 195 907,70 €</text:p>
          </table:table-cell>
        </table:table-row>
        <table:table-row table:style-name="ro6">
          <table:table-cell office:value-type="string" calcext:value-type="string">
            <text:p>Filtrer</text:p>
          </table:table-cell>
          <table:table-cell/>
          <table:table-cell table:style-name="Default"/>
        </table:table-row>
        <table:table-row table:style-name="ro6">
          <table:table-cell table:number-columns-repeated="2"/>
          <table:table-cell table:style-name="Default"/>
        </table:table-row>
        <table:table-row table:style-name="ro6">
          <table:table-cell table:style-name="ce68" office:value-type="string" calcext:value-type="string">
            <text:p>Type</text:p>
          </table:table-cell>
          <table:table-cell table:style-name="ce74" office:value-type="string" calcext:value-type="string">
            <text:p>Données</text:p>
          </table:table-cell>
          <table:table-cell table:style-name="ce80"/>
        </table:table-row>
        <table:table-row table:style-name="ro6">
          <table:table-cell table:style-name="ce69" office:value-type="string" calcext:value-type="string">
            <text:p>Base de données</text:p>
          </table:table-cell>
          <table:table-cell table:style-name="ce75" office:value-type="string" calcext:value-type="string">
            <text:p>Somme - Consultations 2010</text:p>
          </table:table-cell>
          <table:table-cell table:style-name="ce86" office:value-type="float" office:value="153809" calcext:value-type="float">
            <text:p>153 809</text:p>
          </table:table-cell>
        </table:table-row>
        <table:table-row table:style-name="ro6">
          <table:table-cell table:style-name="ce73"/>
          <table:table-cell table:style-name="ce79" office:value-type="string" calcext:value-type="string">
            <text:p>Somme - Consultations 2011</text:p>
          </table:table-cell>
          <table:table-cell table:style-name="ce87" office:value-type="float" office:value="135038" calcext:value-type="float">
            <text:p>135 038</text:p>
          </table:table-cell>
        </table:table-row>
        <table:table-row table:style-name="ro6">
          <table:table-cell table:style-name="ce73"/>
          <table:table-cell table:style-name="ce79" office:value-type="string" calcext:value-type="string">
            <text:p>Somme - Consultation 2012</text:p>
          </table:table-cell>
          <table:table-cell table:style-name="ce87" office:value-type="float" office:value="117728" calcext:value-type="float">
            <text:p>117 728</text:p>
          </table:table-cell>
        </table:table-row>
        <table:table-row table:style-name="ro6">
          <table:table-cell table:style-name="ce73"/>
          <table:table-cell table:style-name="ce79" office:value-type="string" calcext:value-type="string">
            <text:p>Somme - Consultation 2013</text:p>
          </table:table-cell>
          <table:table-cell table:style-name="ce87" office:value-type="float" office:value="135221" calcext:value-type="float">
            <text:p>135 221</text:p>
          </table:table-cell>
        </table:table-row>
        <table:table-row table:style-name="ro6">
          <table:table-cell table:style-name="ce73"/>
          <table:table-cell table:style-name="ce79" office:value-type="string" calcext:value-type="string">
            <text:p>Somme - Recherches 2014</text:p>
          </table:table-cell>
          <table:table-cell table:style-name="ce88" office:value-type="float" office:value="123314" calcext:value-type="float">
            <text:p>123314</text:p>
          </table:table-cell>
        </table:table-row>
        <table:table-row table:style-name="ro6">
          <table:table-cell table:style-name="ce73"/>
          <table:table-cell table:style-name="ce79" office:value-type="string" calcext:value-type="string">
            <text:p>Somme - Téléchargements 2014</text:p>
          </table:table-cell>
          <table:table-cell table:style-name="ce88" office:value-type="float" office:value="49957" calcext:value-type="float">
            <text:p>49957</text:p>
          </table:table-cell>
        </table:table-row>
        <table:table-row table:style-name="ro6">
          <table:table-cell table:style-name="ce73"/>
          <table:table-cell table:style-name="ce79" office:value-type="string" calcext:value-type="string">
            <text:p>Somme - Recherche 2015</text:p>
          </table:table-cell>
          <table:table-cell table:style-name="ce89" office:value-type="float" office:value="34201" calcext:value-type="float">
            <text:p>34201</text:p>
          </table:table-cell>
        </table:table-row>
        <table:table-row table:style-name="ro6">
          <table:table-cell table:style-name="ce70"/>
          <table:table-cell table:style-name="ce76" office:value-type="string" calcext:value-type="string">
            <text:p>Somme - Téléchargements 2015</text:p>
          </table:table-cell>
          <table:table-cell table:style-name="ce90" office:value-type="float" office:value="16189" calcext:value-type="float">
            <text:p>16189</text:p>
          </table:table-cell>
        </table:table-row>
        <table:table-row table:style-name="ro6">
          <table:table-cell table:style-name="ce69" office:value-type="string" calcext:value-type="string">
            <text:p>Bouquet de revues</text:p>
          </table:table-cell>
          <table:table-cell table:style-name="ce75" office:value-type="string" calcext:value-type="string">
            <text:p>Somme - Consultations 2010</text:p>
          </table:table-cell>
          <table:table-cell table:style-name="ce86" office:value-type="float" office:value="389740" calcext:value-type="float">
            <text:p>389 740</text:p>
          </table:table-cell>
        </table:table-row>
        <table:table-row table:style-name="ro6">
          <table:table-cell table:style-name="ce73"/>
          <table:table-cell table:style-name="ce79" office:value-type="string" calcext:value-type="string">
            <text:p>Somme - Consultations 2011</text:p>
          </table:table-cell>
          <table:table-cell table:style-name="ce87" office:value-type="float" office:value="394751" calcext:value-type="float">
            <text:p>394 751</text:p>
          </table:table-cell>
        </table:table-row>
        <table:table-row table:style-name="ro6">
          <table:table-cell table:style-name="ce73"/>
          <table:table-cell table:style-name="ce79" office:value-type="string" calcext:value-type="string">
            <text:p>Somme - Consultation 2012</text:p>
          </table:table-cell>
          <table:table-cell table:style-name="ce87" office:value-type="float" office:value="431348" calcext:value-type="float">
            <text:p>431 348</text:p>
          </table:table-cell>
        </table:table-row>
        <table:table-row table:style-name="ro6">
          <table:table-cell table:style-name="ce73"/>
          <table:table-cell table:style-name="ce79" office:value-type="string" calcext:value-type="string">
            <text:p>Somme - Consultation 2013</text:p>
          </table:table-cell>
          <table:table-cell table:style-name="ce87" office:value-type="float" office:value="530153" calcext:value-type="float">
            <text:p>530 153</text:p>
          </table:table-cell>
        </table:table-row>
        <table:table-row table:style-name="ro6">
          <table:table-cell table:style-name="ce73"/>
          <table:table-cell table:style-name="ce79" office:value-type="string" calcext:value-type="string">
            <text:p>Somme - Recherches 2014</text:p>
          </table:table-cell>
          <table:table-cell table:style-name="ce88" office:value-type="float" office:value="13421" calcext:value-type="float">
            <text:p>13421</text:p>
          </table:table-cell>
        </table:table-row>
        <table:table-row table:style-name="ro6">
          <table:table-cell table:style-name="ce73"/>
          <table:table-cell table:style-name="ce79" office:value-type="string" calcext:value-type="string">
            <text:p>Somme - Téléchargements 2014</text:p>
          </table:table-cell>
          <table:table-cell table:style-name="ce88" office:value-type="float" office:value="1106700" calcext:value-type="float">
            <text:p>1106700</text:p>
          </table:table-cell>
        </table:table-row>
        <table:table-row table:style-name="ro6">
          <table:table-cell table:style-name="ce73"/>
          <table:table-cell table:style-name="ce79" office:value-type="string" calcext:value-type="string">
            <text:p>Somme - Recherche 2015</text:p>
          </table:table-cell>
          <table:table-cell table:style-name="ce89" office:value-type="float" office:value="8272" calcext:value-type="float">
            <text:p>8272</text:p>
          </table:table-cell>
        </table:table-row>
        <table:table-row table:style-name="ro6">
          <table:table-cell table:style-name="ce70"/>
          <table:table-cell table:style-name="ce76" office:value-type="string" calcext:value-type="string">
            <text:p>Somme - Téléchargements 2015</text:p>
          </table:table-cell>
          <table:table-cell table:style-name="ce90" office:value-type="float" office:value="1238436" calcext:value-type="float">
            <text:p>1238436</text:p>
          </table:table-cell>
        </table:table-row>
        <table:table-row table:style-name="ro6">
          <table:table-cell table:style-name="ce69" office:value-type="string" calcext:value-type="string">
            <text:p>LIvres électroniques</text:p>
          </table:table-cell>
          <table:table-cell table:style-name="ce75" office:value-type="string" calcext:value-type="string">
            <text:p>Somme - Consultations 2010</text:p>
          </table:table-cell>
          <table:table-cell table:style-name="ce86" office:value-type="float" office:value="5809" calcext:value-type="float">
            <text:p>5 809</text:p>
          </table:table-cell>
        </table:table-row>
        <table:table-row table:style-name="ro6">
          <table:table-cell table:style-name="ce73"/>
          <table:table-cell table:style-name="ce79" office:value-type="string" calcext:value-type="string">
            <text:p>Somme - Consultations 2011</text:p>
          </table:table-cell>
          <table:table-cell table:style-name="ce87" office:value-type="float" office:value="2859" calcext:value-type="float">
            <text:p>2 859</text:p>
          </table:table-cell>
        </table:table-row>
        <table:table-row table:style-name="ro6">
          <table:table-cell table:style-name="ce73"/>
          <table:table-cell table:style-name="ce79" office:value-type="string" calcext:value-type="string">
            <text:p>Somme - Consultation 2012</text:p>
          </table:table-cell>
          <table:table-cell table:style-name="ce87" office:value-type="float" office:value="32173" calcext:value-type="float">
            <text:p>32 173</text:p>
          </table:table-cell>
        </table:table-row>
        <table:table-row table:style-name="ro6">
          <table:table-cell table:style-name="ce73"/>
          <table:table-cell table:style-name="ce79" office:value-type="string" calcext:value-type="string">
            <text:p>Somme - Consultation 2013</text:p>
          </table:table-cell>
          <table:table-cell table:style-name="ce87" office:value-type="float" office:value="7414" calcext:value-type="float">
            <text:p>7 414</text:p>
          </table:table-cell>
        </table:table-row>
        <table:table-row table:style-name="ro6">
          <table:table-cell table:style-name="ce73"/>
          <table:table-cell table:style-name="ce79" office:value-type="string" calcext:value-type="string">
            <text:p>Somme - Recherches 2014</text:p>
          </table:table-cell>
          <table:table-cell table:style-name="ce88" office:value-type="float" office:value="37929" calcext:value-type="float">
            <text:p>37929</text:p>
          </table:table-cell>
        </table:table-row>
        <table:table-row table:style-name="ro6">
          <table:table-cell table:style-name="ce73"/>
          <table:table-cell table:style-name="ce79" office:value-type="string" calcext:value-type="string">
            <text:p>Somme - Téléchargements 2014</text:p>
          </table:table-cell>
          <table:table-cell table:style-name="ce88" office:value-type="float" office:value="7832" calcext:value-type="float">
            <text:p>7832</text:p>
          </table:table-cell>
        </table:table-row>
        <table:table-row table:style-name="ro6">
          <table:table-cell table:style-name="ce73"/>
          <table:table-cell table:style-name="ce79" office:value-type="string" calcext:value-type="string">
            <text:p>Somme - Recherche 2015</text:p>
          </table:table-cell>
          <table:table-cell table:style-name="ce91"/>
        </table:table-row>
        <table:table-row table:style-name="ro6">
          <table:table-cell table:style-name="ce70"/>
          <table:table-cell table:style-name="ce76" office:value-type="string" calcext:value-type="string">
            <text:p>Somme - Téléchargements 2015</text:p>
          </table:table-cell>
          <table:table-cell table:style-name="ce90" office:value-type="float" office:value="12300" calcext:value-type="float">
            <text:p>12300</text:p>
          </table:table-cell>
        </table:table-row>
        <table:table-row table:style-name="ro6">
          <table:table-cell table:style-name="ce69" office:value-type="string" calcext:value-type="string">
            <text:p>Mixte</text:p>
          </table:table-cell>
          <table:table-cell table:style-name="ce75" office:value-type="string" calcext:value-type="string">
            <text:p>Somme - Consultations 2010</text:p>
          </table:table-cell>
          <table:table-cell table:style-name="ce86" office:value-type="float" office:value="177623" calcext:value-type="float">
            <text:p>177 623</text:p>
          </table:table-cell>
        </table:table-row>
        <table:table-row table:style-name="ro6">
          <table:table-cell table:style-name="ce73"/>
          <table:table-cell table:style-name="ce79" office:value-type="string" calcext:value-type="string">
            <text:p>Somme - Consultations 2011</text:p>
          </table:table-cell>
          <table:table-cell table:style-name="ce87" office:value-type="float" office:value="279067" calcext:value-type="float">
            <text:p>279 067</text:p>
          </table:table-cell>
        </table:table-row>
        <table:table-row table:style-name="ro6">
          <table:table-cell table:style-name="ce73"/>
          <table:table-cell table:style-name="ce79" office:value-type="string" calcext:value-type="string">
            <text:p>Somme - Consultation 2012</text:p>
          </table:table-cell>
          <table:table-cell table:style-name="ce87" office:value-type="float" office:value="490525" calcext:value-type="float">
            <text:p>490 525</text:p>
          </table:table-cell>
        </table:table-row>
        <table:table-row table:style-name="ro6">
          <table:table-cell table:style-name="ce73"/>
          <table:table-cell table:style-name="ce79" office:value-type="string" calcext:value-type="string">
            <text:p>Somme - Consultation 2013</text:p>
          </table:table-cell>
          <table:table-cell table:style-name="ce87" office:value-type="float" office:value="302889" calcext:value-type="float">
            <text:p>302 889</text:p>
          </table:table-cell>
        </table:table-row>
        <table:table-row table:style-name="ro6">
          <table:table-cell table:style-name="ce73"/>
          <table:table-cell table:style-name="ce79" office:value-type="string" calcext:value-type="string">
            <text:p>Somme - Recherches 2014</text:p>
          </table:table-cell>
          <table:table-cell table:style-name="ce88" office:value-type="float" office:value="186579" calcext:value-type="float">
            <text:p>186579</text:p>
          </table:table-cell>
        </table:table-row>
        <table:table-row table:style-name="ro6">
          <table:table-cell table:style-name="ce73"/>
          <table:table-cell table:style-name="ce79" office:value-type="string" calcext:value-type="string">
            <text:p>Somme - Téléchargements 2014</text:p>
          </table:table-cell>
          <table:table-cell table:style-name="ce88" office:value-type="float" office:value="208842" calcext:value-type="float">
            <text:p>208842</text:p>
          </table:table-cell>
        </table:table-row>
        <table:table-row table:style-name="ro6">
          <table:table-cell table:style-name="ce73"/>
          <table:table-cell table:style-name="ce79" office:value-type="string" calcext:value-type="string">
            <text:p>Somme - Recherche 2015</text:p>
          </table:table-cell>
          <table:table-cell table:style-name="ce89" office:value-type="float" office:value="84053" calcext:value-type="float">
            <text:p>84053</text:p>
          </table:table-cell>
        </table:table-row>
        <table:table-row table:style-name="ro6">
          <table:table-cell table:style-name="ce70"/>
          <table:table-cell table:style-name="ce76" office:value-type="string" calcext:value-type="string">
            <text:p>Somme - Téléchargements 2015</text:p>
          </table:table-cell>
          <table:table-cell table:style-name="ce90" office:value-type="float" office:value="96399" calcext:value-type="float">
            <text:p>96399</text:p>
          </table:table-cell>
        </table:table-row>
        <table:table-row table:style-name="ro6">
          <table:table-cell table:style-name="ce69" office:value-type="string" calcext:value-type="string">
            <text:p>Professionnel</text:p>
          </table:table-cell>
          <table:table-cell table:style-name="ce75" office:value-type="string" calcext:value-type="string">
            <text:p>Somme - Consultations 2010</text:p>
          </table:table-cell>
          <table:table-cell table:style-name="ce92"/>
        </table:table-row>
        <table:table-row table:style-name="ro6">
          <table:table-cell table:style-name="ce73"/>
          <table:table-cell table:style-name="ce79" office:value-type="string" calcext:value-type="string">
            <text:p>Somme - Consultations 2011</text:p>
          </table:table-cell>
          <table:table-cell table:style-name="ce87" office:value-type="float" office:value="14846" calcext:value-type="float">
            <text:p>14 846</text:p>
          </table:table-cell>
        </table:table-row>
        <table:table-row table:style-name="ro6">
          <table:table-cell table:style-name="ce73"/>
          <table:table-cell table:style-name="ce79" office:value-type="string" calcext:value-type="string">
            <text:p>Somme - Consultation 2012</text:p>
          </table:table-cell>
          <table:table-cell table:style-name="ce87" office:value-type="float" office:value="0" calcext:value-type="float">
            <text:p>0</text:p>
          </table:table-cell>
        </table:table-row>
        <table:table-row table:style-name="ro6">
          <table:table-cell table:style-name="ce73"/>
          <table:table-cell table:style-name="ce79" office:value-type="string" calcext:value-type="string">
            <text:p>Somme - Consultation 2013</text:p>
          </table:table-cell>
          <table:table-cell table:style-name="ce91"/>
        </table:table-row>
        <table:table-row table:style-name="ro6">
          <table:table-cell table:style-name="ce73"/>
          <table:table-cell table:style-name="ce79" office:value-type="string" calcext:value-type="string">
            <text:p>Somme - Recherches 2014</text:p>
          </table:table-cell>
          <table:table-cell table:style-name="ce91"/>
        </table:table-row>
        <table:table-row table:style-name="ro6">
          <table:table-cell table:style-name="ce73"/>
          <table:table-cell table:style-name="ce79" office:value-type="string" calcext:value-type="string">
            <text:p>Somme - Téléchargements 2014</text:p>
          </table:table-cell>
          <table:table-cell table:style-name="ce91"/>
        </table:table-row>
        <table:table-row table:style-name="ro6">
          <table:table-cell table:style-name="ce73"/>
          <table:table-cell table:style-name="ce79" office:value-type="string" calcext:value-type="string">
            <text:p>Somme - Recherche 2015</text:p>
          </table:table-cell>
          <table:table-cell table:style-name="ce91"/>
        </table:table-row>
        <table:table-row table:style-name="ro6">
          <table:table-cell table:style-name="ce70"/>
          <table:table-cell table:style-name="ce76" office:value-type="string" calcext:value-type="string">
            <text:p>Somme - Téléchargements 2015</text:p>
          </table:table-cell>
          <table:table-cell table:style-name="ce83"/>
        </table:table-row>
        <table:table-row table:style-name="ro6">
          <table:table-cell table:style-name="ce71" office:value-type="string" calcext:value-type="string">
            <text:p>Total Somme - Consultations 2010</text:p>
          </table:table-cell>
          <table:table-cell table:style-name="ce77"/>
          <table:table-cell table:style-name="ce93" office:value-type="float" office:value="726981" calcext:value-type="float">
            <text:p>726 981</text:p>
          </table:table-cell>
        </table:table-row>
        <table:table-row table:style-name="ro6">
          <table:table-cell table:style-name="ce71" office:value-type="string" calcext:value-type="string">
            <text:p>Total Somme - Consultations 2011</text:p>
          </table:table-cell>
          <table:table-cell table:style-name="ce77"/>
          <table:table-cell table:style-name="ce93" office:value-type="float" office:value="826561" calcext:value-type="float">
            <text:p>826 561</text:p>
          </table:table-cell>
        </table:table-row>
        <table:table-row table:style-name="ro6">
          <table:table-cell table:style-name="ce71" office:value-type="string" calcext:value-type="string">
            <text:p>Total Somme - Consultation 2012</text:p>
          </table:table-cell>
          <table:table-cell table:style-name="ce77"/>
          <table:table-cell table:style-name="ce93" office:value-type="float" office:value="1071774" calcext:value-type="float">
            <text:p>1 071 774</text:p>
          </table:table-cell>
        </table:table-row>
        <table:table-row table:style-name="ro6">
          <table:table-cell table:style-name="ce71" office:value-type="string" calcext:value-type="string">
            <text:p>Total Somme - Consultation 2013</text:p>
          </table:table-cell>
          <table:table-cell table:style-name="ce77"/>
          <table:table-cell table:style-name="ce93" office:value-type="float" office:value="975677" calcext:value-type="float">
            <text:p>975 677</text:p>
          </table:table-cell>
        </table:table-row>
        <table:table-row table:style-name="ro6">
          <table:table-cell table:style-name="ce71" office:value-type="string" calcext:value-type="string">
            <text:p>Total Somme - Recherches 2014</text:p>
          </table:table-cell>
          <table:table-cell table:style-name="ce77"/>
          <table:table-cell table:style-name="ce94" office:value-type="float" office:value="361243" calcext:value-type="float">
            <text:p>361243</text:p>
          </table:table-cell>
        </table:table-row>
        <table:table-row table:style-name="ro6">
          <table:table-cell table:style-name="ce71" office:value-type="string" calcext:value-type="string">
            <text:p>Total Somme - Téléchargements 2014</text:p>
          </table:table-cell>
          <table:table-cell table:style-name="ce77"/>
          <table:table-cell table:style-name="ce94" office:value-type="float" office:value="1373331" calcext:value-type="float">
            <text:p>1373331</text:p>
          </table:table-cell>
        </table:table-row>
        <table:table-row table:style-name="ro6">
          <table:table-cell table:style-name="ce71" office:value-type="string" calcext:value-type="string">
            <text:p>Total Somme - Recherche 2015</text:p>
          </table:table-cell>
          <table:table-cell table:style-name="ce77"/>
          <table:table-cell table:style-name="ce95" office:value-type="float" office:value="126526" calcext:value-type="float">
            <text:p>126526</text:p>
          </table:table-cell>
        </table:table-row>
        <table:table-row table:style-name="ro6">
          <table:table-cell table:style-name="ce72" office:value-type="string" calcext:value-type="string">
            <text:p>Total Somme - Téléchargements 2015</text:p>
          </table:table-cell>
          <table:table-cell table:style-name="ce78"/>
          <table:table-cell table:style-name="ce96" office:value-type="float" office:value="1363324" calcext:value-type="float">
            <text:p>1363324</text:p>
          </table:table-cell>
        </table:table-row>
        <table:table-row table:style-name="ro6" table:number-rows-repeated="1048509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Bilan par discipline" table:style-name="ta2"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ce73"/>
        <table:table-column table:style-name="co15" table:default-cell-style-name="ce79"/>
        <table:table-column table:style-name="co16" table:default-cell-style-name="ce99"/>
        <table:table-row table:style-name="ro6" table:number-rows-repeated="2">
          <table:table-cell table:number-columns-repeated="3"/>
          <table:table-cell table:style-name="Default" table:number-columns-repeated="3"/>
        </table:table-row>
        <table:table-row table:style-name="ro6">
          <table:table-cell table:number-columns-repeated="3"/>
          <table:table-cell table:style-name="Default" office:value-type="string" calcext:value-type="string">
            <text:p>Filtrer</text:p>
          </table:table-cell>
          <table:table-cell table:style-name="Default" table:number-columns-repeated="2"/>
        </table:table-row>
        <table:table-row table:style-name="ro6">
          <table:table-cell table:number-columns-repeated="3"/>
          <table:table-cell table:style-name="Default" table:number-columns-repeated="3"/>
        </table:table-row>
        <table:table-row table:style-name="ro6">
          <table:table-cell table:number-columns-repeated="3"/>
          <table:table-cell table:style-name="ce68" office:value-type="string" calcext:value-type="string">
            <text:p>Budget</text:p>
          </table:table-cell>
          <table:table-cell table:style-name="ce74" office:value-type="string" calcext:value-type="string">
            <text:p>Données</text:p>
          </table:table-cell>
          <table:table-cell table:style-name="ce80"/>
        </table:table-row>
        <table:table-row table:style-name="ro6">
          <table:table-cell table:number-columns-repeated="3"/>
          <table:table-cell table:style-name="ce69" office:value-type="string" calcext:value-type="string">
            <text:p>Bibl. numérique</text:p>
          </table:table-cell>
          <table:table-cell table:style-name="ce75" office:value-type="string" calcext:value-type="string">
            <text:p>Somme - Dépense 2011 (€ TTC)</text:p>
          </table:table-cell>
          <table:table-cell table:style-name="ce98" office:value-type="currency" office:currency="EUR" office:value="580233.64" calcext:value-type="currency">
            <text:p>580 233,64 €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Somme - Dépense 2012 (€ TTC)</text:p>
          </table:table-cell>
          <table:table-cell office:value-type="currency" office:currency="EUR" office:value="601704.73" calcext:value-type="currency">
            <text:p>601 704,73 €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Somme - Dépense 2013 (€ TTC)</text:p>
          </table:table-cell>
          <table:table-cell office:value-type="currency" office:currency="EUR" office:value="687722.38" calcext:value-type="currency">
            <text:p>687 722,38 €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Somme - Dépense 2014 (€ TTC)</text:p>
          </table:table-cell>
          <table:table-cell table:style-name="ce100" office:value-type="currency" office:currency="EUR" office:value="716498.3" calcext:value-type="currency">
            <text:p>716 498,30 €</text:p>
          </table:table-cell>
        </table:table-row>
        <table:table-row table:style-name="ro6">
          <table:table-cell table:number-columns-repeated="3"/>
          <table:table-cell table:style-name="ce70"/>
          <table:table-cell table:style-name="ce76" office:value-type="string" calcext:value-type="string">
            <text:p>Somme - Dépense 2015 (€ TTC)</text:p>
          </table:table-cell>
          <table:table-cell table:style-name="ce82" office:value-type="currency" office:currency="EUR" office:value="725982.24" calcext:value-type="currency">
            <text:p>725 982,24 €</text:p>
          </table:table-cell>
        </table:table-row>
        <table:table-row table:style-name="ro6">
          <table:table-cell table:number-columns-repeated="3"/>
          <table:table-cell table:style-name="ce69" office:value-type="string" calcext:value-type="string">
            <text:p>Droit</text:p>
          </table:table-cell>
          <table:table-cell table:style-name="ce75" office:value-type="string" calcext:value-type="string">
            <text:p>Somme - Dépense 2011 (€ TTC)</text:p>
          </table:table-cell>
          <table:table-cell table:style-name="ce98" office:value-type="currency" office:currency="EUR" office:value="55192.59" calcext:value-type="currency">
            <text:p>55 192,59 €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Somme - Dépense 2012 (€ TTC)</text:p>
          </table:table-cell>
          <table:table-cell office:value-type="currency" office:currency="EUR" office:value="67189.75" calcext:value-type="currency">
            <text:p>67 189,75 €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Somme - Dépense 2013 (€ TTC)</text:p>
          </table:table-cell>
          <table:table-cell office:value-type="currency" office:currency="EUR" office:value="79826.33" calcext:value-type="currency">
            <text:p>79 826,33 €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Somme - Dépense 2014 (€ TTC)</text:p>
          </table:table-cell>
          <table:table-cell table:style-name="ce100" office:value-type="currency" office:currency="EUR" office:value="127891.49" calcext:value-type="currency">
            <text:p>127 891,49 €</text:p>
          </table:table-cell>
        </table:table-row>
        <table:table-row table:style-name="ro6">
          <table:table-cell table:number-columns-repeated="3"/>
          <table:table-cell table:style-name="ce70"/>
          <table:table-cell table:style-name="ce76" office:value-type="string" calcext:value-type="string">
            <text:p>Somme - Dépense 2015 (€ TTC)</text:p>
          </table:table-cell>
          <table:table-cell table:style-name="ce82" office:value-type="currency" office:currency="EUR" office:value="128626.96" calcext:value-type="currency">
            <text:p>128 626,96 €</text:p>
          </table:table-cell>
        </table:table-row>
        <table:table-row table:style-name="ro6">
          <table:table-cell table:number-columns-repeated="3"/>
          <table:table-cell table:style-name="ce69" office:value-type="string" calcext:value-type="string">
            <text:p>Lettres</text:p>
          </table:table-cell>
          <table:table-cell table:style-name="ce75" office:value-type="string" calcext:value-type="string">
            <text:p>Somme - Dépense 2011 (€ TTC)</text:p>
          </table:table-cell>
          <table:table-cell table:style-name="ce98" office:value-type="currency" office:currency="EUR" office:value="44086.34" calcext:value-type="currency">
            <text:p>44 086,34 €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Somme - Dépense 2012 (€ TTC)</text:p>
          </table:table-cell>
          <table:table-cell office:value-type="currency" office:currency="EUR" office:value="50748.29" calcext:value-type="currency">
            <text:p>50 748,29 €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Somme - Dépense 2013 (€ TTC)</text:p>
          </table:table-cell>
          <table:table-cell office:value-type="currency" office:currency="EUR" office:value="49371.67" calcext:value-type="currency">
            <text:p>49 371,67 €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Somme - Dépense 2014 (€ TTC)</text:p>
          </table:table-cell>
          <table:table-cell table:style-name="ce100" office:value-type="currency" office:currency="EUR" office:value="50577.48" calcext:value-type="currency">
            <text:p>50 577,48 €</text:p>
          </table:table-cell>
        </table:table-row>
        <table:table-row table:style-name="ro6">
          <table:table-cell table:number-columns-repeated="3"/>
          <table:table-cell table:style-name="ce70"/>
          <table:table-cell table:style-name="ce76" office:value-type="string" calcext:value-type="string">
            <text:p>Somme - Dépense 2015 (€ TTC)</text:p>
          </table:table-cell>
          <table:table-cell table:style-name="ce82" office:value-type="currency" office:currency="EUR" office:value="59228.05" calcext:value-type="currency">
            <text:p>59 228,05 €</text:p>
          </table:table-cell>
        </table:table-row>
        <table:table-row table:style-name="ro6">
          <table:table-cell table:number-columns-repeated="3"/>
          <table:table-cell table:style-name="ce69" office:value-type="string" calcext:value-type="string">
            <text:p>Santé</text:p>
          </table:table-cell>
          <table:table-cell table:style-name="ce75" office:value-type="string" calcext:value-type="string">
            <text:p>Somme - Dépense 2011 (€ TTC)</text:p>
          </table:table-cell>
          <table:table-cell table:style-name="ce98" office:value-type="currency" office:currency="EUR" office:value="113649.31" calcext:value-type="currency">
            <text:p>113 649,31 €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Somme - Dépense 2012 (€ TTC)</text:p>
          </table:table-cell>
          <table:table-cell office:value-type="currency" office:currency="EUR" office:value="97583.58" calcext:value-type="currency">
            <text:p>97 583,58 €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Somme - Dépense 2013 (€ TTC)</text:p>
          </table:table-cell>
          <table:table-cell office:value-type="currency" office:currency="EUR" office:value="91976.58" calcext:value-type="currency">
            <text:p>91 976,58 €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Somme - Dépense 2014 (€ TTC)</text:p>
          </table:table-cell>
          <table:table-cell table:style-name="ce100" office:value-type="currency" office:currency="EUR" office:value="96234.81" calcext:value-type="currency">
            <text:p>96 234,81 €</text:p>
          </table:table-cell>
        </table:table-row>
        <table:table-row table:style-name="ro6">
          <table:table-cell table:number-columns-repeated="3"/>
          <table:table-cell table:style-name="ce70"/>
          <table:table-cell table:style-name="ce76" office:value-type="string" calcext:value-type="string">
            <text:p>Somme - Dépense 2015 (€ TTC)</text:p>
          </table:table-cell>
          <table:table-cell table:style-name="ce82" office:value-type="currency" office:currency="EUR" office:value="112792.64" calcext:value-type="currency">
            <text:p>112 792,64 €</text:p>
          </table:table-cell>
        </table:table-row>
        <table:table-row table:style-name="ro6">
          <table:table-cell table:number-columns-repeated="3"/>
          <table:table-cell table:style-name="ce69" office:value-type="string" calcext:value-type="string">
            <text:p>Sciences</text:p>
          </table:table-cell>
          <table:table-cell table:style-name="ce75" office:value-type="string" calcext:value-type="string">
            <text:p>Somme - Dépense 2011 (€ TTC)</text:p>
          </table:table-cell>
          <table:table-cell table:style-name="ce98" office:value-type="currency" office:currency="EUR" office:value="118199.49" calcext:value-type="currency">
            <text:p>118 199,49 €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Somme - Dépense 2012 (€ TTC)</text:p>
          </table:table-cell>
          <table:table-cell office:value-type="currency" office:currency="EUR" office:value="111467.06" calcext:value-type="currency">
            <text:p>111 467,06 €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Somme - Dépense 2013 (€ TTC)</text:p>
          </table:table-cell>
          <table:table-cell office:value-type="currency" office:currency="EUR" office:value="137086.95" calcext:value-type="currency">
            <text:p>137 086,95 €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Somme - Dépense 2014 (€ TTC)</text:p>
          </table:table-cell>
          <table:table-cell table:style-name="ce100" office:value-type="currency" office:currency="EUR" office:value="149683.15" calcext:value-type="currency">
            <text:p>149 683,15 €</text:p>
          </table:table-cell>
        </table:table-row>
        <table:table-row table:style-name="ro6">
          <table:table-cell table:number-columns-repeated="3"/>
          <table:table-cell table:style-name="ce70"/>
          <table:table-cell table:style-name="ce76" office:value-type="string" calcext:value-type="string">
            <text:p>Somme - Dépense 2015 (€ TTC)</text:p>
          </table:table-cell>
          <table:table-cell table:style-name="ce82" office:value-type="currency" office:currency="EUR" office:value="169277.81" calcext:value-type="currency">
            <text:p>169 277,81 €</text:p>
          </table:table-cell>
        </table:table-row>
        <table:table-row table:style-name="ro6">
          <table:table-cell table:number-columns-repeated="3"/>
          <table:table-cell table:style-name="ce71" office:value-type="string" calcext:value-type="string">
            <text:p>Total Somme - Dépense 2011 (€ TTC)</text:p>
          </table:table-cell>
          <table:table-cell table:style-name="ce77"/>
          <table:table-cell table:style-name="ce101" office:value-type="currency" office:currency="EUR" office:value="911361.37" calcext:value-type="currency">
            <text:p>911 361,37 €</text:p>
          </table:table-cell>
        </table:table-row>
        <table:table-row table:style-name="ro6">
          <table:table-cell table:number-columns-repeated="3"/>
          <table:table-cell table:style-name="ce71" office:value-type="string" calcext:value-type="string">
            <text:p>Total Somme - Dépense 2012 (€ TTC)</text:p>
          </table:table-cell>
          <table:table-cell table:style-name="ce77"/>
          <table:table-cell table:style-name="ce101" office:value-type="currency" office:currency="EUR" office:value="928693.41" calcext:value-type="currency">
            <text:p>928 693,41 €</text:p>
          </table:table-cell>
        </table:table-row>
        <table:table-row table:style-name="ro6">
          <table:table-cell table:number-columns-repeated="3"/>
          <table:table-cell table:style-name="ce71" office:value-type="string" calcext:value-type="string">
            <text:p>Total Somme - Dépense 2013 (€ TTC)</text:p>
          </table:table-cell>
          <table:table-cell table:style-name="ce77"/>
          <table:table-cell table:style-name="ce101" office:value-type="currency" office:currency="EUR" office:value="1045983.91" calcext:value-type="currency">
            <text:p>1 045 983,91 €</text:p>
          </table:table-cell>
        </table:table-row>
        <table:table-row table:style-name="ro6">
          <table:table-cell table:number-columns-repeated="3"/>
          <table:table-cell table:style-name="ce71" office:value-type="string" calcext:value-type="string">
            <text:p>Total Somme - Dépense 2014 (€ TTC)</text:p>
          </table:table-cell>
          <table:table-cell table:style-name="ce77"/>
          <table:table-cell table:style-name="ce84" office:value-type="currency" office:currency="EUR" office:value="1140885.23" calcext:value-type="currency">
            <text:p>1 140 885,23 €</text:p>
          </table:table-cell>
        </table:table-row>
        <table:table-row table:style-name="ro6">
          <table:table-cell table:number-columns-repeated="3"/>
          <table:table-cell table:style-name="ce72" office:value-type="string" calcext:value-type="string">
            <text:p>Total Somme - Dépense 2015 (€ TTC)</text:p>
          </table:table-cell>
          <table:table-cell table:style-name="ce78"/>
          <table:table-cell table:style-name="ce85" office:value-type="currency" office:currency="EUR" office:value="1195907.7" calcext:value-type="currency">
            <text:p>1 195 907,70 €</text:p>
          </table:table-cell>
        </table:table-row>
      </table:table>
      <table:table table:name="Synthèse par niveau" table:style-name="ta2">
        <table:table-column table:style-name="co12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2" table:number-columns-repeated="5" table:default-cell-style-name="Default"/>
        <table:table-row table:style-name="ro7">
          <table:table-cell office:value-type="string" calcext:value-type="string">
            <text:p>Filtrer</text:p>
          </table:table-cell>
          <table:table-cell table:number-columns-repeated="8"/>
        </table:table-row>
        <table:table-row table:style-name="ro7">
          <table:table-cell table:number-columns-repeated="9"/>
        </table:table-row>
        <table:table-row table:style-name="ro7">
          <table:table-cell table:style-name="ce68" office:value-type="string" calcext:value-type="string">
            <text:p>Niveau</text:p>
          </table:table-cell>
          <table:table-cell table:style-name="ce74" office:value-type="string" calcext:value-type="string">
            <text:p>Données</text:p>
          </table:table-cell>
          <table:table-cell table:style-name="ce80"/>
          <table:table-cell table:number-columns-repeated="6"/>
        </table:table-row>
        <table:table-row table:style-name="ro7">
          <table:table-cell table:style-name="ce69" office:value-type="string" calcext:value-type="string">
            <text:p>Formation</text:p>
          </table:table-cell>
          <table:table-cell table:style-name="ce75" office:value-type="string" calcext:value-type="string">
            <text:p>Somme - Dépense 2011 (€ TTC)</text:p>
          </table:table-cell>
          <table:table-cell table:style-name="ce98" office:value-type="currency" office:currency="EUR" office:value="129009.01" calcext:value-type="currency">
            <text:p>129 009,01 €</text:p>
          </table:table-cell>
          <table:table-cell table:number-columns-repeated="6"/>
        </table:table-row>
        <table:table-row table:style-name="ro7">
          <table:table-cell table:style-name="ce73"/>
          <table:table-cell table:style-name="ce79" office:value-type="string" calcext:value-type="string">
            <text:p>Somme - Dépense 2012 (€ TTC)</text:p>
          </table:table-cell>
          <table:table-cell table:style-name="ce99" office:value-type="currency" office:currency="EUR" office:value="144142.72" calcext:value-type="currency">
            <text:p>144 142,72 €</text:p>
          </table:table-cell>
          <table:table-cell table:number-columns-repeated="6"/>
        </table:table-row>
        <table:table-row table:style-name="ro7">
          <table:table-cell table:style-name="ce73"/>
          <table:table-cell table:style-name="ce79" office:value-type="string" calcext:value-type="string">
            <text:p>Somme - Dépense 2013 (€ TTC)</text:p>
          </table:table-cell>
          <table:table-cell table:style-name="ce99" office:value-type="currency" office:currency="EUR" office:value="169619.15" calcext:value-type="currency">
            <text:p>169 619,15 €</text:p>
          </table:table-cell>
          <table:table-cell table:number-columns-repeated="6"/>
        </table:table-row>
        <table:table-row table:style-name="ro7">
          <table:table-cell table:style-name="ce73"/>
          <table:table-cell table:style-name="ce79" office:value-type="string" calcext:value-type="string">
            <text:p>Somme - Dépense 2014 (€ TTC)</text:p>
          </table:table-cell>
          <table:table-cell table:style-name="ce100" office:value-type="currency" office:currency="EUR" office:value="250989.68" calcext:value-type="currency">
            <text:p>250 989,68 €</text:p>
          </table:table-cell>
          <table:table-cell table:number-columns-repeated="6"/>
        </table:table-row>
        <table:table-row table:style-name="ro7">
          <table:table-cell table:style-name="ce70"/>
          <table:table-cell table:style-name="ce76" office:value-type="string" calcext:value-type="string">
            <text:p>Somme - Dépense 2015 (€ TTC)</text:p>
          </table:table-cell>
          <table:table-cell table:style-name="ce82" office:value-type="currency" office:currency="EUR" office:value="275337.52" calcext:value-type="currency">
            <text:p>275 337,52 €</text:p>
          </table:table-cell>
          <table:table-cell table:number-columns-repeated="6"/>
        </table:table-row>
        <table:table-row table:style-name="ro7">
          <table:table-cell table:style-name="ce69" office:value-type="string" calcext:value-type="string">
            <text:p>Rech.</text:p>
          </table:table-cell>
          <table:table-cell table:style-name="ce75" office:value-type="string" calcext:value-type="string">
            <text:p>Somme - Dépense 2011 (€ TTC)</text:p>
          </table:table-cell>
          <table:table-cell table:style-name="ce98" office:value-type="currency" office:currency="EUR" office:value="763479.9" calcext:value-type="currency">
            <text:p>763 479,90 €</text:p>
          </table:table-cell>
          <table:table-cell table:number-columns-repeated="6"/>
        </table:table-row>
        <table:table-row table:style-name="ro7">
          <table:table-cell table:style-name="ce73"/>
          <table:table-cell table:style-name="ce79" office:value-type="string" calcext:value-type="string">
            <text:p>Somme - Dépense 2012 (€ TTC)</text:p>
          </table:table-cell>
          <table:table-cell table:style-name="ce99" office:value-type="currency" office:currency="EUR" office:value="765689.18" calcext:value-type="currency">
            <text:p>765 689,18 €</text:p>
          </table:table-cell>
          <table:table-cell table:number-columns-repeated="6"/>
        </table:table-row>
        <table:table-row table:style-name="ro7">
          <table:table-cell table:style-name="ce73"/>
          <table:table-cell table:style-name="ce79" office:value-type="string" calcext:value-type="string">
            <text:p>Somme - Dépense 2013 (€ TTC)</text:p>
          </table:table-cell>
          <table:table-cell table:style-name="ce99" office:value-type="currency" office:currency="EUR" office:value="863394.74" calcext:value-type="currency">
            <text:p>863 394,74 €</text:p>
          </table:table-cell>
          <table:table-cell table:number-columns-repeated="6"/>
        </table:table-row>
        <table:table-row table:style-name="ro7">
          <table:table-cell table:style-name="ce73"/>
          <table:table-cell table:style-name="ce79" office:value-type="string" calcext:value-type="string">
            <text:p>Somme - Dépense 2014 (€ TTC)</text:p>
          </table:table-cell>
          <table:table-cell table:style-name="ce100" office:value-type="currency" office:currency="EUR" office:value="877127.55" calcext:value-type="currency">
            <text:p>877 127,55 €</text:p>
          </table:table-cell>
          <table:table-cell table:number-columns-repeated="6"/>
        </table:table-row>
        <table:table-row table:style-name="ro7">
          <table:table-cell table:style-name="ce70"/>
          <table:table-cell table:style-name="ce76" office:value-type="string" calcext:value-type="string">
            <text:p>Somme - Dépense 2015 (€ TTC)</text:p>
          </table:table-cell>
          <table:table-cell table:style-name="ce82" office:value-type="currency" office:currency="EUR" office:value="920570.18" calcext:value-type="currency">
            <text:p>920 570,18 €</text:p>
          </table:table-cell>
          <table:table-cell table:number-columns-repeated="6"/>
        </table:table-row>
        <table:table-row table:style-name="ro7">
          <table:table-cell table:style-name="ce71" office:value-type="string" calcext:value-type="string">
            <text:p>Total Somme - Dépense 2011 (€ TTC)</text:p>
          </table:table-cell>
          <table:table-cell table:style-name="ce77"/>
          <table:table-cell table:style-name="ce101" office:value-type="currency" office:currency="EUR" office:value="892488.91" calcext:value-type="currency">
            <text:p>892 488,91 €</text:p>
          </table:table-cell>
          <table:table-cell table:number-columns-repeated="6"/>
        </table:table-row>
        <table:table-row table:style-name="ro7">
          <table:table-cell table:style-name="ce71" office:value-type="string" calcext:value-type="string">
            <text:p>Total Somme - Dépense 2012 (€ TTC)</text:p>
          </table:table-cell>
          <table:table-cell table:style-name="ce77"/>
          <table:table-cell table:style-name="ce101" office:value-type="currency" office:currency="EUR" office:value="909831.9" calcext:value-type="currency">
            <text:p>909 831,90 €</text:p>
          </table:table-cell>
          <table:table-cell table:number-columns-repeated="6"/>
        </table:table-row>
        <table:table-row table:style-name="ro7">
          <table:table-cell table:style-name="ce71" office:value-type="string" calcext:value-type="string">
            <text:p>Total Somme - Dépense 2013 (€ TTC)</text:p>
          </table:table-cell>
          <table:table-cell table:style-name="ce77"/>
          <table:table-cell table:style-name="ce101" office:value-type="currency" office:currency="EUR" office:value="1033013.89" calcext:value-type="currency">
            <text:p>1 033 013,89 €</text:p>
          </table:table-cell>
          <table:table-cell table:number-columns-repeated="6"/>
        </table:table-row>
        <table:table-row table:style-name="ro7">
          <table:table-cell table:style-name="ce71" office:value-type="string" calcext:value-type="string">
            <text:p>Total Somme - Dépense 2014 (€ TTC)</text:p>
          </table:table-cell>
          <table:table-cell table:style-name="ce77"/>
          <table:table-cell table:style-name="ce84" office:value-type="currency" office:currency="EUR" office:value="1128117.23" calcext:value-type="currency">
            <text:p>1 128 117,23 €</text:p>
          </table:table-cell>
          <table:table-cell table:number-columns-repeated="6"/>
        </table:table-row>
        <table:table-row table:style-name="ro7">
          <table:table-cell table:style-name="ce72" office:value-type="string" calcext:value-type="string">
            <text:p>Total Somme - Dépense 2015 (€ TTC)</text:p>
          </table:table-cell>
          <table:table-cell table:style-name="ce78"/>
          <table:table-cell table:style-name="ce85" office:value-type="currency" office:currency="EUR" office:value="1195907.7" calcext:value-type="currency">
            <text:p>1 195 907,70 €</text:p>
          </table:table-cell>
          <table:table-cell table:number-columns-repeated="6"/>
        </table:table-row>
        <table:table-row table:style-name="ro7" table:number-rows-repeated="5">
          <table:table-cell table:number-columns-repeated="9"/>
        </table:table-row>
        <table:table-row table:style-name="ro6" table:number-rows-repeated="13">
          <table:table-cell table:number-columns-repeated="9"/>
        </table:table-row>
        <table:table-row table:style-name="ro6">
          <table:table-cell table:number-columns-repeated="7"/>
          <table:table-cell table:style-name="ce102"/>
          <table:table-cell table:style-name="ce103"/>
        </table:table-row>
      </table:table>
      <table:table table:name="Graphiques" table:style-name="ta2">
        <table:shapes>
          <draw:frame draw:z-index="0" draw:style-name="gr4" draw:text-style-name="P4" svg:width="213.57mm" svg:height="131.86mm" svg:x="163.54mm" svg:y="21.68mm">
            <loext:p draw:notify-on-update-of-ranges="Graphiques.A11:Graphiques.A15 Graphiques.B11:Graphiques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4" draw:text-style-name="P4" svg:width="172.69mm" svg:height="114.09mm" svg:x="203.8mm" svg:y="189.06mm">
            <loext:p draw:notify-on-update-of-ranges="Graphiques.A47:Graphiques.A52 Graphiques.B46:Graphiques.B46 Graphiques.B47:Graphiques.B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9" table:default-cell-style-name="Default"/>
        <table:table-column table:style-name="co20" table:default-cell-style-name="Default"/>
        <table:table-row table:style-name="ro6" table:number-rows-repeated="8">
          <table:table-cell table:number-columns-repeated="2"/>
        </table:table-row>
        <table:table-row table:style-name="ro6">
          <table:table-cell office:value-type="string" calcext:value-type="string">
            <text:p>Budget docélec 2014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office:value-type="string" calcext:value-type="string">
            <text:p>Imprimé</text:p>
          </table:table-cell>
          <table:table-cell table:style-name="ce216" office:value-type="currency" office:currency="EUR" office:value="655322" calcext:value-type="currency">
            <text:p>655 322,00 €</text:p>
          </table:table-cell>
        </table:table-row>
        <table:table-row table:style-name="ro6">
          <table:table-cell office:value-type="string" calcext:value-type="string">
            <text:p>Autres électroniques</text:p>
          </table:table-cell>
          <table:table-cell table:style-name="ce216" office:value-type="currency" office:currency="EUR" office:value="470000" calcext:value-type="currency">
            <text:p>470 000,00 €</text:p>
          </table:table-cell>
        </table:table-row>
        <table:table-row table:style-name="ro6">
          <table:table-cell office:value-type="string" calcext:value-type="string">
            <text:p>Elsevier/Wiley/Springer</text:p>
          </table:table-cell>
          <table:table-cell table:style-name="ce216" office:value-type="currency" office:currency="EUR" office:value="670000" calcext:value-type="currency">
            <text:p>670 000,00 €</text:p>
          </table:table-cell>
        </table:table-row>
        <table:table-row table:style-name="ro6" table:number-rows-repeated="32">
          <table:table-cell table:number-columns-repeated="2"/>
        </table:table-row>
        <table:table-row table:style-name="ro6">
          <table:table-cell table:style-name="ce179" office:value-type="string" calcext:value-type="string">
            <text:p>Budget</text:p>
          </table:table-cell>
          <table:table-cell table:style-name="ce191" office:value-type="string" calcext:value-type="string">
            <text:p>Somme - Dépense 2014 (€ TTC)</text:p>
          </table:table-cell>
        </table:table-row>
        <table:table-row table:style-name="ro6">
          <table:table-cell table:style-name="ce179" office:value-type="string" calcext:value-type="string">
            <text:p>Elsevier/Wiley/Springer</text:p>
          </table:table-cell>
          <table:table-cell table:style-name="ce217" office:value-type="currency" office:currency="EUR" office:value="670000" calcext:value-type="currency">
            <text:p>670 000 €</text:p>
          </table:table-cell>
        </table:table-row>
        <table:table-row table:style-name="ro6">
          <table:table-cell table:style-name="ce180" office:value-type="string" calcext:value-type="string">
            <text:p>Pluridisciplinaire</text:p>
          </table:table-cell>
          <table:table-cell table:style-name="ce217" office:value-type="currency" office:currency="EUR" office:value="46500" calcext:value-type="currency">
            <text:p>46 500 €</text:p>
          </table:table-cell>
        </table:table-row>
        <table:table-row table:style-name="ro6">
          <table:table-cell table:style-name="ce184" office:value-type="string" calcext:value-type="string">
            <text:p>Droit-éco-gestion</text:p>
          </table:table-cell>
          <table:table-cell table:style-name="ce218" office:value-type="currency" office:currency="EUR" office:value="127900" calcext:value-type="currency">
            <text:p>127 900 €</text:p>
          </table:table-cell>
        </table:table-row>
        <table:table-row table:style-name="ro6">
          <table:table-cell table:style-name="ce184" office:value-type="string" calcext:value-type="string">
            <text:p>Lettres</text:p>
          </table:table-cell>
          <table:table-cell table:style-name="ce218" office:value-type="currency" office:currency="EUR" office:value="50600" calcext:value-type="currency">
            <text:p>50 600 €</text:p>
          </table:table-cell>
        </table:table-row>
        <table:table-row table:style-name="ro6">
          <table:table-cell table:style-name="ce184" office:value-type="string" calcext:value-type="string">
            <text:p>Santé</text:p>
          </table:table-cell>
          <table:table-cell table:style-name="ce218" office:value-type="currency" office:currency="EUR" office:value="98200" calcext:value-type="currency">
            <text:p>98 200 €</text:p>
          </table:table-cell>
        </table:table-row>
        <table:table-row table:style-name="ro6">
          <table:table-cell table:style-name="ce184" office:value-type="string" calcext:value-type="string">
            <text:p>Sciences</text:p>
          </table:table-cell>
          <table:table-cell table:style-name="ce219" office:value-type="currency" office:currency="EUR" office:value="147750" calcext:value-type="currency">
            <text:p>147 750 €</text:p>
          </table:table-cell>
        </table:table-row>
        <table:table-row table:style-name="ro6">
          <table:table-cell table:style-name="ce215" office:value-type="string" calcext:value-type="string">
            <text:p>Total Résultat</text:p>
          </table:table-cell>
          <table:table-cell table:style-name="ce220" office:value-type="currency" office:currency="EUR" office:value="1140885.23" calcext:value-type="currency">
            <text:p>1 140 885,23 €</text:p>
          </table:table-cell>
        </table:table-row>
      </table:table>
      <table:named-expressions>
        <table:named-range table:name="Excel_BuiltIn__FilterDatabase_1" table:base-cell-address="$Ressources.$A$1" table:cell-range-address="$Ressources.$A$4:.$K$67"/>
      </table:named-expressions>
      <table:database-ranges>
        <table:database-range table:name="Excel_BuiltIn__FilterDatabase_1" table:target-range-address="Ressources.A4:Ressources.J63" table:display-filter-buttons="true" table:orientation="column"/>
        <table:database-range table:name="__Anonymous_Sheet_DB__0" table:target-range-address="Ressources.A4:Ressources.J62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Graphiques.A11:Graphiques.B15" table:contains-header="fals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2" table:application-data="" table:target-range-address="'Synthèse par niveau'.A1:'Synthèse par niveau'.C18" table:buttons="'Synthèse par niveau'.A1 'Synthèse par niveau'.A3 'Synthèse par niveau'.B3">
          <table:source-cell-range table:cell-range-address="Ressources.A4:Ressources.J62"/>
          <table:data-pilot-field table:source-field-name="Niveau" table:orientation="row" table:used-hierarchy="0" table:function="auto">
            <table:data-pilot-level table:show-empty="false" calcext:repeat-item-labels="false">
              <table:data-pilot-members>
                <table:data-pilot-member table:name="Formation" table:display="true" table:show-details="true"/>
                <table:data-pilot-member table:name="Pro" table:display="false" table:show-details="true"/>
                <table:data-pilot-member table:name="Rech." table:display="true" table:show-details="true"/>
              </table:data-pilot-members>
              <table:data-pilot-display-info table:enabled="false" table:display-member-mode="from-top" table:member-count="10" table:data-field="Dépense 2011 (€ TTC)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nnées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Dépense 2011 (€ TTC)" table:orientation="data" table:used-hierarchy="0" table:function="sum">
            <table:data-pilot-level table:show-empty="false" calcext:repeat-item-labels="false">
              <table:data-pilot-members>
                <table:data-pilot-member table:name="147,29 €" table:display="true" table:show-details="true"/>
                <table:data-pilot-member table:name="179,40 €" table:display="true" table:show-details="true"/>
                <table:data-pilot-member table:name="313,95 €" table:display="true" table:show-details="true"/>
                <table:data-pilot-member table:name="381,52 €" table:display="true" table:show-details="true"/>
                <table:data-pilot-member table:name="418,60 €" table:display="true" table:show-details="true"/>
                <table:data-pilot-member table:name="757,79 €" table:display="true" table:show-details="true"/>
                <table:data-pilot-member table:name="763,05 €" table:display="true" table:show-details="true"/>
                <table:data-pilot-member table:name="897,00 €" table:display="true" table:show-details="true"/>
                <table:data-pilot-member table:name="1 453,14 €" table:display="true" table:show-details="true"/>
                <table:data-pilot-member table:name="1 557,80 €" table:display="true" table:show-details="true"/>
                <table:data-pilot-member table:name="1 630,61 €" table:display="true" table:show-details="true"/>
                <table:data-pilot-member table:name="1 866,81 €" table:display="true" table:show-details="true"/>
                <table:data-pilot-member table:name="2 346,00 €" table:display="true" table:show-details="true"/>
                <table:data-pilot-member table:name="3 222,81 €" table:display="true" table:show-details="true"/>
                <table:data-pilot-member table:name="3 932,25 €" table:display="true" table:show-details="true"/>
                <table:data-pilot-member table:name="4 683,05 €" table:display="true" table:show-details="true"/>
                <table:data-pilot-member table:name="5 457,00 €" table:display="true" table:show-details="true"/>
                <table:data-pilot-member table:name="5 920,92 €" table:display="true" table:show-details="true"/>
                <table:data-pilot-member table:name="6 650,00 €" table:display="true" table:show-details="true"/>
                <table:data-pilot-member table:name="6 669,49 €" table:display="true" table:show-details="true"/>
                <table:data-pilot-member table:name="6 994,63 €" table:display="true" table:show-details="true"/>
                <table:data-pilot-member table:name="7 201,55 €" table:display="true" table:show-details="true"/>
                <table:data-pilot-member table:name="7 231,02 €" table:display="true" table:show-details="true"/>
                <table:data-pilot-member table:name="7 534,80 €" table:display="true" table:show-details="true"/>
                <table:data-pilot-member table:name="8 410,27 €" table:display="true" table:show-details="true"/>
                <table:data-pilot-member table:name="8 861,15 €" table:display="true" table:show-details="true"/>
                <table:data-pilot-member table:name="9 607,71 €" table:display="true" table:show-details="true"/>
                <table:data-pilot-member table:name="9 846,87 €" table:display="true" table:show-details="true"/>
                <table:data-pilot-member table:name="9 847,06 €" table:display="true" table:show-details="true"/>
                <table:data-pilot-member table:name="11 734,00 €" table:display="true" table:show-details="true"/>
                <table:data-pilot-member table:name="12 055,68 €" table:display="true" table:show-details="true"/>
                <table:data-pilot-member table:name="12 429,83 €" table:display="true" table:show-details="true"/>
                <table:data-pilot-member table:name="12 498,20 €" table:display="true" table:show-details="true"/>
                <table:data-pilot-member table:name="12 809,00 €" table:display="true" table:show-details="true"/>
                <table:data-pilot-member table:name="14 087,50 €" table:display="true" table:show-details="true"/>
                <table:data-pilot-member table:name="14 740,00 €" table:display="true" table:show-details="true"/>
                <table:data-pilot-member table:name="15 500,00 €" table:display="true" table:show-details="true"/>
                <table:data-pilot-member table:name="19 040,54 €" table:display="true" table:show-details="true"/>
                <table:data-pilot-member table:name="25 932,57 €" table:display="true" table:show-details="true"/>
                <table:data-pilot-member table:name="29 000,00 €" table:display="true" table:show-details="true"/>
                <table:data-pilot-member table:name="35 158,02 €" table:display="true" table:show-details="true"/>
                <table:data-pilot-member table:name="37 823,50 €" table:display="true" table:show-details="true"/>
                <table:data-pilot-member table:name="69 471,12 €" table:display="true" table:show-details="true"/>
                <table:data-pilot-member table:name="118 724,37 €" table:display="true" table:show-details="true"/>
                <table:data-pilot-member table:name="345 573,50 €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pense 2012 (€ TTC)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179,40 €" table:display="true" table:show-details="true"/>
                <table:data-pilot-member table:name="313,95 €" table:display="true" table:show-details="true"/>
                <table:data-pilot-member table:name="395,88 €" table:display="true" table:show-details="true"/>
                <table:data-pilot-member table:name="418,60 €" table:display="true" table:show-details="true"/>
                <table:data-pilot-member table:name="763,05 €" table:display="true" table:show-details="true"/>
                <table:data-pilot-member table:name="897,00 €" table:display="true" table:show-details="true"/>
                <table:data-pilot-member table:name="975,94 €" table:display="true" table:show-details="true"/>
                <table:data-pilot-member table:name="1 205,87 €" table:display="true" table:show-details="true"/>
                <table:data-pilot-member table:name="1 596,00 €" table:display="true" table:show-details="true"/>
                <table:data-pilot-member table:name="1 619,10 €" table:display="true" table:show-details="true"/>
                <table:data-pilot-member table:name="1 689,69 €" table:display="true" table:show-details="true"/>
                <table:data-pilot-member table:name="1 937,52 €" table:display="true" table:show-details="true"/>
                <table:data-pilot-member table:name="2 208,66 €" table:display="true" table:show-details="true"/>
                <table:data-pilot-member table:name="2 330,10 €" table:display="true" table:show-details="true"/>
                <table:data-pilot-member table:name="2 400,86 €" table:display="true" table:show-details="true"/>
                <table:data-pilot-member table:name="3 516,24 €" table:display="true" table:show-details="true"/>
                <table:data-pilot-member table:name="3 932,25 €" table:display="true" table:show-details="true"/>
                <table:data-pilot-member table:name="4 030,65 €" table:display="true" table:show-details="true"/>
                <table:data-pilot-member table:name="5 163,16 €" table:display="true" table:show-details="true"/>
                <table:data-pilot-member table:name="5 617,50 €" table:display="true" table:show-details="true"/>
                <table:data-pilot-member table:name="5 651,10 €" table:display="true" table:show-details="true"/>
                <table:data-pilot-member table:name="5 920,92 €" table:display="true" table:show-details="true"/>
                <table:data-pilot-member table:name="6 650,00 €" table:display="true" table:show-details="true"/>
                <table:data-pilot-member table:name="6 805,83 €" table:display="true" table:show-details="true"/>
                <table:data-pilot-member table:name="7 192,15 €" table:display="true" table:show-details="true"/>
                <table:data-pilot-member table:name="7 707,92 €" table:display="true" table:show-details="true"/>
                <table:data-pilot-member table:name="9 209,20 €" table:display="true" table:show-details="true"/>
                <table:data-pilot-member table:name="9 747,18 €" table:display="true" table:show-details="true"/>
                <table:data-pilot-member table:name="9 796,32 €" table:display="true" table:show-details="true"/>
                <table:data-pilot-member table:name="10 815,56 €" table:display="true" table:show-details="true"/>
                <table:data-pilot-member table:name="12 055,68 €" table:display="true" table:show-details="true"/>
                <table:data-pilot-member table:name="12 070,39 €" table:display="true" table:show-details="true"/>
                <table:data-pilot-member table:name="12 074,17 €" table:display="true" table:show-details="true"/>
                <table:data-pilot-member table:name="12 160,00 €" table:display="true" table:show-details="true"/>
                <table:data-pilot-member table:name="12 748,16 €" table:display="true" table:show-details="true"/>
                <table:data-pilot-member table:name="13 367,05 €" table:display="true" table:show-details="true"/>
                <table:data-pilot-member table:name="13 449,00 €" table:display="true" table:show-details="true"/>
                <table:data-pilot-member table:name="13 768,80 €" table:display="true" table:show-details="true"/>
                <table:data-pilot-member table:name="14 062,41 €" table:display="true" table:show-details="true"/>
                <table:data-pilot-member table:name="15 447,05 €" table:display="true" table:show-details="true"/>
                <table:data-pilot-member table:name="15 477,00 €" table:display="true" table:show-details="true"/>
                <table:data-pilot-member table:name="21 145,53 €" table:display="true" table:show-details="true"/>
                <table:data-pilot-member table:name="21 976,51 €" table:display="true" table:show-details="true"/>
                <table:data-pilot-member table:name="26 655,50 €" table:display="true" table:show-details="true"/>
                <table:data-pilot-member table:name="36 132,50 €" table:display="true" table:show-details="true"/>
                <table:data-pilot-member table:name="59 406,29 €" table:display="true" table:show-details="true"/>
                <table:data-pilot-member table:name="131 193,73 €" table:display="true" table:show-details="true"/>
                <table:data-pilot-member table:name="364 816,04 €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pense 2013 (€ TTC)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313,95 €" table:display="true" table:show-details="true"/>
                <table:data-pilot-member table:name="418,60 €" table:display="true" table:show-details="true"/>
                <table:data-pilot-member table:name="444,52 €" table:display="true" table:show-details="true"/>
                <table:data-pilot-member table:name="579,20 €" table:display="true" table:show-details="true"/>
                <table:data-pilot-member table:name="624,91 €" table:display="true" table:show-details="true"/>
                <table:data-pilot-member table:name="989,45 €" table:display="true" table:show-details="true"/>
                <table:data-pilot-member table:name="1 076,40 €" table:display="true" table:show-details="true"/>
                <table:data-pilot-member table:name="1 140,00 €" table:display="true" table:show-details="true"/>
                <table:data-pilot-member table:name="1 780,39 €" table:display="true" table:show-details="true"/>
                <table:data-pilot-member table:name="1 821,05 €" table:display="true" table:show-details="true"/>
                <table:data-pilot-member table:name="2 330,10 €" table:display="true" table:show-details="true"/>
                <table:data-pilot-member table:name="2 369,29 €" table:display="true" table:show-details="true"/>
                <table:data-pilot-member table:name="2 384,80 €" table:display="true" table:show-details="true"/>
                <table:data-pilot-member table:name="3 206,48 €" table:display="true" table:show-details="true"/>
                <table:data-pilot-member table:name="3 932,25 €" table:display="true" table:show-details="true"/>
                <table:data-pilot-member table:name="4 168,71 €" table:display="true" table:show-details="true"/>
                <table:data-pilot-member table:name="4 259,96 €" table:display="true" table:show-details="true"/>
                <table:data-pilot-member table:name="4 427,12 €" table:display="true" table:show-details="true"/>
                <table:data-pilot-member table:name="4 497,04 €" table:display="true" table:show-details="true"/>
                <table:data-pilot-member table:name="5 083,00 €" table:display="true" table:show-details="true"/>
                <table:data-pilot-member table:name="5 975,60 €" table:display="true" table:show-details="true"/>
                <table:data-pilot-member table:name="6 027,84 €" table:display="true" table:show-details="true"/>
                <table:data-pilot-member table:name="6 115,15 €" table:display="true" table:show-details="true"/>
                <table:data-pilot-member table:name="6 650,00 €" table:display="true" table:show-details="true"/>
                <table:data-pilot-member table:name="6 942,18 €" table:display="true" table:show-details="true"/>
                <table:data-pilot-member table:name="6 999,00 €" table:display="true" table:show-details="true"/>
                <table:data-pilot-member table:name="7 342,31 €" table:display="true" table:show-details="true"/>
                <table:data-pilot-member table:name="7 891,46 €" table:display="true" table:show-details="true"/>
                <table:data-pilot-member table:name="9 544,70 €" table:display="true" table:show-details="true"/>
                <table:data-pilot-member table:name="9 547,96 €" table:display="true" table:show-details="true"/>
                <table:data-pilot-member table:name="9 863,65 €" table:display="true" table:show-details="true"/>
                <table:data-pilot-member table:name="11 049,00 €" table:display="true" table:show-details="true"/>
                <table:data-pilot-member table:name="12 345,40 €" table:display="true" table:show-details="true"/>
                <table:data-pilot-member table:name="12 377,96 €" table:display="true" table:show-details="true"/>
                <table:data-pilot-member table:name="12 877,33 €" table:display="true" table:show-details="true"/>
                <table:data-pilot-member table:name="12 913,14 €" table:display="true" table:show-details="true"/>
                <table:data-pilot-member table:name="13 919,72 €" table:display="true" table:show-details="true"/>
                <table:data-pilot-member table:name="14 650,98 €" table:display="true" table:show-details="true"/>
                <table:data-pilot-member table:name="14 963,36 €" table:display="true" table:show-details="true"/>
                <table:data-pilot-member table:name="15 321,75 €" table:display="true" table:show-details="true"/>
                <table:data-pilot-member table:name="16 044,25 €" table:display="true" table:show-details="true"/>
                <table:data-pilot-member table:name="16 173,00 €" table:display="true" table:show-details="true"/>
                <table:data-pilot-member table:name="21 563,19 €" table:display="true" table:show-details="true"/>
                <table:data-pilot-member table:name="21 799,96 €" table:display="true" table:show-details="true"/>
                <table:data-pilot-member table:name="32 694,00 €" table:display="true" table:show-details="true"/>
                <table:data-pilot-member table:name="38 848,07 €" table:display="true" table:show-details="true"/>
                <table:data-pilot-member table:name="61 216,18 €" table:display="true" table:show-details="true"/>
                <table:data-pilot-member table:name="109 769,35 €" table:display="true" table:show-details="true"/>
                <table:data-pilot-member table:name="478 710,20 €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pense 2014 (€ TTC)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315,00 €" table:display="true" table:show-details="true"/>
                <table:data-pilot-member table:name="420,00 €" table:display="true" table:show-details="true"/>
                <table:data-pilot-member table:name="600,00 €" table:display="true" table:show-details="true"/>
                <table:data-pilot-member table:name="627,00 €" table:display="true" table:show-details="true"/>
                <table:data-pilot-member table:name="811,20 €" table:display="true" table:show-details="true"/>
                <table:data-pilot-member table:name="916,00 €" table:display="true" table:show-details="true"/>
                <table:data-pilot-member table:name="1 020,25 €" table:display="true" table:show-details="true"/>
                <table:data-pilot-member table:name="1 155,00 €" table:display="true" table:show-details="true"/>
                <table:data-pilot-member table:name="1 214,40 €" table:display="true" table:show-details="true"/>
                <table:data-pilot-member table:name="1 780,39 €" table:display="true" table:show-details="true"/>
                <table:data-pilot-member table:name="2 117,50 €" table:display="true" table:show-details="true"/>
                <table:data-pilot-member table:name="2 468,40 €" table:display="true" table:show-details="true"/>
                <table:data-pilot-member table:name="2 549,00 €" table:display="true" table:show-details="true"/>
                <table:data-pilot-member table:name="3 314,75 €" table:display="true" table:show-details="true"/>
                <table:data-pilot-member table:name="4 389,83 €" table:display="true" table:show-details="true"/>
                <table:data-pilot-member table:name="4 410,00 €" table:display="true" table:show-details="true"/>
                <table:data-pilot-member table:name="4 521,50 €" table:display="true" table:show-details="true"/>
                <table:data-pilot-member table:name="5 472,11 €" table:display="true" table:show-details="true"/>
                <table:data-pilot-member table:name="6 021,08 €" table:display="true" table:show-details="true"/>
                <table:data-pilot-member table:name="6 048,00 €" table:display="true" table:show-details="true"/>
                <table:data-pilot-member table:name="6 720,00 €" table:display="true" table:show-details="true"/>
                <table:data-pilot-member table:name="7 342,31 €" table:display="true" table:show-details="true"/>
                <table:data-pilot-member table:name="8 315,23 €" table:display="true" table:show-details="true"/>
                <table:data-pilot-member table:name="8 558,00 €" table:display="true" table:show-details="true"/>
                <table:data-pilot-member table:name="8 676,25 €" table:display="true" table:show-details="true"/>
                <table:data-pilot-member table:name="9 643,44 €" table:display="true" table:show-details="true"/>
                <table:data-pilot-member table:name="9 781,45 €" table:display="true" table:show-details="true"/>
                <table:data-pilot-member table:name="10 881,43 €" table:display="true" table:show-details="true"/>
                <table:data-pilot-member table:name="11 060,85 €" table:display="true" table:show-details="true"/>
                <table:data-pilot-member table:name="11 343,64 €" table:display="true" table:show-details="true"/>
                <table:data-pilot-member table:name="12 221,24 €" table:display="true" table:show-details="true"/>
                <table:data-pilot-member table:name="12 610,80 €" table:display="true" table:show-details="true"/>
                <table:data-pilot-member table:name="12 655,49 €" table:display="true" table:show-details="true"/>
                <table:data-pilot-member table:name="13 029,80 €" table:display="true" table:show-details="true"/>
                <table:data-pilot-member table:name="13 218,68 €" table:display="true" table:show-details="true"/>
                <table:data-pilot-member table:name="13 584,69 €" table:display="true" table:show-details="true"/>
                <table:data-pilot-member table:name="14 337,31 €" table:display="true" table:show-details="true"/>
                <table:data-pilot-member table:name="15 241,82 €" table:display="true" table:show-details="true"/>
                <table:data-pilot-member table:name="16 173,00 €" table:display="true" table:show-details="true"/>
                <table:data-pilot-member table:name="17 067,03 €" table:display="true" table:show-details="true"/>
                <table:data-pilot-member table:name="18 551,36 €" table:display="true" table:show-details="true"/>
                <table:data-pilot-member table:name="18 854,48 €" table:display="true" table:show-details="true"/>
                <table:data-pilot-member table:name="21 306,57 €" table:display="true" table:show-details="true"/>
                <table:data-pilot-member table:name="23 421,60 €" table:display="true" table:show-details="true"/>
                <table:data-pilot-member table:name="28 842,01 €" table:display="true" table:show-details="true"/>
                <table:data-pilot-member table:name="33 508,00 €" table:display="true" table:show-details="true"/>
                <table:data-pilot-member table:name="37 026,50 €" table:display="true" table:show-details="true"/>
                <table:data-pilot-member table:name="63 143,36 €" table:display="true" table:show-details="true"/>
                <table:data-pilot-member table:name="126 601,79 €" table:display="true" table:show-details="true"/>
                <table:data-pilot-member table:name="473 411,00 €" table:display="true" table:show-details="true"/>
                <table:data-pilot-member table:name=" " table:display="true" table:show-details="true"/>
                <table:data-pilot-member table:name="cumulée avec la dépense EDP science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pense 2015 (€ TTC)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249,92 €" table:display="true" table:show-details="true"/>
                <table:data-pilot-member table:name="420,32 €" table:display="true" table:show-details="true"/>
                <table:data-pilot-member table:name="551,24 €" table:display="true" table:show-details="true"/>
                <table:data-pilot-member table:name="695,00 €" table:display="true" table:show-details="true"/>
                <table:data-pilot-member table:name="900,21 €" table:display="true" table:show-details="true"/>
                <table:data-pilot-member table:name="1 334,55 €" table:display="true" table:show-details="true"/>
                <table:data-pilot-member table:name="1 342,18 €" table:display="true" table:show-details="true"/>
                <table:data-pilot-member table:name="1 513,00 €" table:display="true" table:show-details="true"/>
                <table:data-pilot-member table:name="1 565,90 €" table:display="true" table:show-details="true"/>
                <table:data-pilot-member table:name="1 730,97 €" table:display="true" table:show-details="true"/>
                <table:data-pilot-member table:name="2 171,85 €" table:display="true" table:show-details="true"/>
                <table:data-pilot-member table:name="2 272,00 €" table:display="true" table:show-details="true"/>
                <table:data-pilot-member table:name="2 627,43 €" table:display="true" table:show-details="true"/>
                <table:data-pilot-member table:name="2 840,00 €" table:display="true" table:show-details="true"/>
                <table:data-pilot-member table:name="3 436,96 €" table:display="true" table:show-details="true"/>
                <table:data-pilot-member table:name="3 584,08 €" table:display="true" table:show-details="true"/>
                <table:data-pilot-member table:name="4 174,80 €" table:display="true" table:show-details="true"/>
                <table:data-pilot-member table:name="4 597,94 €" table:display="true" table:show-details="true"/>
                <table:data-pilot-member table:name="4 800,00 €" table:display="true" table:show-details="true"/>
                <table:data-pilot-member table:name="5 166,00 €" table:display="true" table:show-details="true"/>
                <table:data-pilot-member table:name="7 236,77 €" table:display="true" table:show-details="true"/>
                <table:data-pilot-member table:name="7 414,38 €" table:display="true" table:show-details="true"/>
                <table:data-pilot-member table:name="8 213,52 €" table:display="true" table:show-details="true"/>
                <table:data-pilot-member table:name="8 263,26 €" table:display="true" table:show-details="true"/>
                <table:data-pilot-member table:name="10 402,17 €" table:display="true" table:show-details="true"/>
                <table:data-pilot-member table:name="10 515,53 €" table:display="true" table:show-details="true"/>
                <table:data-pilot-member table:name="11 351,93 €" table:display="true" table:show-details="true"/>
                <table:data-pilot-member table:name="11 354,33 €" table:display="true" table:show-details="true"/>
                <table:data-pilot-member table:name="11 938,22 €" table:display="true" table:show-details="true"/>
                <table:data-pilot-member table:name="12 041,00 €" table:display="true" table:show-details="true"/>
                <table:data-pilot-member table:name="12 047,55 €" table:display="true" table:show-details="true"/>
                <table:data-pilot-member table:name="12 133,00 €" table:display="true" table:show-details="true"/>
                <table:data-pilot-member table:name="12 706,81 €" table:display="true" table:show-details="true"/>
                <table:data-pilot-member table:name="12 860,16 €" table:display="true" table:show-details="true"/>
                <table:data-pilot-member table:name="14 621,46 €" table:display="true" table:show-details="true"/>
                <table:data-pilot-member table:name="14 695,17 €" table:display="true" table:show-details="true"/>
                <table:data-pilot-member table:name="15 798,92 €" table:display="true" table:show-details="true"/>
                <table:data-pilot-member table:name="16 857,24 €" table:display="true" table:show-details="true"/>
                <table:data-pilot-member table:name="18 794,45 €" table:display="true" table:show-details="true"/>
                <table:data-pilot-member table:name="19 024,11 €" table:display="true" table:show-details="true"/>
                <table:data-pilot-member table:name="19 039,56 €" table:display="true" table:show-details="true"/>
                <table:data-pilot-member table:name="19 894,54 €" table:display="true" table:show-details="true"/>
                <table:data-pilot-member table:name="21 470,40 €" table:display="true" table:show-details="true"/>
                <table:data-pilot-member table:name="22 330,65 €" table:display="true" table:show-details="true"/>
                <table:data-pilot-member table:name="22 365,57 €" table:display="true" table:show-details="true"/>
                <table:data-pilot-member table:name="29 405,04 €" table:display="true" table:show-details="true"/>
                <table:data-pilot-member table:name="34 340,61 €" table:display="true" table:show-details="true"/>
                <table:data-pilot-member table:name="43 654,18 €" table:display="true" table:show-details="true"/>
                <table:data-pilot-member table:name="71 877,62 €" table:display="true" table:show-details="true"/>
                <table:data-pilot-member table:name="127 019,96 €" table:display="true" table:show-details="true"/>
                <table:data-pilot-member table:name="490 265,24 €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Bilan par discipline'.D3:'Bilan par discipline'.F35" table:buttons="'Bilan par discipline'.D3 'Bilan par discipline'.D5 'Bilan par discipline'.E5">
          <table:source-cell-range table:cell-range-address="Ressources.A4:Ressources.J62"/>
          <table:data-pilot-field table:source-field-name="Budget" table:orientation="row" table:used-hierarchy="0" table:function="auto">
            <table:data-pilot-level table:show-empty="false" calcext:repeat-item-labels="false">
              <table:data-pilot-members>
                <table:data-pilot-member table:name="Bibl. numérique" table:display="true" table:show-details="true"/>
                <table:data-pilot-member table:name="Droit" table:display="true" table:show-details="true"/>
                <table:data-pilot-member table:name="Lettres" table:display="true" table:show-details="true"/>
                <table:data-pilot-member table:name="Santé" table:display="true" table:show-details="true"/>
                <table:data-pilot-member table:name="Scienc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nnées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Dépense 2011 (€ TTC)" table:orientation="data" table:used-hierarchy="0" table:function="sum">
            <table:data-pilot-level table:show-empty="false" calcext:repeat-item-labels="false">
              <table:data-pilot-members>
                <table:data-pilot-member table:name="147,29 €" table:display="true" table:show-details="true"/>
                <table:data-pilot-member table:name="179,40 €" table:display="true" table:show-details="true"/>
                <table:data-pilot-member table:name="313,95 €" table:display="true" table:show-details="true"/>
                <table:data-pilot-member table:name="381,52 €" table:display="true" table:show-details="true"/>
                <table:data-pilot-member table:name="418,60 €" table:display="true" table:show-details="true"/>
                <table:data-pilot-member table:name="757,79 €" table:display="true" table:show-details="true"/>
                <table:data-pilot-member table:name="763,05 €" table:display="true" table:show-details="true"/>
                <table:data-pilot-member table:name="897,00 €" table:display="true" table:show-details="true"/>
                <table:data-pilot-member table:name="1 453,14 €" table:display="true" table:show-details="true"/>
                <table:data-pilot-member table:name="1 557,80 €" table:display="true" table:show-details="true"/>
                <table:data-pilot-member table:name="1 630,61 €" table:display="true" table:show-details="true"/>
                <table:data-pilot-member table:name="1 866,81 €" table:display="true" table:show-details="true"/>
                <table:data-pilot-member table:name="2 346,00 €" table:display="true" table:show-details="true"/>
                <table:data-pilot-member table:name="3 222,81 €" table:display="true" table:show-details="true"/>
                <table:data-pilot-member table:name="3 932,25 €" table:display="true" table:show-details="true"/>
                <table:data-pilot-member table:name="4 683,05 €" table:display="true" table:show-details="true"/>
                <table:data-pilot-member table:name="5 457,00 €" table:display="true" table:show-details="true"/>
                <table:data-pilot-member table:name="5 920,92 €" table:display="true" table:show-details="true"/>
                <table:data-pilot-member table:name="6 650,00 €" table:display="true" table:show-details="true"/>
                <table:data-pilot-member table:name="6 669,49 €" table:display="true" table:show-details="true"/>
                <table:data-pilot-member table:name="6 994,63 €" table:display="true" table:show-details="true"/>
                <table:data-pilot-member table:name="7 201,55 €" table:display="true" table:show-details="true"/>
                <table:data-pilot-member table:name="7 231,02 €" table:display="true" table:show-details="true"/>
                <table:data-pilot-member table:name="7 534,80 €" table:display="true" table:show-details="true"/>
                <table:data-pilot-member table:name="8 410,27 €" table:display="true" table:show-details="true"/>
                <table:data-pilot-member table:name="8 861,15 €" table:display="true" table:show-details="true"/>
                <table:data-pilot-member table:name="9 607,71 €" table:display="true" table:show-details="true"/>
                <table:data-pilot-member table:name="9 846,87 €" table:display="true" table:show-details="true"/>
                <table:data-pilot-member table:name="9 847,06 €" table:display="true" table:show-details="true"/>
                <table:data-pilot-member table:name="11 734,00 €" table:display="true" table:show-details="true"/>
                <table:data-pilot-member table:name="12 055,68 €" table:display="true" table:show-details="true"/>
                <table:data-pilot-member table:name="12 429,83 €" table:display="true" table:show-details="true"/>
                <table:data-pilot-member table:name="12 498,20 €" table:display="true" table:show-details="true"/>
                <table:data-pilot-member table:name="12 809,00 €" table:display="true" table:show-details="true"/>
                <table:data-pilot-member table:name="14 087,50 €" table:display="true" table:show-details="true"/>
                <table:data-pilot-member table:name="14 740,00 €" table:display="true" table:show-details="true"/>
                <table:data-pilot-member table:name="15 500,00 €" table:display="true" table:show-details="true"/>
                <table:data-pilot-member table:name="19 040,54 €" table:display="true" table:show-details="true"/>
                <table:data-pilot-member table:name="25 932,57 €" table:display="true" table:show-details="true"/>
                <table:data-pilot-member table:name="29 000,00 €" table:display="true" table:show-details="true"/>
                <table:data-pilot-member table:name="35 158,02 €" table:display="true" table:show-details="true"/>
                <table:data-pilot-member table:name="37 823,50 €" table:display="true" table:show-details="true"/>
                <table:data-pilot-member table:name="69 471,12 €" table:display="true" table:show-details="true"/>
                <table:data-pilot-member table:name="118 724,37 €" table:display="true" table:show-details="true"/>
                <table:data-pilot-member table:name="345 573,50 €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pense 2012 (€ TTC)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179,40 €" table:display="true" table:show-details="true"/>
                <table:data-pilot-member table:name="313,95 €" table:display="true" table:show-details="true"/>
                <table:data-pilot-member table:name="395,88 €" table:display="true" table:show-details="true"/>
                <table:data-pilot-member table:name="418,60 €" table:display="true" table:show-details="true"/>
                <table:data-pilot-member table:name="763,05 €" table:display="true" table:show-details="true"/>
                <table:data-pilot-member table:name="897,00 €" table:display="true" table:show-details="true"/>
                <table:data-pilot-member table:name="975,94 €" table:display="true" table:show-details="true"/>
                <table:data-pilot-member table:name="1 205,87 €" table:display="true" table:show-details="true"/>
                <table:data-pilot-member table:name="1 596,00 €" table:display="true" table:show-details="true"/>
                <table:data-pilot-member table:name="1 619,10 €" table:display="true" table:show-details="true"/>
                <table:data-pilot-member table:name="1 689,69 €" table:display="true" table:show-details="true"/>
                <table:data-pilot-member table:name="1 937,52 €" table:display="true" table:show-details="true"/>
                <table:data-pilot-member table:name="2 208,66 €" table:display="true" table:show-details="true"/>
                <table:data-pilot-member table:name="2 330,10 €" table:display="true" table:show-details="true"/>
                <table:data-pilot-member table:name="2 400,86 €" table:display="true" table:show-details="true"/>
                <table:data-pilot-member table:name="3 516,24 €" table:display="true" table:show-details="true"/>
                <table:data-pilot-member table:name="3 932,25 €" table:display="true" table:show-details="true"/>
                <table:data-pilot-member table:name="4 030,65 €" table:display="true" table:show-details="true"/>
                <table:data-pilot-member table:name="5 163,16 €" table:display="true" table:show-details="true"/>
                <table:data-pilot-member table:name="5 617,50 €" table:display="true" table:show-details="true"/>
                <table:data-pilot-member table:name="5 651,10 €" table:display="true" table:show-details="true"/>
                <table:data-pilot-member table:name="5 920,92 €" table:display="true" table:show-details="true"/>
                <table:data-pilot-member table:name="6 650,00 €" table:display="true" table:show-details="true"/>
                <table:data-pilot-member table:name="6 805,83 €" table:display="true" table:show-details="true"/>
                <table:data-pilot-member table:name="7 192,15 €" table:display="true" table:show-details="true"/>
                <table:data-pilot-member table:name="7 707,92 €" table:display="true" table:show-details="true"/>
                <table:data-pilot-member table:name="9 209,20 €" table:display="true" table:show-details="true"/>
                <table:data-pilot-member table:name="9 747,18 €" table:display="true" table:show-details="true"/>
                <table:data-pilot-member table:name="9 796,32 €" table:display="true" table:show-details="true"/>
                <table:data-pilot-member table:name="10 815,56 €" table:display="true" table:show-details="true"/>
                <table:data-pilot-member table:name="12 055,68 €" table:display="true" table:show-details="true"/>
                <table:data-pilot-member table:name="12 070,39 €" table:display="true" table:show-details="true"/>
                <table:data-pilot-member table:name="12 074,17 €" table:display="true" table:show-details="true"/>
                <table:data-pilot-member table:name="12 160,00 €" table:display="true" table:show-details="true"/>
                <table:data-pilot-member table:name="12 748,16 €" table:display="true" table:show-details="true"/>
                <table:data-pilot-member table:name="13 367,05 €" table:display="true" table:show-details="true"/>
                <table:data-pilot-member table:name="13 449,00 €" table:display="true" table:show-details="true"/>
                <table:data-pilot-member table:name="13 768,80 €" table:display="true" table:show-details="true"/>
                <table:data-pilot-member table:name="14 062,41 €" table:display="true" table:show-details="true"/>
                <table:data-pilot-member table:name="15 447,05 €" table:display="true" table:show-details="true"/>
                <table:data-pilot-member table:name="15 477,00 €" table:display="true" table:show-details="true"/>
                <table:data-pilot-member table:name="21 145,53 €" table:display="true" table:show-details="true"/>
                <table:data-pilot-member table:name="21 976,51 €" table:display="true" table:show-details="true"/>
                <table:data-pilot-member table:name="26 655,50 €" table:display="true" table:show-details="true"/>
                <table:data-pilot-member table:name="36 132,50 €" table:display="true" table:show-details="true"/>
                <table:data-pilot-member table:name="59 406,29 €" table:display="true" table:show-details="true"/>
                <table:data-pilot-member table:name="131 193,73 €" table:display="true" table:show-details="true"/>
                <table:data-pilot-member table:name="364 816,04 €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pense 2013 (€ TTC)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313,95 €" table:display="true" table:show-details="true"/>
                <table:data-pilot-member table:name="418,60 €" table:display="true" table:show-details="true"/>
                <table:data-pilot-member table:name="444,52 €" table:display="true" table:show-details="true"/>
                <table:data-pilot-member table:name="579,20 €" table:display="true" table:show-details="true"/>
                <table:data-pilot-member table:name="624,91 €" table:display="true" table:show-details="true"/>
                <table:data-pilot-member table:name="989,45 €" table:display="true" table:show-details="true"/>
                <table:data-pilot-member table:name="1 076,40 €" table:display="true" table:show-details="true"/>
                <table:data-pilot-member table:name="1 140,00 €" table:display="true" table:show-details="true"/>
                <table:data-pilot-member table:name="1 780,39 €" table:display="true" table:show-details="true"/>
                <table:data-pilot-member table:name="1 821,05 €" table:display="true" table:show-details="true"/>
                <table:data-pilot-member table:name="2 330,10 €" table:display="true" table:show-details="true"/>
                <table:data-pilot-member table:name="2 369,29 €" table:display="true" table:show-details="true"/>
                <table:data-pilot-member table:name="2 384,80 €" table:display="true" table:show-details="true"/>
                <table:data-pilot-member table:name="3 206,48 €" table:display="true" table:show-details="true"/>
                <table:data-pilot-member table:name="3 932,25 €" table:display="true" table:show-details="true"/>
                <table:data-pilot-member table:name="4 168,71 €" table:display="true" table:show-details="true"/>
                <table:data-pilot-member table:name="4 259,96 €" table:display="true" table:show-details="true"/>
                <table:data-pilot-member table:name="4 427,12 €" table:display="true" table:show-details="true"/>
                <table:data-pilot-member table:name="4 497,04 €" table:display="true" table:show-details="true"/>
                <table:data-pilot-member table:name="5 083,00 €" table:display="true" table:show-details="true"/>
                <table:data-pilot-member table:name="5 975,60 €" table:display="true" table:show-details="true"/>
                <table:data-pilot-member table:name="6 027,84 €" table:display="true" table:show-details="true"/>
                <table:data-pilot-member table:name="6 115,15 €" table:display="true" table:show-details="true"/>
                <table:data-pilot-member table:name="6 650,00 €" table:display="true" table:show-details="true"/>
                <table:data-pilot-member table:name="6 942,18 €" table:display="true" table:show-details="true"/>
                <table:data-pilot-member table:name="6 999,00 €" table:display="true" table:show-details="true"/>
                <table:data-pilot-member table:name="7 342,31 €" table:display="true" table:show-details="true"/>
                <table:data-pilot-member table:name="7 891,46 €" table:display="true" table:show-details="true"/>
                <table:data-pilot-member table:name="9 544,70 €" table:display="true" table:show-details="true"/>
                <table:data-pilot-member table:name="9 547,96 €" table:display="true" table:show-details="true"/>
                <table:data-pilot-member table:name="9 863,65 €" table:display="true" table:show-details="true"/>
                <table:data-pilot-member table:name="11 049,00 €" table:display="true" table:show-details="true"/>
                <table:data-pilot-member table:name="12 345,40 €" table:display="true" table:show-details="true"/>
                <table:data-pilot-member table:name="12 377,96 €" table:display="true" table:show-details="true"/>
                <table:data-pilot-member table:name="12 877,33 €" table:display="true" table:show-details="true"/>
                <table:data-pilot-member table:name="12 913,14 €" table:display="true" table:show-details="true"/>
                <table:data-pilot-member table:name="13 919,72 €" table:display="true" table:show-details="true"/>
                <table:data-pilot-member table:name="14 650,98 €" table:display="true" table:show-details="true"/>
                <table:data-pilot-member table:name="14 963,36 €" table:display="true" table:show-details="true"/>
                <table:data-pilot-member table:name="15 321,75 €" table:display="true" table:show-details="true"/>
                <table:data-pilot-member table:name="16 044,25 €" table:display="true" table:show-details="true"/>
                <table:data-pilot-member table:name="16 173,00 €" table:display="true" table:show-details="true"/>
                <table:data-pilot-member table:name="21 563,19 €" table:display="true" table:show-details="true"/>
                <table:data-pilot-member table:name="21 799,96 €" table:display="true" table:show-details="true"/>
                <table:data-pilot-member table:name="32 694,00 €" table:display="true" table:show-details="true"/>
                <table:data-pilot-member table:name="38 848,07 €" table:display="true" table:show-details="true"/>
                <table:data-pilot-member table:name="61 216,18 €" table:display="true" table:show-details="true"/>
                <table:data-pilot-member table:name="109 769,35 €" table:display="true" table:show-details="true"/>
                <table:data-pilot-member table:name="478 710,20 €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pense 2014 (€ TTC)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315,00 €" table:display="true" table:show-details="true"/>
                <table:data-pilot-member table:name="420,00 €" table:display="true" table:show-details="true"/>
                <table:data-pilot-member table:name="600,00 €" table:display="true" table:show-details="true"/>
                <table:data-pilot-member table:name="627,00 €" table:display="true" table:show-details="true"/>
                <table:data-pilot-member table:name="811,20 €" table:display="true" table:show-details="true"/>
                <table:data-pilot-member table:name="916,00 €" table:display="true" table:show-details="true"/>
                <table:data-pilot-member table:name="1 020,25 €" table:display="true" table:show-details="true"/>
                <table:data-pilot-member table:name="1 155,00 €" table:display="true" table:show-details="true"/>
                <table:data-pilot-member table:name="1 214,40 €" table:display="true" table:show-details="true"/>
                <table:data-pilot-member table:name="1 780,39 €" table:display="true" table:show-details="true"/>
                <table:data-pilot-member table:name="2 117,50 €" table:display="true" table:show-details="true"/>
                <table:data-pilot-member table:name="2 468,40 €" table:display="true" table:show-details="true"/>
                <table:data-pilot-member table:name="2 549,00 €" table:display="true" table:show-details="true"/>
                <table:data-pilot-member table:name="3 314,75 €" table:display="true" table:show-details="true"/>
                <table:data-pilot-member table:name="4 389,83 €" table:display="true" table:show-details="true"/>
                <table:data-pilot-member table:name="4 410,00 €" table:display="true" table:show-details="true"/>
                <table:data-pilot-member table:name="4 521,50 €" table:display="true" table:show-details="true"/>
                <table:data-pilot-member table:name="5 472,11 €" table:display="true" table:show-details="true"/>
                <table:data-pilot-member table:name="6 021,08 €" table:display="true" table:show-details="true"/>
                <table:data-pilot-member table:name="6 048,00 €" table:display="true" table:show-details="true"/>
                <table:data-pilot-member table:name="6 720,00 €" table:display="true" table:show-details="true"/>
                <table:data-pilot-member table:name="7 342,31 €" table:display="true" table:show-details="true"/>
                <table:data-pilot-member table:name="8 315,23 €" table:display="true" table:show-details="true"/>
                <table:data-pilot-member table:name="8 558,00 €" table:display="true" table:show-details="true"/>
                <table:data-pilot-member table:name="8 676,25 €" table:display="true" table:show-details="true"/>
                <table:data-pilot-member table:name="9 643,44 €" table:display="true" table:show-details="true"/>
                <table:data-pilot-member table:name="9 781,45 €" table:display="true" table:show-details="true"/>
                <table:data-pilot-member table:name="10 881,43 €" table:display="true" table:show-details="true"/>
                <table:data-pilot-member table:name="11 060,85 €" table:display="true" table:show-details="true"/>
                <table:data-pilot-member table:name="11 343,64 €" table:display="true" table:show-details="true"/>
                <table:data-pilot-member table:name="12 221,24 €" table:display="true" table:show-details="true"/>
                <table:data-pilot-member table:name="12 610,80 €" table:display="true" table:show-details="true"/>
                <table:data-pilot-member table:name="12 655,49 €" table:display="true" table:show-details="true"/>
                <table:data-pilot-member table:name="13 029,80 €" table:display="true" table:show-details="true"/>
                <table:data-pilot-member table:name="13 218,68 €" table:display="true" table:show-details="true"/>
                <table:data-pilot-member table:name="13 584,69 €" table:display="true" table:show-details="true"/>
                <table:data-pilot-member table:name="14 337,31 €" table:display="true" table:show-details="true"/>
                <table:data-pilot-member table:name="15 241,82 €" table:display="true" table:show-details="true"/>
                <table:data-pilot-member table:name="16 173,00 €" table:display="true" table:show-details="true"/>
                <table:data-pilot-member table:name="17 067,03 €" table:display="true" table:show-details="true"/>
                <table:data-pilot-member table:name="18 551,36 €" table:display="true" table:show-details="true"/>
                <table:data-pilot-member table:name="18 854,48 €" table:display="true" table:show-details="true"/>
                <table:data-pilot-member table:name="21 306,57 €" table:display="true" table:show-details="true"/>
                <table:data-pilot-member table:name="23 421,60 €" table:display="true" table:show-details="true"/>
                <table:data-pilot-member table:name="28 842,01 €" table:display="true" table:show-details="true"/>
                <table:data-pilot-member table:name="33 508,00 €" table:display="true" table:show-details="true"/>
                <table:data-pilot-member table:name="37 026,50 €" table:display="true" table:show-details="true"/>
                <table:data-pilot-member table:name="63 143,36 €" table:display="true" table:show-details="true"/>
                <table:data-pilot-member table:name="126 601,79 €" table:display="true" table:show-details="true"/>
                <table:data-pilot-member table:name="473 411,00 €" table:display="true" table:show-details="true"/>
                <table:data-pilot-member table:name=" " table:display="true" table:show-details="true"/>
                <table:data-pilot-member table:name="cumulée avec la dépense EDP science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pense 2015 (€ TTC)" table:orientation="data" table:used-hierarchy="0" table:function="sum">
            <table:data-pilot-level table:show-empty="false" calcext:repeat-item-labels="false">
              <table:data-pilot-members>
                <table:data-pilot-member table:name="249,92 €" table:display="true" table:show-details="true"/>
                <table:data-pilot-member table:name="695,00 €" table:display="true" table:show-details="true"/>
                <table:data-pilot-member table:name="2 627,43 €" table:display="true" table:show-details="true"/>
                <table:data-pilot-member table:name="2 840,00 €" table:display="true" table:show-details="true"/>
                <table:data-pilot-member table:name="4 174,80 €" table:display="true" table:show-details="true"/>
                <table:data-pilot-member table:name="4 597,94 €" table:display="true" table:show-details="true"/>
                <table:data-pilot-member table:name="7 236,77 €" table:display="true" table:show-details="true"/>
                <table:data-pilot-member table:name="8 263,26 €" table:display="true" table:show-details="true"/>
                <table:data-pilot-member table:name="10 402,17 €" table:display="true" table:show-details="true"/>
                <table:data-pilot-member table:name="11 354,33 €" table:display="true" table:show-details="true"/>
                <table:data-pilot-member table:name="11 938,22 €" table:display="true" table:show-details="true"/>
                <table:data-pilot-member table:name="12 041,00 €" table:display="true" table:show-details="true"/>
                <table:data-pilot-member table:name="12 860,16 €" table:display="true" table:show-details="true"/>
                <table:data-pilot-member table:name="19 024,11 €" table:display="true" table:show-details="true"/>
                <table:data-pilot-member table:name="19 894,54 €" table:display="true" table:show-details="true"/>
                <table:data-pilot-member table:name="22 330,65 €" table:display="true" table:show-details="true"/>
                <table:data-pilot-member table:name="127 019,96 €" table:display="true" table:show-details="true"/>
                <table:data-pilot-member table:name="490 265,24 €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Bilan par type'.A1:'Bilan par type'.C15" table:buttons="'Bilan par type'.A1 'Bilan par type'.A3 'Bilan par type'.B3">
          <table:source-cell-range table:cell-range-address="Ressources.A4:Ressources.J62"/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Base de données" table:display="true" table:show-details="true"/>
                <table:data-pilot-member table:name="Bouquet de revues" table:display="true" table:show-details="true"/>
                <table:data-pilot-member table:name="LIvres électroniques" table:display="true" table:show-details="true"/>
                <table:data-pilot-member table:name="Mixte" table:display="true" table:show-details="true"/>
                <table:data-pilot-member table:name="Professionne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nnées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Dépense 2014 (€ TTC)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315,00 €" table:display="true" table:show-details="true"/>
                <table:data-pilot-member table:name="420,00 €" table:display="true" table:show-details="true"/>
                <table:data-pilot-member table:name="600,00 €" table:display="true" table:show-details="true"/>
                <table:data-pilot-member table:name="627,00 €" table:display="true" table:show-details="true"/>
                <table:data-pilot-member table:name="811,20 €" table:display="true" table:show-details="true"/>
                <table:data-pilot-member table:name="916,00 €" table:display="true" table:show-details="true"/>
                <table:data-pilot-member table:name="1 020,25 €" table:display="true" table:show-details="true"/>
                <table:data-pilot-member table:name="1 155,00 €" table:display="true" table:show-details="true"/>
                <table:data-pilot-member table:name="1 214,40 €" table:display="true" table:show-details="true"/>
                <table:data-pilot-member table:name="1 780,39 €" table:display="true" table:show-details="true"/>
                <table:data-pilot-member table:name="2 117,50 €" table:display="true" table:show-details="true"/>
                <table:data-pilot-member table:name="2 468,40 €" table:display="true" table:show-details="true"/>
                <table:data-pilot-member table:name="2 549,00 €" table:display="true" table:show-details="true"/>
                <table:data-pilot-member table:name="3 314,75 €" table:display="true" table:show-details="true"/>
                <table:data-pilot-member table:name="4 389,83 €" table:display="true" table:show-details="true"/>
                <table:data-pilot-member table:name="4 410,00 €" table:display="true" table:show-details="true"/>
                <table:data-pilot-member table:name="4 521,50 €" table:display="true" table:show-details="true"/>
                <table:data-pilot-member table:name="5 472,11 €" table:display="true" table:show-details="true"/>
                <table:data-pilot-member table:name="6 021,08 €" table:display="true" table:show-details="true"/>
                <table:data-pilot-member table:name="6 048,00 €" table:display="true" table:show-details="true"/>
                <table:data-pilot-member table:name="6 720,00 €" table:display="true" table:show-details="true"/>
                <table:data-pilot-member table:name="7 342,31 €" table:display="true" table:show-details="true"/>
                <table:data-pilot-member table:name="8 315,23 €" table:display="true" table:show-details="true"/>
                <table:data-pilot-member table:name="8 558,00 €" table:display="true" table:show-details="true"/>
                <table:data-pilot-member table:name="8 676,25 €" table:display="true" table:show-details="true"/>
                <table:data-pilot-member table:name="9 643,44 €" table:display="true" table:show-details="true"/>
                <table:data-pilot-member table:name="9 781,45 €" table:display="true" table:show-details="true"/>
                <table:data-pilot-member table:name="10 881,43 €" table:display="true" table:show-details="true"/>
                <table:data-pilot-member table:name="11 060,85 €" table:display="true" table:show-details="true"/>
                <table:data-pilot-member table:name="11 343,64 €" table:display="true" table:show-details="true"/>
                <table:data-pilot-member table:name="12 221,24 €" table:display="true" table:show-details="true"/>
                <table:data-pilot-member table:name="12 610,80 €" table:display="true" table:show-details="true"/>
                <table:data-pilot-member table:name="12 655,49 €" table:display="true" table:show-details="true"/>
                <table:data-pilot-member table:name="13 029,80 €" table:display="true" table:show-details="true"/>
                <table:data-pilot-member table:name="13 218,68 €" table:display="true" table:show-details="true"/>
                <table:data-pilot-member table:name="13 584,69 €" table:display="true" table:show-details="true"/>
                <table:data-pilot-member table:name="14 337,31 €" table:display="true" table:show-details="true"/>
                <table:data-pilot-member table:name="15 241,82 €" table:display="true" table:show-details="true"/>
                <table:data-pilot-member table:name="16 173,00 €" table:display="true" table:show-details="true"/>
                <table:data-pilot-member table:name="17 067,03 €" table:display="true" table:show-details="true"/>
                <table:data-pilot-member table:name="18 551,36 €" table:display="true" table:show-details="true"/>
                <table:data-pilot-member table:name="18 854,48 €" table:display="true" table:show-details="true"/>
                <table:data-pilot-member table:name="21 306,57 €" table:display="true" table:show-details="true"/>
                <table:data-pilot-member table:name="23 421,60 €" table:display="true" table:show-details="true"/>
                <table:data-pilot-member table:name="28 842,01 €" table:display="true" table:show-details="true"/>
                <table:data-pilot-member table:name="33 508,00 €" table:display="true" table:show-details="true"/>
                <table:data-pilot-member table:name="37 026,50 €" table:display="true" table:show-details="true"/>
                <table:data-pilot-member table:name="63 143,36 €" table:display="true" table:show-details="true"/>
                <table:data-pilot-member table:name="126 601,79 €" table:display="true" table:show-details="true"/>
                <table:data-pilot-member table:name="473 411,00 €" table:display="true" table:show-details="true"/>
                <table:data-pilot-member table:name=" " table:display="true" table:show-details="true"/>
                <table:data-pilot-member table:name="cumulée avec la dépense EDP science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pense 2015 (€ TTC)" table:orientation="data" table:used-hierarchy="0" table:function="sum">
            <table:data-pilot-level table:show-empty="false" calcext:repeat-item-labels="false">
              <table:data-pilot-members>
                <table:data-pilot-member table:name="249,92 €" table:display="true" table:show-details="true"/>
                <table:data-pilot-member table:name="695,00 €" table:display="true" table:show-details="true"/>
                <table:data-pilot-member table:name="2 627,43 €" table:display="true" table:show-details="true"/>
                <table:data-pilot-member table:name="2 840,00 €" table:display="true" table:show-details="true"/>
                <table:data-pilot-member table:name="4 174,80 €" table:display="true" table:show-details="true"/>
                <table:data-pilot-member table:name="4 597,94 €" table:display="true" table:show-details="true"/>
                <table:data-pilot-member table:name="7 236,77 €" table:display="true" table:show-details="true"/>
                <table:data-pilot-member table:name="8 263,26 €" table:display="true" table:show-details="true"/>
                <table:data-pilot-member table:name="10 402,17 €" table:display="true" table:show-details="true"/>
                <table:data-pilot-member table:name="11 354,33 €" table:display="true" table:show-details="true"/>
                <table:data-pilot-member table:name="11 938,22 €" table:display="true" table:show-details="true"/>
                <table:data-pilot-member table:name="12 041,00 €" table:display="true" table:show-details="true"/>
                <table:data-pilot-member table:name="12 860,16 €" table:display="true" table:show-details="true"/>
                <table:data-pilot-member table:name="19 024,11 €" table:display="true" table:show-details="true"/>
                <table:data-pilot-member table:name="19 894,54 €" table:display="true" table:show-details="true"/>
                <table:data-pilot-member table:name="22 330,65 €" table:display="true" table:show-details="true"/>
                <table:data-pilot-member table:name="127 019,96 €" table:display="true" table:show-details="true"/>
                <table:data-pilot-member table:name="490 265,24 €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Bilan par type'.A16:'Bilan par type'.C66" table:buttons="'Bilan par type'.A16 'Bilan par type'.A18 'Bilan par type'.B18">
          <table:source-cell-range table:cell-range-address="Ressources.A4:Ressources.J62"/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Base de données" table:display="true" table:show-details="true"/>
                <table:data-pilot-member table:name="Bouquet de revues" table:display="true" table:show-details="true"/>
                <table:data-pilot-member table:name="LIvres électroniques" table:display="true" table:show-details="true"/>
                <table:data-pilot-member table:name="Mixte" table:display="true" table:show-details="true"/>
                <table:data-pilot-member table:name="Professionne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nnées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Consultations 2010" table:orientation="data" table:used-hierarchy="0" table:function="sum">
            <table:data-pilot-level table:show-empty="false" calcext:repeat-item-labels="false">
              <table:data-pilot-members>
                <table:data-pilot-member table:name="141" table:display="true" table:show-details="true"/>
                <table:data-pilot-member table:name="328" table:display="true" table:show-details="true"/>
                <table:data-pilot-member table:name="425" table:display="true" table:show-details="true"/>
                <table:data-pilot-member table:name="824" table:display="true" table:show-details="true"/>
                <table:data-pilot-member table:name="997" table:display="true" table:show-details="true"/>
                <table:data-pilot-member table:name="1 417" table:display="true" table:show-details="true"/>
                <table:data-pilot-member table:name="2 168" table:display="true" table:show-details="true"/>
                <table:data-pilot-member table:name="2 187" table:display="true" table:show-details="true"/>
                <table:data-pilot-member table:name="2 316" table:display="true" table:show-details="true"/>
                <table:data-pilot-member table:name="3 638" table:display="true" table:show-details="true"/>
                <table:data-pilot-member table:name="3 988" table:display="true" table:show-details="true"/>
                <table:data-pilot-member table:name="4 369" table:display="true" table:show-details="true"/>
                <table:data-pilot-member table:name="4 452" table:display="true" table:show-details="true"/>
                <table:data-pilot-member table:name="4 715" table:display="true" table:show-details="true"/>
                <table:data-pilot-member table:name="6 545" table:display="true" table:show-details="true"/>
                <table:data-pilot-member table:name="6 658" table:display="true" table:show-details="true"/>
                <table:data-pilot-member table:name="7 412" table:display="true" table:show-details="true"/>
                <table:data-pilot-member table:name="8 089" table:display="true" table:show-details="true"/>
                <table:data-pilot-member table:name="8 155" table:display="true" table:show-details="true"/>
                <table:data-pilot-member table:name="9 652" table:display="true" table:show-details="true"/>
                <table:data-pilot-member table:name="12 124" table:display="true" table:show-details="true"/>
                <table:data-pilot-member table:name="15 120" table:display="true" table:show-details="true"/>
                <table:data-pilot-member table:name="15 565" table:display="true" table:show-details="true"/>
                <table:data-pilot-member table:name="17 934" table:display="true" table:show-details="true"/>
                <table:data-pilot-member table:name="18 423" table:display="true" table:show-details="true"/>
                <table:data-pilot-member table:name="19 958" table:display="true" table:show-details="true"/>
                <table:data-pilot-member table:name="21 958" table:display="true" table:show-details="true"/>
                <table:data-pilot-member table:name="22 025" table:display="true" table:show-details="true"/>
                <table:data-pilot-member table:name="22 379" table:display="true" table:show-details="true"/>
                <table:data-pilot-member table:name="25 204" table:display="true" table:show-details="true"/>
                <table:data-pilot-member table:name="26 768" table:display="true" table:show-details="true"/>
                <table:data-pilot-member table:name="33 710" table:display="true" table:show-details="true"/>
                <table:data-pilot-member table:name="44 665" table:display="true" table:show-details="true"/>
                <table:data-pilot-member table:name="87 844" table:display="true" table:show-details="true"/>
                <table:data-pilot-member table:name="264 828" table:display="true" table:show-details="true"/>
                <table:data-pilot-member table:name="pas de statistiques" table:display="true" table:show-details="true"/>
                <table:data-pilot-member table:name="sans obje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sultations 2011" table:orientation="data" table:used-hierarchy="0" table:function="sum">
            <table:data-pilot-level table:show-empty="false" calcext:repeat-item-labels="false">
              <table:data-pilot-members>
                <table:data-pilot-member table:name="164" table:display="true" table:show-details="true"/>
                <table:data-pilot-member table:name="345" table:display="true" table:show-details="true"/>
                <table:data-pilot-member table:name="524" table:display="true" table:show-details="true"/>
                <table:data-pilot-member table:name="590" table:display="true" table:show-details="true"/>
                <table:data-pilot-member table:name="614" table:display="true" table:show-details="true"/>
                <table:data-pilot-member table:name="810" table:display="true" table:show-details="true"/>
                <table:data-pilot-member table:name="970" table:display="true" table:show-details="true"/>
                <table:data-pilot-member table:name="1 527" table:display="true" table:show-details="true"/>
                <table:data-pilot-member table:name="2 171" table:display="true" table:show-details="true"/>
                <table:data-pilot-member table:name="2 241" table:display="true" table:show-details="true"/>
                <table:data-pilot-member table:name="2 257" table:display="true" table:show-details="true"/>
                <table:data-pilot-member table:name="3 652" table:display="true" table:show-details="true"/>
                <table:data-pilot-member table:name="3 962" table:display="true" table:show-details="true"/>
                <table:data-pilot-member table:name="3 964" table:display="true" table:show-details="true"/>
                <table:data-pilot-member table:name="4 619" table:display="true" table:show-details="true"/>
                <table:data-pilot-member table:name="4 705" table:display="true" table:show-details="true"/>
                <table:data-pilot-member table:name="6 109" table:display="true" table:show-details="true"/>
                <table:data-pilot-member table:name="7 861" table:display="true" table:show-details="true"/>
                <table:data-pilot-member table:name="8 823" table:display="true" table:show-details="true"/>
                <table:data-pilot-member table:name="9 096" table:display="true" table:show-details="true"/>
                <table:data-pilot-member table:name="10 734" table:display="true" table:show-details="true"/>
                <table:data-pilot-member table:name="10 751" table:display="true" table:show-details="true"/>
                <table:data-pilot-member table:name="11 470" table:display="true" table:show-details="true"/>
                <table:data-pilot-member table:name="14 846" table:display="true" table:show-details="true"/>
                <table:data-pilot-member table:name="17 228" table:display="true" table:show-details="true"/>
                <table:data-pilot-member table:name="19 655" table:display="true" table:show-details="true"/>
                <table:data-pilot-member table:name="20 162" table:display="true" table:show-details="true"/>
                <table:data-pilot-member table:name="26 081" table:display="true" table:show-details="true"/>
                <table:data-pilot-member table:name="28 952" table:display="true" table:show-details="true"/>
                <table:data-pilot-member table:name="31 224" table:display="true" table:show-details="true"/>
                <table:data-pilot-member table:name="35 462" table:display="true" table:show-details="true"/>
                <table:data-pilot-member table:name="41 143" table:display="true" table:show-details="true"/>
                <table:data-pilot-member table:name="43 449" table:display="true" table:show-details="true"/>
                <table:data-pilot-member table:name="54 279" table:display="true" table:show-details="true"/>
                <table:data-pilot-member table:name="58 964" table:display="true" table:show-details="true"/>
                <table:data-pilot-member table:name="90 278" table:display="true" table:show-details="true"/>
                <table:data-pilot-member table:name="246 879" table:display="true" table:show-details="true"/>
                <table:data-pilot-member table:name="?" table:display="true" table:show-details="true"/>
                <table:data-pilot-member table:name="pas de statistiques" table:display="true" table:show-details="true"/>
                <table:data-pilot-member table:name="sans obje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sultation 2012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02" table:display="true" table:show-details="true"/>
                <table:data-pilot-member table:name="213" table:display="true" table:show-details="true"/>
                <table:data-pilot-member table:name="345" table:display="true" table:show-details="true"/>
                <table:data-pilot-member table:name="501" table:display="true" table:show-details="true"/>
                <table:data-pilot-member table:name="830" table:display="true" table:show-details="true"/>
                <table:data-pilot-member table:name="1 048" table:display="true" table:show-details="true"/>
                <table:data-pilot-member table:name="1 219" table:display="true" table:show-details="true"/>
                <table:data-pilot-member table:name="1 314" table:display="true" table:show-details="true"/>
                <table:data-pilot-member table:name="1 397" table:display="true" table:show-details="true"/>
                <table:data-pilot-member table:name="1 901" table:display="true" table:show-details="true"/>
                <table:data-pilot-member table:name="1 932" table:display="true" table:show-details="true"/>
                <table:data-pilot-member table:name="2 217" table:display="true" table:show-details="true"/>
                <table:data-pilot-member table:name="2 227" table:display="true" table:show-details="true"/>
                <table:data-pilot-member table:name="2 918" table:display="true" table:show-details="true"/>
                <table:data-pilot-member table:name="3 166" table:display="true" table:show-details="true"/>
                <table:data-pilot-member table:name="3 436" table:display="true" table:show-details="true"/>
                <table:data-pilot-member table:name="3 575" table:display="true" table:show-details="true"/>
                <table:data-pilot-member table:name="3 589" table:display="true" table:show-details="true"/>
                <table:data-pilot-member table:name="4 008" table:display="true" table:show-details="true"/>
                <table:data-pilot-member table:name="4 148" table:display="true" table:show-details="true"/>
                <table:data-pilot-member table:name="4 790" table:display="true" table:show-details="true"/>
                <table:data-pilot-member table:name="5 971" table:display="true" table:show-details="true"/>
                <table:data-pilot-member table:name="7 936" table:display="true" table:show-details="true"/>
                <table:data-pilot-member table:name="12 396" table:display="true" table:show-details="true"/>
                <table:data-pilot-member table:name="12 895" table:display="true" table:show-details="true"/>
                <table:data-pilot-member table:name="12 938" table:display="true" table:show-details="true"/>
                <table:data-pilot-member table:name="17 616" table:display="true" table:show-details="true"/>
                <table:data-pilot-member table:name="17 632" table:display="true" table:show-details="true"/>
                <table:data-pilot-member table:name="17 987" table:display="true" table:show-details="true"/>
                <table:data-pilot-member table:name="19 982" table:display="true" table:show-details="true"/>
                <table:data-pilot-member table:name="20 557" table:display="true" table:show-details="true"/>
                <table:data-pilot-member table:name="21 586" table:display="true" table:show-details="true"/>
                <table:data-pilot-member table:name="31 129" table:display="true" table:show-details="true"/>
                <table:data-pilot-member table:name="35 840" table:display="true" table:show-details="true"/>
                <table:data-pilot-member table:name="37 548" table:display="true" table:show-details="true"/>
                <table:data-pilot-member table:name="39 833" table:display="true" table:show-details="true"/>
                <table:data-pilot-member table:name="45 113" table:display="true" table:show-details="true"/>
                <table:data-pilot-member table:name="72 544" table:display="true" table:show-details="true"/>
                <table:data-pilot-member table:name="76 688" table:display="true" table:show-details="true"/>
                <table:data-pilot-member table:name="113 138" table:display="true" table:show-details="true"/>
                <table:data-pilot-member table:name="160 080" table:display="true" table:show-details="true"/>
                <table:data-pilot-member table:name="247 389" table:display="true" table:show-details="true"/>
                <table:data-pilot-member table:name="pas de statistique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sultation 2013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23" table:display="true" table:show-details="true"/>
                <table:data-pilot-member table:name="207" table:display="true" table:show-details="true"/>
                <table:data-pilot-member table:name="503" table:display="true" table:show-details="true"/>
                <table:data-pilot-member table:name="589" table:display="true" table:show-details="true"/>
                <table:data-pilot-member table:name="1 123" table:display="true" table:show-details="true"/>
                <table:data-pilot-member table:name="1 178" table:display="true" table:show-details="true"/>
                <table:data-pilot-member table:name="1 292" table:display="true" table:show-details="true"/>
                <table:data-pilot-member table:name="1 338" table:display="true" table:show-details="true"/>
                <table:data-pilot-member table:name="1 577" table:display="true" table:show-details="true"/>
                <table:data-pilot-member table:name="1 594" table:display="true" table:show-details="true"/>
                <table:data-pilot-member table:name="1 618" table:display="true" table:show-details="true"/>
                <table:data-pilot-member table:name="1 953" table:display="true" table:show-details="true"/>
                <table:data-pilot-member table:name="1 987" table:display="true" table:show-details="true"/>
                <table:data-pilot-member table:name="2 482" table:display="true" table:show-details="true"/>
                <table:data-pilot-member table:name="2 766" table:display="true" table:show-details="true"/>
                <table:data-pilot-member table:name="2 774" table:display="true" table:show-details="true"/>
                <table:data-pilot-member table:name="2 811" table:display="true" table:show-details="true"/>
                <table:data-pilot-member table:name="2 842" table:display="true" table:show-details="true"/>
                <table:data-pilot-member table:name="3 107" table:display="true" table:show-details="true"/>
                <table:data-pilot-member table:name="3 861" table:display="true" table:show-details="true"/>
                <table:data-pilot-member table:name="4 752" table:display="true" table:show-details="true"/>
                <table:data-pilot-member table:name="5 079" table:display="true" table:show-details="true"/>
                <table:data-pilot-member table:name="7 687" table:display="true" table:show-details="true"/>
                <table:data-pilot-member table:name="7 715" table:display="true" table:show-details="true"/>
                <table:data-pilot-member table:name="8 183" table:display="true" table:show-details="true"/>
                <table:data-pilot-member table:name="9 012" table:display="true" table:show-details="true"/>
                <table:data-pilot-member table:name="11 431" table:display="true" table:show-details="true"/>
                <table:data-pilot-member table:name="12 991" table:display="true" table:show-details="true"/>
                <table:data-pilot-member table:name="16 253" table:display="true" table:show-details="true"/>
                <table:data-pilot-member table:name="18 567" table:display="true" table:show-details="true"/>
                <table:data-pilot-member table:name="19 879" table:display="true" table:show-details="true"/>
                <table:data-pilot-member table:name="20 397" table:display="true" table:show-details="true"/>
                <table:data-pilot-member table:name="23 330" table:display="true" table:show-details="true"/>
                <table:data-pilot-member table:name="23 464" table:display="true" table:show-details="true"/>
                <table:data-pilot-member table:name="36 053" table:display="true" table:show-details="true"/>
                <table:data-pilot-member table:name="36 107" table:display="true" table:show-details="true"/>
                <table:data-pilot-member table:name="46 378" table:display="true" table:show-details="true"/>
                <table:data-pilot-member table:name="46 874" table:display="true" table:show-details="true"/>
                <table:data-pilot-member table:name="50 961" table:display="true" table:show-details="true"/>
                <table:data-pilot-member table:name="63 712" table:display="true" table:show-details="true"/>
                <table:data-pilot-member table:name="76 646" table:display="true" table:show-details="true"/>
                <table:data-pilot-member table:name="104 878" table:display="true" table:show-details="true"/>
                <table:data-pilot-member table:name="288 480" table:display="true" table:show-details="true"/>
                <table:data-pilot-member table:name="-" table:display="true" table:show-details="true"/>
                <table:data-pilot-member table:name="non fournies" table:display="true" table:show-details="true"/>
                <table:data-pilot-member table:name="pas de statistique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cherches 2014" table:orientation="data" table:used-hierarchy="0" table:function="sum">
            <table:data-pilot-level table:show-empty="false" calcext:repeat-item-labels="false">
              <table:data-pilot-members>
                <table:data-pilot-member table:name="6" table:display="true" table:show-details="true"/>
                <table:data-pilot-member table:name="47" table:display="true" table:show-details="true"/>
                <table:data-pilot-member table:name="290" table:display="true" table:show-details="true"/>
                <table:data-pilot-member table:name="330" table:display="true" table:show-details="true"/>
                <table:data-pilot-member table:name="984" table:display="true" table:show-details="true"/>
                <table:data-pilot-member table:name="3072" table:display="true" table:show-details="true"/>
                <table:data-pilot-member table:name="3289" table:display="true" table:show-details="true"/>
                <table:data-pilot-member table:name="3452" table:display="true" table:show-details="true"/>
                <table:data-pilot-member table:name="3517" table:display="true" table:show-details="true"/>
                <table:data-pilot-member table:name="4519" table:display="true" table:show-details="true"/>
                <table:data-pilot-member table:name="4998" table:display="true" table:show-details="true"/>
                <table:data-pilot-member table:name="8376" table:display="true" table:show-details="true"/>
                <table:data-pilot-member table:name="12143" table:display="true" table:show-details="true"/>
                <table:data-pilot-member table:name="12969" table:display="true" table:show-details="true"/>
                <table:data-pilot-member table:name="13421" table:display="true" table:show-details="true"/>
                <table:data-pilot-member table:name="14136" table:display="true" table:show-details="true"/>
                <table:data-pilot-member table:name="14431" table:display="true" table:show-details="true"/>
                <table:data-pilot-member table:name="19433" table:display="true" table:show-details="true"/>
                <table:data-pilot-member table:name="22060" table:display="true" table:show-details="true"/>
                <table:data-pilot-member table:name="34634" table:display="true" table:show-details="true"/>
                <table:data-pilot-member table:name="38584" table:display="true" table:show-details="true"/>
                <table:data-pilot-member table:name="72769" table:display="true" table:show-details="true"/>
                <table:data-pilot-member table:name="73783" table:display="true" table:show-details="true"/>
                <table:data-pilot-member table:name=" 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éléchargements 2014" table:orientation="data" table:used-hierarchy="0" table:function="sum">
            <table:data-pilot-level table:show-empty="false" calcext:repeat-item-labels="false">
              <table:data-pilot-members>
                <table:data-pilot-member table:name="98" table:display="true" table:show-details="true"/>
                <table:data-pilot-member table:name="997" table:display="true" table:show-details="true"/>
                <table:data-pilot-member table:name="1087" table:display="true" table:show-details="true"/>
                <table:data-pilot-member table:name="1127" table:display="true" table:show-details="true"/>
                <table:data-pilot-member table:name="1231" table:display="true" table:show-details="true"/>
                <table:data-pilot-member table:name="1299" table:display="true" table:show-details="true"/>
                <table:data-pilot-member table:name="1411" table:display="true" table:show-details="true"/>
                <table:data-pilot-member table:name="1801" table:display="true" table:show-details="true"/>
                <table:data-pilot-member table:name="2216" table:display="true" table:show-details="true"/>
                <table:data-pilot-member table:name="2593" table:display="true" table:show-details="true"/>
                <table:data-pilot-member table:name="3253" table:display="true" table:show-details="true"/>
                <table:data-pilot-member table:name="3717" table:display="true" table:show-details="true"/>
                <table:data-pilot-member table:name="4102" table:display="true" table:show-details="true"/>
                <table:data-pilot-member table:name="4339" table:display="true" table:show-details="true"/>
                <table:data-pilot-member table:name="5446" table:display="true" table:show-details="true"/>
                <table:data-pilot-member table:name="5573" table:display="true" table:show-details="true"/>
                <table:data-pilot-member table:name="8220" table:display="true" table:show-details="true"/>
                <table:data-pilot-member table:name="8418" table:display="true" table:show-details="true"/>
                <table:data-pilot-member table:name="9601" table:display="true" table:show-details="true"/>
                <table:data-pilot-member table:name="9880" table:display="true" table:show-details="true"/>
                <table:data-pilot-member table:name="10767" table:display="true" table:show-details="true"/>
                <table:data-pilot-member table:name="13022" table:display="true" table:show-details="true"/>
                <table:data-pilot-member table:name="16571" table:display="true" table:show-details="true"/>
                <table:data-pilot-member table:name="18412" table:display="true" table:show-details="true"/>
                <table:data-pilot-member table:name="19383" table:display="true" table:show-details="true"/>
                <table:data-pilot-member table:name="30204" table:display="true" table:show-details="true"/>
                <table:data-pilot-member table:name="33995" table:display="true" table:show-details="true"/>
                <table:data-pilot-member table:name="34399" table:display="true" table:show-details="true"/>
                <table:data-pilot-member table:name="34408" table:display="true" table:show-details="true"/>
                <table:data-pilot-member table:name="39263" table:display="true" table:show-details="true"/>
                <table:data-pilot-member table:name="39671" table:display="true" table:show-details="true"/>
                <table:data-pilot-member table:name="71495" table:display="true" table:show-details="true"/>
                <table:data-pilot-member table:name="100989" table:display="true" table:show-details="true"/>
                <table:data-pilot-member table:name="271113" table:display="true" table:show-details="true"/>
                <table:data-pilot-member table:name=" " table:display="true" table:show-details="true"/>
                <table:data-pilot-member table:name="pas de statistique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cherche 2015" table:orientation="data" table:used-hierarchy="0" table:function="sum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éléchargements 2015" table:orientation="data" table:used-hierarchy="0" table:function="sum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Verdana1" svg:font-family="Verdana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1P0" style:volatile="true">
      <number:text> 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1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1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1P0"/>
      <style:map style:condition="value()&lt;0" style:apply-style-name="N111P1"/>
    </number:currency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">
      <number:number number:decimal-places="2" loext:min-decimal-places="2" number:min-integer-digits="1" number:grouping="true"/>
      <number:text> €</number:text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loext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">
      <number:number number:decimal-places="0" loext:min-decimal-places="0" number:min-integer-digits="1" number:grouping="true"/>
      <number:text> F</number:text>
    </number:number-style>
    <number:number-style style:name="N139P0" style:volatile="true">
      <number:number number:decimal-places="0" loext:min-decimal-places="0" number:min-integer-digits="1" number:grouping="true"/>
      <number:text> F</number:text>
    </number:number-style>
    <number:number-style style:name="N139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  <number:text> F</number:text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40P0"/>
    </number:number-style>
    <number:number-style style:name="N141">
      <number:number number:decimal-places="2" loext:min-decimal-places="2" number:min-integer-digits="1" number:grouping="true"/>
      <number:text> F</number:text>
    </number:number-style>
    <number:number-style style:name="N142P0" style:volatile="true">
      <number:number number:decimal-places="2" loext:min-decimal-places="2" number:min-integer-digits="1" number:grouping="true"/>
      <number:text> F</number:text>
    </number:number-style>
    <number:number-style style:name="N142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F</number:text>
    </number:number-style>
    <number:number-style style:name="N143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3P0"/>
    </number:number-style>
    <number:number-style style:name="N147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47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47P2" style:volatile="true">
      <number:text> -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51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51P2" style:volatile="true">
      <number:text> -</number:text>
      <number:number number:decimal-places="0" loext:min-decimal-places="0" number:min-integer-digits="0"/>
      <number:text> F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2" loext:min-decimal-places="2" number:min-integer-digits="1" number:grouping="true"/>
      <number:text>   </number:text>
    </number:number-style>
    <number:currency-style style:name="N154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15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154P0"/>
    </number:currency-style>
    <number:currency-style style:name="N155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6">
      <number:currency-symbol number:language="en" number:country="GB">£</number:currency-symbol>
      <number:number number:decimal-places="2" loext:min-decimal-places="2" number:min-integer-digits="1" number:grouping="true"/>
    </number:currency-style>
    <number:number-style style:name="N158P0" style:volatile="true">
      <number:text>Vrai</number:text>
    </number:number-style>
    <number:number-style style:name="N158P1" style:volatile="true">
      <number:text>Vrai</number:text>
    </number:number-style>
    <number:number-style style:name="N158">
      <number:text>Faux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ctif</number:text>
    </number:number-style>
    <number:number-style style:name="N160P1" style:volatile="true">
      <number:text>Actif</number:text>
    </number:number-style>
    <number:number-style style:name="N160">
      <number:text>Inactif</number:text>
      <style:map style:condition="value()&gt;0" style:apply-style-name="N160P0"/>
      <style:map style:condition="value()&lt;0" style:apply-style-name="N160P1"/>
    </number:number-style>
    <number:currency-style style:name="N161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63P0" style:volatile="true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number:text> </number:text>
      <style:map style:condition="value()&gt;=0" style:apply-style-name="N163P0"/>
    </number:currency-style>
    <number:number-style style:name="N164">
      <number:number number:decimal-places="6" loext:min-decimal-places="6" number:min-integer-digits="1"/>
    </number:number-style>
    <number:currency-style style:name="N165">
      <number:currency-symbol number:language="en" number:country="US">$</number:currency-symbol>
      <number:number number:decimal-places="6" loext:min-decimal-places="6" number:min-integer-digits="1" number:grouping="true"/>
    </number:currency-style>
    <number:number-style style:name="N166">
      <number:number number:decimal-places="0" loext:min-decimal-places="0" number:min-integer-digits="0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7P0"/>
    </number:number-style>
    <number:currency-style style:name="N169P0" style:volatile="true">
      <number:text> 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69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69P2" style:volatile="true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</number:currency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3P0" style:volatile="true">
      <number:text> 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73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73P2" style:volatile="true">
      <number:text> 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currency-style style:name="N177P0" style:volatile="true">
      <number:text> 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77P1" style:volatile="true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77P2" style:volatile="true">
      <number:text> -</number:text>
      <number:number number:decimal-places="0" loext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date-style style:name="N178P0" style:volatile="true">
      <number:day number:style="long"/>
      <number:text>/</number:text>
      <number:month number:style="long"/>
      <number:text>/</number:text>
      <number:year/>
    </number:date-style>
    <number:text-style style:name="N178">
      <number:text-content/>
      <style:map style:condition="value()&gt;=0" style:apply-style-name="N178P0"/>
    </number:text-style>
    <number:currency-style style:name="N17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79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79P0"/>
    </number:currency-style>
    <number:currency-style style:name="N183P0" style:volatile="true">
      <number:text> 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83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83P2" style:volatile="true">
      <number:text> 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currency-style style:name="N185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85"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85P0"/>
    </number:currency-style>
    <number:number-style style:name="N186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8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8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87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0P2" style:volatile="true" number:language="fr" number:country="FR">
      <loext:text> </loext:text>
      <loext:fill-character> </loext:fill-character>
      <number:text>-   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4P2" style:volatile="true" number:language="fr" number:country="FR">
      <loext:text> </loext:text>
      <loext:fill-character> </loext:fill-character>
      <number:text>- € </number:text>
    </number:number-style>
    <number:text-style style:name="N10144" number:language="fr" number:country="FR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8" number:language="fr" number:country="FR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2" number:language="fr" number:country="FR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99pt solid #c0c0c0"/>
    </style:style>
    <style:style style:name="Entrée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3pt double #333333" style:border-line-width="0.35mm 0.35mm 0.35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Pilote_20_de_20_données_20_-_20_Titre" style:display-name="Pilote de données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lote_20_de_20_données_20_-_20_Résultat" style:display-name="Pilote de données - Résultat" style:family="table-cell" style:parent-style-name="Default">
      <style:text-properties fo:font-weight="bold"/>
    </style:style>
    <style:style style:name="Euro" style:family="table-cell" style:parent-style-name="Default" style:data-style-name="N111"/>
    <style:style style:name="Coin_20_du_20_tableau_20_croisé" style:display-name="Coin du tableau croisé" style:family="table-cell" style:parent-style-name="Default"/>
    <style:style style:name="Valeur_20_du_20_tableau_20_croisé" style:display-name="Valeur du tableau croisé" style:family="table-cell" style:parent-style-name="Default"/>
    <style:style style:name="Champ_20_du_20_tableau_20_croisé" style:display-name="Champ du tableau croisé" style:family="table-cell" style:parent-style-name="Default"/>
    <style:style style:name="Catégorie_20_du_20_tableau_20_croisé" style:display-name="Catégorie du tableau croisé" style:family="table-cell" style:parent-style-name="Default">
      <style:table-cell-properties style:text-align-source="fix" style:repeat-content="false"/>
      <style:paragraph-properties fo:text-align="start"/>
    </style:style>
    <style:style style:name="Titre_20_du_20_tableau_20_croisé" style:display-name="Titre du tableau croisé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ésultat_20_du_20_tableau_20_croisé" style:display-name="Résultat du tableau croisé" style:family="table-cell" style:parent-style-name="Default">
      <style:text-properties fo:font-weight="bold"/>
    </style:style>
    <style:style style:name="Table_20_du_20_pilote_20_-_20_Coin" style:display-name="Table du pilote - Coin" style:family="table-cell" style:parent-style-name="Default"/>
    <style:style style:name="Table_20_du_20_pilote_20_-_20_Valeur" style:display-name="Table du pilote - Valeur" style:family="table-cell" style:parent-style-name="Default"/>
    <style:style style:name="Table_20_du_20_pilote_20_-_20_Champ" style:display-name="Table du pilote - Champ" style:family="table-cell" style:parent-style-name="Default"/>
    <style:style style:name="Table_20_du_20_pilote_20_-_20_Catégorie" style:display-name="Table du pilot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u_20_pilote_20_-_20_Titre" style:display-name="Table du pilot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u_20_pilote_20_-_20_Résultat" style:display-name="Table du pilote - Résultat" style:family="table-cell" style:parent-style-name="Default">
      <style:text-properties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first-page-number="continue" style:scale-to-pages="1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8.01mm" fo:margin-bottom="1.01mm" fo:margin-left="5.08mm" fo:margin-right="5.08mm" style:shadow="none" fo:background-color="transparent" style:print-page-order="ltr" style:first-page-number="continue" style:scale-to="130%" style:writing-mode="lr-tb" style:print="charts drawings objects zero-values">
        <style:background-image/>
      </style:page-layout-properties>
      <style:header-style>
        <style:header-footer-properties fo:min-height="7.6mm" fo:margin-left="13.9mm" fo:margin-right="13.9mm" fo:margin-bottom="2.1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fo:page-width="210.01mm" fo:page-height="297mm" style:num-format="1" style:print-orientation="portrait" fo:margin-top="5.08mm" fo:margin-bottom="5.08mm" fo:margin-left="5.08mm" fo:margin-right="7.87mm" style:first-page-number="continue" loext:scale-to-X="1" loext:scale-to-Y="1" style:writing-mode="lr-tb"/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6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style style:name="MT1" style:family="text">
      <style:text-properties fo:font-size="14pt" fo:font-weight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pan text:style-name="MT1">Répartition entre recherche et pédagogie</text:span></text:p>
      </style:header>
      <style:header-left style:display="false">
        <text:p><text:span text:style-name="MT1">Répartition entre recherche et pédagogie</text:span></text:p>
      </style:header-left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 style:data-style-name="N2" text:time-value="09:17:01.931926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sources" style:display-name="PageStyle_Ressources" style:page-layout-name="Mpm3">
      <style:header>
        <style:region-left>
          <text:p><text:span text:style-name="MT2">Ressources électroniques 2014</text:span></text:p>
        </style:region-left>
        <style:region-right>
          <text:p><text:span text:style-name="MT3">Olivier Legendre</text:span></text:p>
          <text:p><text:span text:style-name="MT3">15/10/2015</text:span></text:p>
          <text:p><text:span text:style-name="MT3"/></text:p>
        </style:region-right>
      </style:header>
      <style:header-left>
        <style:region-left>
          <text:p><text:span text:style-name="MT2">Statistiques 2014</text:span></text:p>
        </style:region-left>
      </style:header-left>
      <style:footer style:display="false"/>
      <style:footer-left style:display="false"/>
    </style:master-page>
    <style:master-page style:name="PageStyle_5f_Par_20_budget" style:display-name="PageStyle_Par budget" style:page-layout-name="Mpm4">
      <style:header>
        <text:p><text:span text:style-name="MT1">Synthèse par domaine disciplinaire</text:span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PageStyle_5f_Par_20_pôle" style:display-name="PageStyle_Par pôl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r_20_type" style:display-name="PageStyle_Par type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Legendre</meta:initial-creator>
    <meta:creation-date>2011-05-30T15:53:05.79</meta:creation-date>
    <meta:editing-duration>P11DT23H44M37S</meta:editing-duration>
    <meta:editing-cycles>177</meta:editing-cycles>
    <meta:generator>LibreOffice/5.0.3.2$Linux_X86_64 LibreOffice_project/00m0$Build-2</meta:generator>
    <meta:print-date>2015-10-15T14:43:00.679000000</meta:print-date>
    <dc:date>2016-07-05T10:44:12.579766750</dc:date>
    <dc:creator>Olivier LEGENDRE</dc:creator>
    <meta:document-statistic meta:table-count="5" meta:cell-count="8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true" chart:data-label-symbol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chart-properties chart:link-data-style-to-source="true" chart:data-label-number="value" chart:data-label-text="true" chart:data-label-symbol="true" chart:label-position="outside">
        <chart:label-separator>
          <text:p><text:line-break/></text:p>
        </chart:label-separator>
      </style:chart-properties>
      <style:graphic-properties draw:stroke="none" draw:fill-color="#ff95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33cc66"/>
    </style:style>
    <style:style style:name="ch10" style:family="chart">
      <style:chart-properties chart:solid-type="cuboid"/>
      <style:graphic-properties draw:fill-color="#ff3333"/>
    </style:style>
    <style:style style:name="ch11" style:family="chart">
      <style:chart-properties chart:solid-type="cuboid"/>
      <style:graphic-properties draw:fill-color="#ff950e"/>
    </style:style>
    <style:style style:name="ch12" style:family="chart">
      <style:chart-properties chart:solid-type="cuboid"/>
      <style:graphic-properties draw:fill-color="#e6e64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358cm" svg:height="13.187cm" xlink:href=".." xlink:type="simple" chart:class="chart:circle" chart:style-name="ch1">
        <chart:title svg:x="14.856cm" svg:y="0.354cm" chart:style-name="ch2">
          <text:p>Dépense électronique en 2014</text:p>
        </chart:title>
        <chart:plot-area chart:style-name="ch3" table:cell-range-address="Graphiques.A11:Graphiques.B15" chart:data-source-has-labels="column" svg:x="0.427cm" svg:y="1.467cm" svg:width="20.504cm" svg:height="11.457cm">
          <chartooo:coordinate-region svg:x="4.36cm" svg:y="1.467cm" svg:width="10.513cm" svg:height="10.513cm"/>
          <chart:axis chart:dimension="x" chart:name="primary-x" chart:style-name="ch4" chartooo:axis-type="auto">
            <chartooo:date-scale/>
            <chart:categories table:cell-range-address="Graphiques.A11:Graphiques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iques.B11:Graphiques.B1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Imprimé</text:p>
                <draw:g>
                  <svg:desc>Graphiques.A11:Graphiques.A15</svg:desc>
                </draw:g>
              </table:table-cell>
              <table:table-cell office:value-type="float" office:value="655322">
                <text:p>655322</text:p>
                <draw:g>
                  <svg:desc>Graphiques.B11:Graphiques.B15</svg:desc>
                </draw:g>
              </table:table-cell>
            </table:table-row>
            <table:table-row>
              <table:table-cell office:value-type="string">
                <text:p>Autres électroniques</text:p>
              </table:table-cell>
              <table:table-cell office:value-type="float" office:value="470000">
                <text:p>470000</text:p>
              </table:table-cell>
            </table:table-row>
            <table:table-row>
              <table:table-cell office:value-type="string">
                <text:p>Elsevier/Wiley/Springer</text:p>
              </table:table-cell>
              <table:table-cell office:value-type="float" office:value="670000">
                <text:p>670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7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79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79P0"/>
    </number:currency-style>
    <number:currency-style style:name="N185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85"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85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7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85">
      <style:chart-properties chart:link-data-style-to-source="true" chart:data-label-number="valu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3333"/>
    </style:style>
    <style:style style:name="ch9" style:family="chart">
      <style:chart-properties chart:solid-type="cuboid"/>
      <style:graphic-properties draw:fill-color="#ff950e"/>
    </style:style>
    <style:style style:name="ch10" style:family="chart" style:data-style-name="N179">
      <style:chart-properties chart:solid-type="cuboid"/>
      <style:graphic-properties draw:fill-color="#33cc66"/>
    </style:style>
    <style:style style:name="ch11" style:family="chart" style:data-style-name="N179">
      <style:chart-properties chart:solid-type="cuboid"/>
      <style:graphic-properties draw:fill-color="#00ae00"/>
    </style:style>
    <style:style style:name="ch12" style:family="chart">
      <style:chart-properties chart:solid-type="cuboid"/>
      <style:graphic-properties draw:fill-color="#0084d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27cm" svg:height="11.41cm" xlink:href=".." xlink:type="simple" chart:class="chart:circle" chart:style-name="ch1">
        <chart:title svg:x="4.226cm" svg:y="0.364cm" chart:style-name="ch2">
          <text:p>Répartition de la dépense électronique 2014</text:p>
        </chart:title>
        <chart:plot-area chart:style-name="ch3" table:cell-range-address="Graphiques.A46:Graphiques.B52" chart:data-source-has-labels="both" svg:x="0.345cm" svg:y="1.397cm" svg:width="16.58cm" svg:height="9.785cm">
          <chartooo:coordinate-region svg:x="4.618cm" svg:y="1.931cm" svg:width="9.251cm" svg:height="9.251cm"/>
          <chart:axis chart:dimension="x" chart:name="primary-x" chart:style-name="ch4" chartooo:axis-type="auto">
            <chartooo:date-scale/>
            <chart:categories table:cell-range-address="Graphiques.A47:Graphiques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iques.B47:Graphiques.B52" chart:label-cell-address="Graphiques.B46:Graphiques.B4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 - Dépense 2014 (€ TTC)</text:p>
                <draw:g>
                  <svg:desc>Graphiques.B46:Graphiques.B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lsevier/Wiley/Springer</text:p>
                <draw:g>
                  <svg:desc>Graphiques.A47:Graphiques.A52</svg:desc>
                </draw:g>
              </table:table-cell>
              <table:table-cell office:value-type="float" office:value="670000">
                <text:p>670000</text:p>
                <draw:g>
                  <svg:desc>Graphiques.B47:Graphiques.B52</svg:desc>
                </draw:g>
              </table:table-cell>
            </table:table-row>
            <table:table-row>
              <table:table-cell office:value-type="string">
                <text:p>Pluridisciplinaire</text:p>
              </table:table-cell>
              <table:table-cell office:value-type="float" office:value="46500">
                <text:p>46500</text:p>
              </table:table-cell>
            </table:table-row>
            <table:table-row>
              <table:table-cell office:value-type="string">
                <text:p>Droit-éco-gestion</text:p>
              </table:table-cell>
              <table:table-cell office:value-type="float" office:value="127900">
                <text:p>127900</text:p>
              </table:table-cell>
            </table:table-row>
            <table:table-row>
              <table:table-cell office:value-type="string">
                <text:p>Lettres</text:p>
              </table:table-cell>
              <table:table-cell office:value-type="float" office:value="50600">
                <text:p>50600</text:p>
              </table:table-cell>
            </table:table-row>
            <table:table-row>
              <table:table-cell office:value-type="string">
                <text:p>Santé</text:p>
              </table:table-cell>
              <table:table-cell office:value-type="float" office:value="98200">
                <text:p>98200</text:p>
              </table:table-cell>
            </table:table-row>
            <table:table-row>
              <table:table-cell office:value-type="string">
                <text:p>Sciences</text:p>
              </table:table-cell>
              <table:table-cell office:value-type="float" office:value="147750">
                <text:p>1477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